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6.971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4.431cm"/>
    </style:style>
    <style:style style:name="co16" style:family="table-column">
      <style:table-column-properties fo:break-before="auto" style:column-width="5.817cm"/>
    </style:style>
    <style:style style:name="co17" style:family="table-column">
      <style:table-column-properties fo:break-before="auto" style:column-width="13.219cm"/>
    </style:style>
    <style:style style:name="ro1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395cm" fo:break-before="auto" style:use-optimal-row-height="false"/>
    </style:style>
    <style:style style:name="ro16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35" style:family="table-cell" style:parent-style-name="Default">
      <style:table-cell-properties fo:wrap-option="wrap"/>
    </style:style>
    <style:style style:name="ce40" style:family="table-cell" style:parent-style-name="Default">
      <style:table-cell-properties fo:background-color="transparent" fo:wrap-option="wrap"/>
    </style:style>
    <style:style style:name="ce45" style:family="table-cell" style:parent-style-name="Default">
      <style:table-cell-properties fo:background-color="#5eb91e" fo:wrap-option="wrap"/>
    </style:style>
    <style:style style:name="ce46" style:family="table-cell" style:parent-style-name="Default">
      <style:table-cell-properties fo:background-color="transparent" fo:wrap-option="wrap" style:vertical-align="middle"/>
    </style:style>
    <style:style style:name="ce47" style:family="table-cell" style:parent-style-name="Default">
      <style:table-cell-properties fo:background-color="#b4c7dc"/>
    </style:style>
    <style:style style:name="ce49" style:family="table-cell" style:parent-style-name="Default">
      <style:table-cell-properties fo:background-color="transparent" fo:wrap-option="wrap" style:vertical-align="bottom"/>
    </style:style>
    <style:style style:name="ce54" style:family="table-cell" style:parent-style-name="Default">
      <style:table-cell-properties fo:wrap-option="wrap" style:vertical-align="bottom"/>
    </style:style>
    <style:style style:name="ce60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#ffa6a6"/>
    </style:style>
    <style:style style:name="ce73" style:family="table-cell" style:parent-style-name="Default">
      <style:table-cell-properties fo:background-color="#5eb91e"/>
    </style:style>
    <style:style style:name="ce74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bbe33d" fo:wrap-option="wrap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11"/>
    <style:style style:name="ce80" style:family="table-cell" style:parent-style-name="Default" style:data-style-name="N11"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transparent" fo:wrap-option="wrap"/>
    </style:style>
    <style:style style:name="ce41" style:family="table-cell" style:parent-style-name="Default">
      <style:table-cell-properties fo:background-color="#ffa6a6" fo:wrap-option="wrap"/>
    </style:style>
    <style:style style:name="ce42" style:family="table-cell" style:parent-style-name="Default">
      <style:table-cell-properties fo:background-color="#d4ea6b" fo:wrap-option="wrap"/>
    </style:style>
    <style:style style:name="ce23" style:family="table-cell" style:parent-style-name="Default">
      <style:table-cell-properties fo:background-color="#bbe33d" fo:wrap-option="wrap"/>
    </style:style>
    <style:style style:name="ce44" style:family="table-cell" style:parent-style-name="Default">
      <style:table-cell-properties fo:background-color="#bbe33d" fo:wrap-option="wrap" style:vertical-align="bottom"/>
    </style:style>
    <style:style style:name="ce25" style:family="table-cell" style:parent-style-name="Default">
      <style:table-cell-properties fo:background-color="#5eb91e" fo:wrap-option="wrap"/>
    </style:style>
    <style:style style:name="ce26" style:family="table-cell" style:parent-style-name="Default">
      <style:table-cell-properties fo:background-color="transparent" fo:wrap-option="wrap" style:vertical-align="middle"/>
    </style:style>
    <style:style style:name="ce2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 style:vertical-align="bottom"/>
    </style:style>
    <style:style style:name="ce50" style:family="table-cell" style:parent-style-name="Default">
      <style:table-cell-properties fo:background-color="transparent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bottom"/>
    </style:style>
    <style:style style:name="ce56" style:family="table-cell" style:parent-style-name="Default">
      <style:table-cell-properties fo:background-color="#ffa6a6" fo:wrap-option="wrap" style:vertical-align="bottom"/>
    </style:style>
    <style:style style:name="ce57" style:family="table-cell" style:parent-style-name="Default">
      <style:table-cell-properties fo:background-color="#d4ea6b" fo:wrap-option="wrap" style:vertical-align="bottom"/>
    </style:style>
    <style:style style:name="ce58" style:family="table-cell" style:parent-style-name="Default">
      <style:table-cell-properties fo:background-color="#5eb91e" fo:wrap-option="wrap" style:vertical-align="bottom"/>
    </style:style>
    <style:style style:name="ce37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dee6ef" fo:wrap-option="wrap"/>
    </style:style>
    <style:style style:name="ce67" style:family="table-cell" style:parent-style-name="Default">
      <style:table-cell-properties fo:background-color="#d4ea6b"/>
    </style:style>
    <style:style style:name="ce71" style:family="table-cell" style:parent-style-name="Default">
      <style:table-cell-properties fo:background-color="#bbe33d"/>
    </style:style>
    <style:style style:name="ce53" style:family="table-cell" style:parent-style-name="Default">
      <style:table-cell-properties fo:background-color="#ffa6a6"/>
    </style:style>
    <style:style style:name="ce55" style:family="table-cell" style:parent-style-name="Default">
      <style:table-cell-properties fo:background-color="#5eb91e"/>
    </style:style>
    <style:style style:name="ce5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b4c7dc"/>
      <style:text-properties fo:color="#2e343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 style:data-style-name="N11"/>
    <style:style style:name="ce65" style:family="table-cell" style:parent-style-name="Default" style:data-style-name="N11"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e3436" loext:opacity="100%" style:text-outline="false" style:text-line-through-style="none" style:text-line-through-type="none" style:text-position="0% 100%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" style:font-size-asian="6.40000009536743pt" style:language-asian="none" style:country-asian="none" style:font-style-asian="normal" style:font-weight-asian="normal" style:font-name-complex="Cantarell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3" style:family="text">
      <style:text-properties fo:color="#2e3436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nnées morpho brut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14" table:default-cell-style-name="ce19"/>
        <table:table-column table:style-name="co1" table:default-cell-style-name="ce19"/>
        <table:table-column table:style-name="co15" table:default-cell-style-name="ce19"/>
        <table:table-column table:style-name="co16" table:default-cell-style-name="ce19"/>
        <table:table-column table:style-name="co1" table:default-cell-style-name="ce19"/>
        <table:table-column table:style-name="co1" table:default-cell-style-name="ce32"/>
        <table:table-column table:style-name="co1" table:number-columns-repeated="15" table:default-cell-style-name="ce19"/>
        <table:table-column table:style-name="co17" table:default-cell-style-name="ce19"/>
        <table:table-column table:style-name="co1" table:number-columns-repeated="1000" table:default-cell-style-name="Default"/>
        <table:table-row table:style-name="ro6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nformation supplémentaire</text:p>
          </table:table-cell>
          <table:table-cell office:value-type="string" calcext:value-type="string">
            <text:p>nom validé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sous genr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diamètre fleur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forme de la base du périanthe</text:p>
          </table:table-cell>
          <table:table-cell office:value-type="string" calcext:value-type="string">
            <text:p>forme de l’extrémité du périnath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bractée</text:p>
          </table:table-cell>
          <table:table-cell office:value-type="string" calcext:value-type="string">
            <text:p>Nb filamen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UV ? </text:p>
          </table:table-cell>
          <table:table-cell office:value-type="string" calcext:value-type="string">
            <text:p>odeur ?</text:p>
          </table:table-cell>
          <table:table-cell office:value-type="string" calcext:value-type="string">
            <text:p>présence nectar</text:p>
          </table:table-cell>
          <table:table-cell office:value-type="string" calcext:value-type="string">
            <text:p>qtt nectar</text:p>
          </table:table-cell>
          <table:table-cell office:value-type="string" calcext:value-type="string">
            <text:p>pollen</text:p>
          </table:table-cell>
          <table:table-cell office:value-type="string" calcext:value-type="string">
            <text:p>moment d’ouvertu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llinisateur</text:p>
          </table:table-cell>
          <table:table-cell table:number-columns-repeated="999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tin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S, SE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9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rouge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Nombreux (4-5 séries)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très doux</text:p>
          </table:table-cell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1091265" xlink:type="simple">https://www.worldfloraonline.org/taxon/wfo-0001091265</text:a> ; <text:a xlink:href="https://www.biodiversitylibrary.org/page/2375828#page/93/mode/1up" xlink:type="simple">https://www.biodiversitylibrary.org/page/2375828#page/93/mode/1up</text:a> ; <text:a xlink:href="https://www.biodiversitylibrary.org/page/41956035#page/385/mode/1up" xlink:type="simple">https://www.biodiversitylibrary.org/page/41956035#page/385/mode/1up</text:a> ; <text:a xlink:href="https://www.biodiversitylibrary.org/page/50202048#page/374/mode/1up" xlink:type="simple">https://www.biodiversitylibrary.org/page/50202048#page/374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umin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, NE) , Colombie, Equateur, Guyane, Guyana, Perou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5-6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eu, violet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blongues</text:p>
          </table:table-cell>
          <table:table-cell table:style-name="ce20" office:value-type="string" calcext:value-type="string">
            <text:p>5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986" xlink:type="simple">https://www.worldfloraonline.org/taxon/wfo-0000479986</text:a> ; <text:a xlink:href="https://www.biodiversitylibrary.org/page/2375791#page/46/mode/1up" xlink:type="simple">https://www.biodiversitylibrary.org/page/2375791#page/46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enopod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entrale + Perou, Venezuela, Colombie, Equateur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4-7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-oblongu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988" xlink:type="simple">https://www.worldfloraonline.org/taxon/wfo-0000479988</text:a> ;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ulter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racémeuse</text:p>
          </table:table-cell>
          <table:table-cell table:style-name="ce20" office:value-type="string" calcext:value-type="string">
            <text:p>5-12cm</text:p>
          </table:table-cell>
          <table:table-cell table:style-name="ce20" office:value-type="string" calcext:value-type="string">
            <text:p>9-12,2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1091418" xlink:type="simple">https://www.worldfloraonline.org/taxon/wfo-0001091418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ffin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/centrale</text:p>
          </table:table-cell>
          <table:table-cell table:style-name="ce20" office:value-type="string" calcext:value-type="string">
            <text:p>Mexique (NE), Texas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-2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imples, obtu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46014777#page/167/mode/1up" xlink:type="simple">https://www.biodiversitylibrary.org/page/46014777#page/167/mode/1up</text:a> ; <text:a xlink:href="https://www.biodiversitylibrary.org/page/2396344#page/203/mode/1up" xlink:type="simple">https://www.biodiversitylibrary.org/page/2396344#page/203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Argentine (NE), Brésil, Equateur, Paraguay, Perou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10-1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, 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ancéolées</text:p>
          </table:table-cell>
          <table:table-cell table:style-name="ce20"/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parfumé</text:p>
          </table:table-cell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0479949" xlink:type="simple">https://www.worldfloraonline.org/taxon/wfo-0000479949</text:a> ; <text:a xlink:href="https://www.biodiversitylibrary.org/page/468613#page/143/mode/1up" xlink:type="simple">https://www.biodiversitylibrary.org/page/468613#page/143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lantophyl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Salvador, Guatemala, Honduras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10-12m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caduqu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0166822" xlink:type="simple">https://www.biodiversitylibrary.org/page/10166822</text:a> ; <text:a xlink:href="https://www.biodiversitylibrary.org/page/2453561#page/137/mode/1up" xlink:type="simple">https://www.biodiversitylibrary.org/page/2453561#page/137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nifol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, Perou, Venezuela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blanc, viole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-subul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5111#page/141/mode/1up" xlink:type="simple">https://www.biodiversitylibrary.org/page/5111#page/141/mode/1up</text:a> ; <text:a xlink:href="https://www.biodiversitylibrary.org/page/2396519#page/175/mode/1up" xlink:type="simple">https://www.biodiversitylibrary.org/page/2396519#page/175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tebilob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sie</text:p>
          </table:table-cell>
          <table:table-cell table:style-name="ce20" office:value-type="string" calcext:value-type="string">
            <text:p>Chine, Vietnam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office:value-type="string" calcext:value-type="string">
            <text:p>7-10mm</text:p>
          </table:table-cell>
          <table:table-cell table:style-name="ce20" office:value-type="string" calcext:value-type="string">
            <text:p>4mm (hypanthe)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blanc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0934" xlink:type="simple">https://www.worldfloraonline.org/taxon/wfo-0001090934</text:a> ; <text:a xlink:href="https://www.biodiversitylibrary.org/page/11624766#page/20/mode/1up" xlink:type="simple">https://www.biodiversitylibrary.org/page/11624766#page/20/mode/1up</text:a> </text:p>
          </table:table-cell>
          <table:table-cell table:style-name="ce37"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azonic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erou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6,5cm</text:p>
          </table:table-cell>
          <table:table-cell table:style-name="ce20" office:value-type="string" calcext:value-type="string">
            <text:p>9,5-10,5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, violet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8000152#page/890/mode/1up" xlink:type="simple">https://www.biodiversitylibrary.org/page/28000152#page/890/mode/1up</text:a> ;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bigu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entrale (sauf MexN) + Bolivie, Brésil (O), Colombie, Equateur, Pérou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/ racémeuse</text:p>
          </table:table-cell>
          <table:table-cell table:style-name="ce20" office:value-type="string" calcext:value-type="string">
            <text:p>8-1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violet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Nombreux (4-5 séries)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991" xlink:type="simple">https://www.worldfloraonline.org/taxon/wfo-0000479991</text:a> ; <text:a xlink:href="https://www.biodiversitylibrary.org/page/662798#page/44/mode/1up" xlink:type="simple">https://www.biodiversitylibrary.org/page/662798#page/44/mode/1up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ethyst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Argentine (NE), Bolivie, Brésil (S, SE, O), Paraguay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6-8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/lancéolée</text:p>
          </table:table-cell>
          <table:table-cell table:style-name="ce20" office:value-type="string" calcext:value-type="string">
            <text:p>4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992" xlink:type="simple">https://www.worldfloraonline.org/taxon/wfo-0000479992</text:a> ; <text:a xlink:href="https://www.biodiversitylibrary.org/page/2375741#page/110/mode/1up" xlink:type="simple">https://www.biodiversitylibrary.org/page/2375741#page/110/mode/1up</text:a>  <text:a xlink:href="https://www.biodiversitylibrary.org/page/143469#page/428/mode/1up" xlink:type="simple">https://www.biodiversitylibrary.org/page/143469#page/428/mode/1up</text:a>  <text:a xlink:href="https://www.biodiversitylibrary.org/page/57367306#page/31/mode/1up" xlink:type="simple">https://www.biodiversitylibrary.org/page/57367306#page/31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oe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), Guyane, Guyana, Suriname</text:p>
          </table:table-cell>
          <table:table-cell table:style-name="ce20" office:value-type="string" calcext:value-type="string">
            <text:p>astrophea</text:p>
          </table:table-cell>
          <table:table-cell table:style-name="ce29" office:value-type="string" calcext:value-type="string">
            <text:p>inflorescence racémeuse</text:p>
          </table:table-cell>
          <table:table-cell table:style-name="ce20" office:value-type="string" calcext:value-type="string">
            <text:p>3,5-4cm</text:p>
          </table:table-cell>
          <table:table-cell table:style-name="ce20" office:value-type="string" calcext:value-type="string">
            <text:p>4,5-8,5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triangulaires</text:p>
          </table:table-cell>
          <table:table-cell table:style-name="ce20" office:value-type="string" calcext:value-type="string">
            <text:p>3 séries</text:p>
          </table:table-cell>
          <table:table-cell table:style-name="ce20" table:number-columns-repeated="7"/>
          <table:table-cell table:style-name="ce20" office:value-type="string" calcext:value-type="string">
            <text:p> <text:a xlink:href="https://www.worldfloraonline.org/taxon/wfo-0001091211" xlink:type="simple">https://www.worldfloraonline.org/taxon/wfo-0001091211</text:a> ; <text:a xlink:href="https://www.jstor.org/stable/2419596" xlink:type="simple">https://www.jstor.org/stable/2419596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pullace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8-10mm (gorge)</text:p>
          </table:table-cell>
          <table:table-cell table:style-name="ce20" office:value-type="string" calcext:value-type="string">
            <text:p>7-9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 <text:a xlink:href="https://biodiversitylibrary.org/page/2396604#page/276/mode/1up" xlink:type="simple">https://biodiversitylibrary.org/page/2396604#page/276/mode/1up</text:a> ;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den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(Caraïbe)</text:p>
          </table:table-cell>
          <table:table-cell table:style-name="ce20" office:value-type="string" calcext:value-type="string">
            <text:p>République Dominicaine, Haïti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2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violet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-subul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 <text:a xlink:href="https://www.biodiversitylibrary.org/page/13000906#page/184/mode/1up" xlink:type="simple">https://www.biodiversitylibrary.org/page/13000906#page/184/mode/1up</text:a> ; <text:a xlink:href="https://www.biodiversitylibrary.org/page/2396541#page/196/mode/1up" xlink:type="simple">https://www.biodiversitylibrary.org/page/2396541#page/196/mode/1up</text:a>  <text:a xlink:href="https://www.biodiversitylibrary.org/page/702811#page/326/mode/1up" xlink:type="simple">https://www.biodiversitylibrary.org/page/702811#page/326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stomosan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érou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6-10mm (gorge)</text:p>
          </table:table-cell>
          <table:table-cell table:style-name="ce20" office:value-type="string" calcext:value-type="string">
            <text:p>8-9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conné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 <text:a xlink:href="https://www.biodiversitylibrary.org/page/2396622#page/294/mode/1up" xlink:type="simple">https://www.biodiversitylibrary.org/page/2396622#page/294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d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1,3-3cm (gorge)</text:p>
          </table:table-cell>
          <table:table-cell table:style-name="ce20" office:value-type="string" calcext:value-type="string">
            <text:p>5-10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blongues/lancéolées</text:p>
          </table:table-cell>
          <table:table-cell table:style-name="ce20" office:value-type="string" calcext:value-type="string">
            <text:p>pas</text:p>
          </table:table-cell>
          <table:table-cell table:style-name="ce20" table:number-columns-repeated="7"/>
          <table:table-cell table:style-name="ce20" office:value-type="string" calcext:value-type="string">
            <text:p><text:a xlink:href="https://www.biodiversitylibrary.org/page/2396589#page/263/mode/1up" xlink:type="simple">https://www.biodiversitylibrary.org/page/2396589#page/263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tioquiensis</text:p>
          </table:table-cell>
          <table:table-cell table:style-name="ce20" office:value-type="string" calcext:value-type="string">
            <text:p>Importé en Asi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14cm</text:p>
          </table:table-cell>
          <table:table-cell table:style-name="ce20" office:value-type="string" calcext:value-type="string">
            <text:p>3cm</text:p>
          </table:table-cell>
          <table:table-cell table:style-name="ce20" office:value-type="string" calcext:value-type="string">
            <text:p>tube 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/lancéolée</text:p>
          </table:table-cell>
          <table:table-cell table:style-name="ce20" office:value-type="string" calcext:value-type="string">
            <text:p>3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16646#page/165/mode/1up" xlink:type="simple">https://www.biodiversitylibrary.org/page/116646#page/165/mode/1up</text:a> , <text:a xlink:href="https://www.biodiversitylibrary.org/page/2396636#page/309/mode/1up" xlink:type="simple">https://www.biodiversitylibrary.org/page/2396636#page/309/mode/1up</text:a>,  <text:a xlink:href="https://www.biodiversitylibrary.org/page/399733#page/18/mode/1up" xlink:type="simple">https://www.biodiversitylibrary.org/page/399733#page/18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eta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Costa Rica, Honduras, Mexique (SE), Panam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1,4-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caduqu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981" xlink:type="simple">https://www.worldfloraonline.org/taxon/wfo-0000479981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od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2,5-3cm</text:p>
          </table:table-cell>
          <table:table-cell table:style-name="ce20"/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blanc, vert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s lancéolé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96421#page/107/mode/1up" xlink:type="simple">https://www.biodiversitylibrary.org/page/2396421#page/107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belaez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olombie, Costa Rica, Nicaragua, Panama</text:p>
          </table:table-cell>
          <table:table-cell table:style-name="ce20" office:value-type="string" calcext:value-type="string">
            <text:p>deidamioides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1,5-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-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caduque</text:p>
          </table:table-cell>
          <table:table-cell table:style-name="ce20" office:value-type="string" calcext:value-type="string">
            <text:p>3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0935" xlink:type="simple">https://www.worldfloraonline.org/taxon/wfo-0001090935</text:a> </text:p>
          </table:table-cell>
          <table:table-cell table:style-name="ce37" table:number-columns-repeated="1000"/>
        </table:table-row>
        <table:table-row table:style-name="ro7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arborea</text:p>
          </table:table-cell>
          <table:table-cell table:style-name="ce41" office:value-type="string" calcext:value-type="string">
            <text:p>C’est P.magnoliifoli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astrophea</text:p>
          </table:table-cell>
          <table:table-cell table:style-name="ce56" office:value-type="string" calcext:value-type="string">
            <text:p>inflorescence groupé</text:p>
          </table:table-cell>
          <table:table-cell table:style-name="ce41" office:value-type="string" calcext:value-type="string">
            <text:p>2-3pouces</text:p>
          </table:table-cell>
          <table:table-cell table:style-name="ce41"/>
          <table:table-cell table:number-columns-repeated="2" table:style-name="ce41" office:value-type="string" calcext:value-type="string">
            <text:p>campanulé</text:p>
          </table:table-cell>
          <table:table-cell table:style-name="ce41" office:value-type="string" calcext:value-type="string">
            <text:p>blanc, vert, jaune</text:p>
          </table:table-cell>
          <table:table-cell table:style-name="ce41" office:value-type="string" calcext:value-type="string">
            <text:p>uni</text:p>
          </table:table-cell>
          <table:table-cell table:style-name="ce41" office:value-type="string" calcext:value-type="string">
            <text:p>absente</text:p>
          </table:table-cell>
          <table:table-cell table:style-name="ce41" office:value-type="string" calcext:value-type="string">
            <text:p>3 séries</text:p>
          </table:table-cell>
          <table:table-cell table:style-name="ce41" office:value-type="string" calcext:value-type="string">
            <text:p>moyen</text:p>
          </table:table-cell>
          <table:table-cell table:style-name="ce41"/>
          <table:table-cell table:style-name="ce41" office:value-type="string" calcext:value-type="string">
            <text:p>parfumé</text:p>
          </table:table-cell>
          <table:table-cell table:style-name="ce41" table:number-columns-repeated="4"/>
          <table:table-cell table:style-name="ce41" office:value-type="string" calcext:value-type="string">
            <text:p><text:a xlink:href="https://www.biodiversitylibrary.org/page/25614082#page/84/mode/1up" xlink:type="simple">https://www.biodiversitylibrary.org/page/25614082#page/84/mode/1up</text:a> ; <text:a xlink:href="https://www.biodiversitylibrary.org/page/18496891#page/46/mode/1up" xlink:type="simple">https://www.biodiversitylibrary.org/page/18496891#page/46/mode/1up</text:a> ;  <text:a xlink:href="https://www.biodiversitylibrary.org/page/40607400#page/115/mode/1up" xlink:type="simple">https://www.biodiversitylibrary.org/page/40607400#page/115/mode/1up</text:a> ; <text:a xlink:href="https://www.biodiversitylibrary.org/page/25006710#page/66/mode/1up" xlink:type="simple">https://www.biodiversitylibrary.org/page/25006710#page/66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id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Arizona, Mexique (NE)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2,5-3,5cm</text:p>
          </table:table-cell>
          <table:table-cell table:style-name="ce20" office:value-type="string" calcext:value-type="string">
            <text:p>3-5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, ros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pinnatifides</text:p>
          </table:table-cell>
          <table:table-cell table:style-name="ce20" office:value-type="string" calcext:value-type="string">
            <text:p>5-6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épais</text:p>
          </table:table-cell>
          <table:table-cell table:style-name="ce20" table:number-columns-repeated="2"/>
          <table:table-cell table:style-name="ce20" office:value-type="string" calcext:value-type="string">
            <text:p> <text:a xlink:href="https://www.worldfloraonline.org/taxon/wfo-0001091058" xlink:type="simple">https://www.worldfloraonline.org/taxon/wfo-0001091058</text:a> ; <text:a xlink:href="https://www.biodiversitylibrary.org/page/48191109#page/263/mode/1up" xlink:type="simple">https://www.biodiversitylibrary.org/page/48191109#page/263/mode/1up</text:a> ; <text:a xlink:href="https://www.biodiversitylibrary.org/page/2375887#page/147/mode/1up" xlink:type="simple">https://www.biodiversitylibrary.org/page/2375887#page/147/mode/1up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Océanie et Asie</text:p>
          </table:table-cell>
          <table:table-cell table:style-name="ce20" office:value-type="string" calcext:value-type="string">
            <text:p>Fiji, Nouvelle-Calédonie, Nouvelle-guinée, Niué, Ile Norfolk, Australie (Qsld, Nv-GdS), Samoa, Célèbes, Tonga, Vanuatu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8-10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orange, rouge, blanc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filiform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Flore ornementale de nouvelle-Calédonie, Gildas Gateblé ; <text:a xlink:href="https://www.biodiversitylibrary.org/page/46703246#page/120/mode/1up" xlink:type="simple">https://www.biodiversitylibrary.org/page/46703246#page/120/mode/1up</text:a> ; <text:a xlink:href="https://www.biodiversitylibrary.org/page/15251720#page/102/mode/1up" xlink:type="simple">https://www.biodiversitylibrary.org/page/15251720#page/102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oide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Océanie et Asie</text:p>
          </table:table-cell>
          <table:table-cell table:style-name="ce20" office:value-type="string" calcext:value-type="string">
            <text:p>Archipel Bismarck, Moluques, Nouvelle-Guinée, Iles Salomon</text:p>
          </table:table-cell>
          <table:table-cell table:style-name="ce20" office:value-type="string" calcext:value-type="string">
            <text:p>Tetrapathea</text:p>
          </table:table-cell>
          <table:table-cell table:style-name="ce29" office:value-type="string" calcext:value-type="string">
            <text:p>Inflorescence cymose/axillaire</text:p>
          </table:table-cell>
          <table:table-cell table:style-name="ce20" office:value-type="string" calcext:value-type="string">
            <text:p>15-20mm</text:p>
          </table:table-cell>
          <table:table-cell table:style-name="ce20" office:value-type="string" calcext:value-type="string">
            <text:p>3-5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blanc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minuscule triangulaire</text:p>
          </table:table-cell>
          <table:table-cell table:style-name="ce20" office:value-type="string" calcext:value-type="string">
            <text:p>2 (-3)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97969#page/221/mode/1up" xlink:type="simple">https://www.biodiversitylibrary.org/page/197969#page/221/mode/1up</text:a> ; <text:a xlink:href="https://www.biodiversitylibrary.org/page/28675390#page/170/mode/1up" xlink:type="simple">https://www.biodiversitylibrary.org/page/28675390#page/170/mode/1up</text:a> </text:p>
          </table:table-cell>
          <table:table-cell table:style-name="ce37"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icul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Bolivie, Brésil (N, SE, O), Colombie, Costa Rica, Equateur, Guyane, Guyana, Nicaragua, Panama, Pérou, Suriname, Trinidad &amp; Tobago, Venezuel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1,5-2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viole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caduque/ova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2"/>
          <table:table-cell table:style-name="ce37" table:number-columns-repeated="2"/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0479996" xlink:type="simple">https://www.worldfloraonline.org/taxon/wfo-0000479996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ahi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E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racémeuse</text:p>
          </table:table-cell>
          <table:table-cell table:style-name="ce20" office:value-type="string" calcext:value-type="string">
            <text:p>2-3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eu, vert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lancéolées</text:p>
          </table:table-cell>
          <table:table-cell table:style-name="ce20" office:value-type="string" calcext:value-type="string">
            <text:p>5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0674" xlink:type="simple">https://www.worldfloraonline.org/taxon/wfo-0001090674</text:a> ; <text:a xlink:href="https://www.biodiversitylibrary.org/page/2375800#page/55/mode/1up" xlink:type="simple">https://www.biodiversitylibrary.org/page/2375800#page/55/mode/1up</text:a>  <text:a xlink:href="https://www.biodiversitylibrary.org/page/104140#page/296/mode/1up" xlink:type="simple">https://www.biodiversitylibrary.org/page/104140#page/296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erteroa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(Caraïbe)</text:p>
          </table:table-cell>
          <table:table-cell table:style-name="ce20" office:value-type="string" calcext:value-type="string">
            <text:p>Cuba, République Dominicaine, Haïti, Puerto Rico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1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ubu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 <text:a xlink:href="https://www.biodiversitylibrary.org/item/13811#page/327/mode/1up" xlink:type="simple">https://www.biodiversitylibrary.org/item/13811#page/327/mode/1up</text:a> ; <text:a xlink:href="https://www.biodiversitylibrary.org/page/381039#page/327/mode/1up" xlink:type="simple">https://www.biodiversitylibrary.org/page/381039#page/327/mode/1up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ornis</text:p>
          </table:table-cell>
          <table:table-cell table:style-name="ce20" office:value-type="string" calcext:value-type="string">
            <text:p>Importé à Hawaï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olombie, Costa Rica, Salvador, Guatemala, Honduras, Mexique (G, SE, SO), Antilles néerlandaises, Nicaragua, Panama, Venezuela</text:p>
          </table:table-cell>
          <table:table-cell table:style-name="ce20" office:value-type="string" calcext:value-type="string">
            <text:p>decaloba</text:p>
          </table:table-cell>
          <table:table-cell table:style-name="ce20" office:value-type="string" calcext:value-type="string">
            <text:p>inflorescence solitaire</text:p>
          </table:table-cell>
          <table:table-cell table:style-name="ce20" office:value-type="string" calcext:value-type="string">
            <text:p>4-5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eu, viole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beaucoup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849" xlink:type="simple">https://www.worldfloraonline.org/taxon/wfo-0000479849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rur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(Caraïbe)</text:p>
          </table:table-cell>
          <table:table-cell table:style-name="ce20" office:value-type="string" calcext:value-type="string">
            <text:p>République Dominicaine, Haïti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cm</text:p>
          </table:table-cell>
          <table:table-cell table:style-name="ce20" office:value-type="string" calcext:value-type="string">
            <text:p>1,5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subul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 <text:a xlink:href="https://www.biodiversitylibrary.org/page/153130#page/339/mode/1up" xlink:type="simple">https://www.biodiversitylibrary.org/page/153130#page/339/mode/1up</text:a> ; <text:a xlink:href="https://www.biodiversitylibrary.org/page/702811#page/326/mode/1up" xlink:type="simple">https://www.biodiversitylibrary.org/page/702811#page/326/mode/1up</text:a> ; <text:a xlink:href="https://www.biodiversitylibrary.org/page/13000906#page/184/mode/1up" xlink:type="simple">https://www.biodiversitylibrary.org/page/13000906#page/184/mode/1up</text:a> ; <text:a xlink:href="https://www.biodiversitylibrary.org/page/2396543#page/199/mode/1up" xlink:type="simple">https://www.biodiversitylibrary.org/page/2396543#page/199/mode/1up</text:a> </text:p>
          </table:table-cell>
          <table:table-cell table:style-name="ce37"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uspid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Venezuela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2,5-6cm</text:p>
          </table:table-cell>
          <table:table-cell table:style-name="ce20" office:value-type="string" calcext:value-type="string">
            <text:p>2,5-4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, rose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96583#page/256/mode/1up" xlink:type="simple">https://www.biodiversitylibrary.org/page/2396583#page/256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flora</text:p>
          </table:table-cell>
          <table:table-cell table:style-name="ce20" office:value-type="string" calcext:value-type="string">
            <text:p>Importé en Asie et en Florid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entrale + Bahamas, Colombie, Equateur, Venezuela, Caraïbes (SO)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2-4cm</text:p>
          </table:table-cell>
          <table:table-cell table:style-name="ce20" office:value-type="string" calcext:value-type="string">
            <text:p>1-3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caduqu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0479840" xlink:type="simple">https://www.worldfloraonline.org/taxon/wfo-0000479840</text:a> ; <text:a xlink:href="https://www.biodiversitylibrary.org/page/56845671#page/122/mode/1up" xlink:type="simple">https://www.biodiversitylibrary.org/page/56845671#page/122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ender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Costa Ric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triangulair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643624#page/455/mode/1up" xlink:type="simple">https://www.biodiversitylibrary.org/page/643624#page/455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got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Venezuel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4cm</text:p>
          </table:table-cell>
          <table:table-cell table:style-name="ce20" office:value-type="string" calcext:value-type="string">
            <text:p>9-10lin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bsolet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796635#page/184/mode/1up" xlink:type="simple">https://www.biodiversitylibrary.org/page/796635#page/184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acteos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10-11cm</text:p>
          </table:table-cell>
          <table:table-cell table:style-name="ce20" office:value-type="string" calcext:value-type="string">
            <text:p>7-9cm ?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rose, orang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blongues lancéolé</text:p>
          </table:table-cell>
          <table:table-cell table:style-name="ce20" office:value-type="string" calcext:value-type="string">
            <text:p>1 série</text:p>
          </table:table-cell>
          <table:table-cell table:style-name="ce20" table:number-columns-repeated="3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18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0479839" xlink:type="simple">https://www.worldfloraonline.org/taxon/wfo-0000479839</text:a>, <text:a xlink:href="https://www.biodiversitylibrary.org/page/2396588#page/261/mode/1up" xlink:type="simple">https://www.biodiversitylibrary.org/page/2396588#page/261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yonioi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/centrale</text:p>
          </table:table-cell>
          <table:table-cell office:value-type="string" calcext:value-type="string">
            <text:p>Arizona, Mexi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-3cm</text:p>
          </table:table-cell>
          <table:table-cell office:value-type="string" calcext:value-type="string">
            <text:p>1-2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s subu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61" xlink:type="simple">https://www.worldfloraonline.org/taxon/wfo-0001090761</text:a> ; <text:a xlink:href="https://www.biodiversitylibrary.org/page/5115#page/145/mode/1up" xlink:type="simple">https://www.biodiversitylibrary.org/page/5115#page/145/mode/1up</text:a> ; <text:a xlink:href="https://www.biodiversitylibrary.org/page/2396425#page/115/mode/1up" xlink:type="simple">https://www.biodiversitylibrary.org/page/2396425#page/11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cao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8-10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319287" xlink:type="simple">https://www.worldfloraonline.org/taxon/wfo-0001319287</text:a> , <text:a xlink:href="https://www.biodiversitylibrary.org/page/49568645#page/3/mode/1up" xlink:type="simple">https://www.biodiversitylibrary.org/page/49568645#page/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erulea</text:p>
          </table:table-cell>
          <table:table-cell table:style-name="ce20" office:value-type="string" calcext:value-type="string">
            <text:p>Importé dans le monde enti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NE, S, SE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 (10)</text:p>
          </table:table-cell>
          <table:table-cell office:value-type="string" calcext:value-type="string">
            <text:p>4-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(3-)4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parfumé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67" xlink:type="simple">https://www.worldfloraonline.org/taxon/wfo-0000479867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lcico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Jamaïque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Default"/>
          <table:table-cell table:style-name="ce20" office:value-type="string" calcext:value-type="string">
            <text:p>10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sétacé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9252907#page/279/mode/1up" xlink:type="simple">https://www.biodiversitylibrary.org/page/9252907#page/279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mpanul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S, SE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5-6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sétacé</text:p>
          </table:table-cell>
          <table:table-cell table:style-name="ce20" office:value-type="string" calcext:value-type="string">
            <text:p>3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252611" xlink:type="simple">https://www.worldfloraonline.org/taxon/wfo-0001252611</text:a> ; <text:a xlink:href="https://www.biodiversitylibrary.org/page/2375933#page/195/mode/1up" xlink:type="simple">https://www.biodiversitylibrary.org/page/2375933#page/195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id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), Guyane, Guyana, Suriname, Venezuela</text:p>
          </table:table-cell>
          <table:table-cell table:style-name="ce20" office:value-type="string" calcext:value-type="string">
            <text:p>astrophe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7-9cm</text:p>
          </table:table-cell>
          <table:table-cell table:style-name="ce20" office:value-type="string" calcext:value-type="string">
            <text:p>2,5-3,5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triangulaires</text:p>
          </table:table-cell>
          <table:table-cell table:style-name="ce20" office:value-type="string" calcext:value-type="string">
            <text:p>4 séries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très parfumé</text:p>
          </table:table-cell>
          <table:table-cell table:style-name="ce20" table:number-columns-repeated="4"/>
          <table:table-cell table:style-name="ce20" office:value-type="string" calcext:value-type="string">
            <text:p><text:a xlink:href="https://www.worldfloraonline.org/taxon/wfo-0001091247" xlink:type="simple">https://www.worldfloraonline.org/taxon/wfo-0001091247</text:a> ; <text:a xlink:href="https://www.biodiversitylibrary.org/page/2375956#page/217/mode/1up" xlink:type="simple">https://www.biodiversitylibrary.org/page/2375956#page/217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olle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olivie, Brésil (N, O), Colombie, Equateur, Pérou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3-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, ros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subul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0776" xlink:type="simple">https://www.worldfloraonline.org/taxon/wfo-0001090776</text:a> ; <text:a xlink:href="https://www.biodiversitylibrary.org/page/59961730#page/399/mode/1up" xlink:type="simple">https://www.biodiversitylibrary.org/page/59961730#page/399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paridifol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, SE), Guyana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8-10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39702305#page/151/mode/1up" xlink:type="simple">https://www.biodiversitylibrary.org/page/39702305#page/151/mode/1up</text:a> ; <text:a xlink:href="https://www.worldfloraonline.org/taxon/wfo-0000479854" xlink:type="simple">https://www.worldfloraonline.org/taxon/wfo-0000479854</text:a> </text:p>
          </table:table-cell>
          <table:table-cell table:style-name="ce37"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sularis</text:p>
          </table:table-cell>
          <table:table-cell table:style-name="ce20" office:value-type="string" calcext:value-type="string">
            <text:p>Introduit à Java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</text:p>
          </table:table-cell>
          <table:table-cell table:style-name="ce20" office:value-type="string" calcext:value-type="string">
            <text:p>Centrale (sauf MexNO) + Argentine (NE), Bolivie, Brésil, Colombie, Cuba, République Dominicaine, Equateur, Haïti, Jamaïque, Paraguay, Uruguay, Venezuel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-6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1 (-2) séries 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2"/>
          <table:table-cell table:style-name="ce20" office:value-type="string" calcext:value-type="string">
            <text:p>non</text:p>
          </table:table-cell>
          <table:table-cell table:style-name="ce20" table:number-columns-repeated="3"/>
          <table:table-cell table:style-name="ce20" office:value-type="string" calcext:value-type="string">
            <text:p> <text:a xlink:href="https://www.worldfloraonline.org/taxon/wfo-0000479855" xlink:type="simple">https://www.worldfloraonline.org/taxon/wfo-0000479855</text:a> ; <text:a xlink:href="https://www.biodiversitylibrary.org/page/53602636#page/10/mode/1up" xlink:type="simple">https://www.biodiversitylibrary.org/page/53602636#page/10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s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Guyane, Surinam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4cm</text:p>
          </table:table-cell>
          <table:table-cell table:style-name="ce20" office:value-type="string" calcext:value-type="string">
            <text:p>0,8-1,2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, violet, 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parfumé</text:p>
          </table:table-cell>
          <table:table-cell table:style-name="ce20" table:number-columns-repeated="4"/>
          <table:table-cell table:style-name="ce20" office:value-type="string" calcext:value-type="string">
            <text:p><text:a xlink:href="https://www.biodiversitylibrary.org/page/53602636#page/10/mode/1up" xlink:type="simple">https://www.biodiversitylibrary.org/page/53602636#page/10/mode/1up</text:a> ; <text:a xlink:href="https://www.biodiversitylibrary.org/page/9303554#page/561/mode/1up" xlink:type="simple">https://www.biodiversitylibrary.org/page/9303554#page/561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tocarp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), Guyane, Guyana</text:p>
          </table:table-cell>
          <table:table-cell table:style-name="ce20" office:value-type="string" calcext:value-type="string">
            <text:p>astrophea</text:p>
          </table:table-cell>
          <table:table-cell table:style-name="ce29" office:value-type="string" calcext:value-type="string">
            <text:p>inflorescence solitaire/par paire</text:p>
          </table:table-cell>
          <table:table-cell table:style-name="ce20" office:value-type="string" calcext:value-type="string">
            <text:p>3,5-5cm</text:p>
          </table:table-cell>
          <table:table-cell table:style-name="ce20" office:value-type="string" calcext:value-type="string">
            <text:p>10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triangulaires/lancélolé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1253" xlink:type="simple">https://www.worldfloraonline.org/taxon/wfo-0001091253</text:a> ; <text:a xlink:href="https://www.biodiversitylibrary.org/page/9303554#page/561/mode/1up" xlink:type="simple">https://www.biodiversitylibrary.org/page/9303554#page/561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rad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SE, O)</text:p>
          </table:table-cell>
          <table:table-cell table:style-name="ce20" office:value-type="string" calcext:value-type="string">
            <text:p>astrophea</text:p>
          </table:table-cell>
          <table:table-cell table:style-name="ce29" office:value-type="string" calcext:value-type="string">
            <text:p>inflorescence solitaire/par paire</text:p>
          </table:table-cell>
          <table:table-cell table:style-name="ce20" office:value-type="string" calcext:value-type="string">
            <text:p>3-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triangulaires/linéaire</text:p>
          </table:table-cell>
          <table:table-cell table:style-name="ce20" office:value-type="string" calcext:value-type="string">
            <text:p>plusieurs</text:p>
          </table:table-cell>
          <table:table-cell table:style-name="ce20" table:number-columns-repeated="7"/>
          <table:table-cell table:style-name="ce20" office:value-type="string" calcext:value-type="string">
            <text:p><text:a xlink:href="https://www.worldfloraonline.org/taxon/wfo-0001319288" xlink:type="simple">https://www.worldfloraonline.org/taxon/wfo-0001319288</text:a> ; <text:a xlink:href="https://www.researchgate.net/publication/329473539_Passifloraceae_sensu_stricto_de_Minas_Gerais_Brasil" xlink:type="simple">https://www.researchgate.net/publication/329473539_Passifloraceae_sensu_stricto_de_Minas_Gerais_Brasil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elidone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/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biodiversitylibrary.org/page/2396528#page/184/mode/1up" xlink:type="simple">https://www.biodiversitylibrary.org/page/2396528#page/184/mode/1up</text:a> </text:p>
          </table:table-cell>
          <table:table-cell table:style-name="ce37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hoconiana</text:p>
          </table:table-cell>
          <table:table-cell table:style-name="ce41" office:value-type="string" calcext:value-type="string">
            <text:p>C’est P.oerstedi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2"/>
          <table:table-cell table:number-columns-repeated="2" table:style-name="ce41" office:value-type="string" calcext:value-type="string">
            <text:p>campanulé</text:p>
          </table:table-cell>
          <table:table-cell table:style-name="ce41" office:value-type="string" calcext:value-type="string">
            <text:p>violet</text:p>
          </table:table-cell>
          <table:table-cell table:style-name="ce41" table:number-columns-repeated="2"/>
          <table:table-cell table:style-name="ce41" office:value-type="string" calcext:value-type="string">
            <text:p>6 séries</text:p>
          </table:table-cell>
          <table:table-cell table:style-name="ce41" table:number-columns-repeated="7"/>
          <table:table-cell table:style-name="ce41" office:value-type="string" calcext:value-type="string">
            <text:p> <text:a xlink:href="https://www.biodiversitylibrary.org/page/3054056#page/496/mode/1up" xlink:type="simple">https://www.biodiversitylibrary.org/page/3054056#page/496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rysosepa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6-6,8cm (préssée)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</text:p>
          </table:table-cell>
          <table:table-cell table:style-name="ce20" office:value-type="string" calcext:value-type="string">
            <text:p>cercle concentrique</text:p>
          </table:table-cell>
          <table:table-cell table:style-name="ce20"/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plantes-botanique.org/espece_passiflora_chrysosepala" xlink:type="simple">https://www.plantes-botanique.org/espece_passiflora_chrysosepala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liata</text:p>
          </table:table-cell>
          <table:table-cell table:style-name="ce20" office:value-type="string" calcext:value-type="string">
            <text:p>Introduit au Texa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Centrale (sauf MexN) + Bahamas, Colombie, Cuba, République Dominicaine, Floride, Haïti, Jamaïqu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 office:value-type="string" calcext:value-type="string">
            <text:p>4-6mm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pinnatifides/ 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biodiversitylibrary.org/page/59488932#page/38/mode/1up" xlink:type="simple">https://www.biodiversitylibrary.org/page/59488932#page/38/mode/1up</text:a> ; <text:a xlink:href="https://www.worldfloraonline.org/taxon/wfo-0000479814" xlink:type="simple">https://www.worldfloraonline.org/taxon/wfo-0000479814</text:a> ; <text:a xlink:href="https://www.biodiversitylibrary.org/page/2375925#page/186/mode/1up" xlink:type="simple">https://www.biodiversitylibrary.org/page/2375925#page/186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cinn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Argentine (NE, NO), Bolivie, Brésil (NE, SE, O, N), Colombie, Paraguay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7-1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0479815" xlink:type="simple">https://www.worldfloraonline.org/taxon/wfo-0000479815</text:a> ; <text:a xlink:href="https://www.biodiversitylibrary.org/page/2375807#page/62/mode/1up" xlink:type="simple">https://www.biodiversitylibrary.org/page/2375807#page/62/mode/1up</text:a> </text:p>
          </table:table-cell>
          <table:table-cell table:style-name="ce37"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nabar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Océanie</text:p>
          </table:table-cell>
          <table:table-cell table:style-name="ce20" office:value-type="string" calcext:value-type="string">
            <text:p>Tasmanie, Australie (Nv-GdS, Vic)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6-7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764339#page/70/mode/1up" xlink:type="simple">https://www.biodiversitylibrary.org/page/764339#page/70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rrhiflor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), Guyane, Guyana, Suriname, Venezuela</text:p>
          </table:table-cell>
          <table:table-cell table:style-name="ce20" office:value-type="string" calcext:value-type="string">
            <text:p>deidamioides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6-8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, roug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 subulé</text:p>
          </table:table-cell>
          <table:table-cell table:style-name="ce20" office:value-type="string" calcext:value-type="string">
            <text:p>3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9094078#page/119/mode/1up" xlink:type="simple">https://www.biodiversitylibrary.org/page/29094078#page/119/mode/1up</text:a> ; <text:a xlink:href="https://www.biodiversitylibrary.org/page/2375936#page/196/mode/1up" xlink:type="simple">https://www.biodiversitylibrary.org/page/2375936#page/196/mode/1up</text:a> </text:p>
          </table:table-cell>
          <table:table-cell table:style-name="ce37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itrifolia</text:p>
          </table:table-cell>
          <table:table-cell table:style-name="ce41" office:value-type="string" calcext:value-type="string">
            <text:p>C’est P.jussieu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tr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Salvador, Guatemala, Honduras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4cm</text:p>
          </table:table-cell>
          <table:table-cell table:style-name="ce20"/>
          <table:table-cell table:style-name="ce20" office:value-type="string" calcext:value-type="string">
            <text:p>Tube 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/>
          <table:table-cell table:style-name="ce20" office:value-type="string" calcext:value-type="string">
            <text:p>inodore</text:p>
          </table:table-cell>
          <table:table-cell table:style-name="ce20" office:value-type="string" calcext:value-type="string">
            <text:p>non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biodiversitylibrary.org/page/27999619#page/358/mode/1up" xlink:type="simple">https://www.biodiversitylibrary.org/page/27999619#page/358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lathr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E, SE, O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5cm</text:p>
          </table:table-cell>
          <table:table-cell table:style-name="ce20"/>
          <table:table-cell table:style-name="ce20" office:value-type="string" calcext:value-type="string">
            <text:p>coup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bipartite</text:p>
          </table:table-cell>
          <table:table-cell table:style-name="ce20" office:value-type="string" calcext:value-type="string">
            <text:p>4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267733" xlink:type="simple">https://www.worldfloraonline.org/taxon/wfo-0001267733</text:a> ; <text:a xlink:href="https://www.biodiversitylibrary.org/page/143452#page/411/mode/1up" xlink:type="simple">https://www.biodiversitylibrary.org/page/143452#page/411/mode/1up</text:a> ; <text:a xlink:href="https://www.biodiversitylibrary.org/page/2375877#page/139/mode/1up" xlink:type="simple">https://www.biodiversitylibrary.org/page/2375877#page/139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actil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string" calcext:value-type="string">
            <text:p>8-10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ug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blongues/lancéolé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biodiversitylibrary.org/page/361582#page/209/mode/1up" xlink:type="simple">https://www.biodiversitylibrary.org/page/361582#page/209/mode/1up</text:a> ; <text:a xlink:href="https://www.biodiversitylibrary.org/page/2396595#page/268/mode/1up" xlink:type="simple">https://www.biodiversitylibrary.org/page/2396595#page/268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ban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Bélize, Guatémala, Mexique (SE)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2,2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orang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39702303#page/149/mode/1up" xlink:type="simple">https://www.biodiversitylibrary.org/page/39702303#page/149/mode/1up</text:a> ; <text:a xlink:href="https://www.biodiversitylibrary.org/page/2396334#page/214/mode/1up" xlink:type="simple">https://www.biodiversitylibrary.org/page/2396334#page/214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ccinea</text:p>
          </table:table-cell>
          <table:table-cell table:style-name="ce20" office:value-type="string" calcext:value-type="string">
            <text:p>Introduit en Asie et aux Caraïb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, Colombie, Guyane, Guyana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,5-6cm</text:p>
          </table:table-cell>
          <table:table-cell office:value-type="string" calcext:value-type="string">
            <text:p>1-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33" xlink:type="simple">https://www.worldfloraonline.org/taxon/wfo-0000479833</text:a> ; <text:a xlink:href="https://www.biodiversitylibrary.org/page/361582#page/209/mode/1up" xlink:type="simple">https://www.biodiversitylibrary.org/page/361582#page/20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m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NE, SE)</text:p>
          </table:table-cell>
          <table:table-cell office:value-type="string" calcext:value-type="string">
            <text:p>decaloba</text:p>
          </table:table-cell>
          <table:table-cell table:style-name="ce19" office:value-type="string" calcext:value-type="string">
            <text:p>inflorescence solitaire</text:p>
          </table:table-cell>
          <table:table-cell table:style-name="ce32" office:value-type="string" calcext:value-type="string">
            <text:p>3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64974#page/207/mode/1up" xlink:type="simple">https://www.biodiversitylibrary.org/page/364974#page/207/mode/1up</text:a> ; <text:a xlink:href="https://www.biodiversitylibrary.org/page/2396432#page/118/mode/1up" xlink:type="simple">https://www.biodiversitylibrary.org/page/2396432#page/118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nvaux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Galapagos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étacé</text:p>
          </table:table-cell>
          <table:table-cell table:style-name="ce20" office:value-type="string" calcext:value-type="string">
            <text:p>2 séries</text:p>
          </table:table-cell>
          <table:table-cell table:style-name="ce20" table:number-columns-repeated="7"/>
          <table:table-cell table:style-name="ce20" office:value-type="string" calcext:value-type="string">
            <text:p><text:a xlink:href="https://www.biodiversitylibrary.org/page/47863816#page/277/mode/1up" xlink:type="simple">https://www.biodiversitylibrary.org/page/47863816#page/277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ombia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2cm (préssée)</text:p>
          </table:table-cell>
          <table:table-cell table:style-name="ce20" office:value-type="string" calcext:value-type="string">
            <text:p>6,3-7cm</text:p>
          </table:table-cell>
          <table:table-cell table:style-name="ce20" office:value-type="string" calcext:value-type="string">
            <text:p>tube</text:p>
          </table:table-cell>
          <table:table-cell table:style-name="ce20"/>
          <table:table-cell table:style-name="ce20" office:value-type="string" calcext:value-type="string">
            <text:p>rose, blanc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2 à 4 nectaires minuscul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1225" xlink:type="simple">https://www.worldfloraonline.org/taxon/wfo-0001091225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mplan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0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douce, sucrée</text:p>
          </table:table-cell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biodiversitylibrary.org/page/49569013#page/453/mode/1up" xlink:type="simple">https://www.biodiversitylibrary.org/page/49569013#page/453/mode/1up</text:a> ,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ntrac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E, SE)</text:p>
          </table:table-cell>
          <table:table-cell table:style-name="ce20" office:value-type="string" calcext:value-type="string">
            <text:p>deidamioides</text:p>
          </table:table-cell>
          <table:table-cell table:style-name="ce29" office:value-type="string" calcext:value-type="string">
            <text:p>inflorescence racémeuse/groupé</text:p>
          </table:table-cell>
          <table:table-cell table:style-name="ce20" office:value-type="string" calcext:value-type="string">
            <text:p>5-6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réduite</text:p>
          </table:table-cell>
          <table:table-cell table:style-name="ce20" office:value-type="string" calcext:value-type="string">
            <text:p>court</text:p>
          </table:table-cell>
          <table:table-cell table:style-name="ce20"/>
          <table:table-cell table:style-name="ce20" office:value-type="string" calcext:value-type="string">
            <text:p>ail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beaucoup</text:p>
          </table:table-cell>
          <table:table-cell table:style-name="ce20"/>
          <table:table-cell table:style-name="ce20" office:value-type="string" calcext:value-type="string">
            <text:p>nuit</text:p>
          </table:table-cell>
          <table:table-cell table:style-name="ce20" office:value-type="string" calcext:value-type="string">
            <text:p><text:a xlink:href="https://sci-hub.3800808.com/10.1093/botlinnean/box094" xlink:type="simple">https://sci-hub.3800808.com/10.1093/botlinnean/box094</text:a> ; <text:a xlink:href="https://link.springer.com/article/10.1663/0007-196X(2004)056%5B0089:ANSOPI%5D2.0.CO;2" xlink:type="simple">https://link.springer.com/article/10.1663/0007-196X(2004)056[0089:ANSOPI]2.0.CO;2</text:a> </text:p>
          </table:table-cell>
          <table:table-cell table:style-name="ce37" office:value-type="string" calcext:value-type="string">
            <text:p>chauve souris</text:p>
          </table:table-cell>
          <table:table-cell table:style-name="ce37" table:number-columns-repeated="999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riace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Equateur, Guyana, Nicaragua, Panama, Perou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045" xlink:type="simple">https://www.worldfloraonline.org/taxon/wfo-0000480045</text:a> ; <text:a xlink:href="https://www.biodiversitylibrary.org/page/29094072#page/113/mode/1up" xlink:type="simple">https://www.biodiversitylibrary.org/page/29094072#page/113/mode/1up</text:a> ;  <text:a xlink:href="https://www.biodiversitylibrary.org/page/62458699#page/16/mode/1up" xlink:type="simple">https://www.biodiversitylibrary.org/page/62458699#page/16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staric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Equateur, Guatemala, Honduras, Mexique (G, SE, SO), Nicara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 (12) </text:p>
          </table:table-cell>
          <table:table-cell office:value-type="string" calcext:value-type="string">
            <text:p>4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46" xlink:type="simple">https://www.worldfloraonline.org/taxon/wfo-0000480046</text:a> ; <text:a xlink:href="https://www.biodiversitylibrary.org/page/5440285#page/265/mode/1up" xlink:type="simple">https://www.biodiversitylibrary.org/page/5440285#page/265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emastanth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9cm</text:p>
          </table:table-cell>
          <table:table-cell office:value-type="string" calcext:value-type="string">
            <text:p>4-6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5 à 8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235913" xlink:type="simple">https://www.worldfloraonline.org/taxon/wfo-0001235913</text:a> ; <text:a xlink:href="https://www.biodiversitylibrary.org/page/732916#page/303/mode/1up" xlink:type="simple">https://www.biodiversitylibrary.org/page/732916#page/303/mode/1up</text:a> ; <text:a xlink:href="https://www.biodiversitylibrary.org/page/2396592#page/265/mode/1up" xlink:type="simple">https://www.biodiversitylibrary.org/page/2396592#page/265/mode/1up</text:a>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renata</text:p>
          </table:table-cell>
          <table:table-cell table:style-name="ce41" office:value-type="string" calcext:value-type="string">
            <text:p>C’est P.ripari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polan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/>
          <table:table-cell table:style-name="ce20" office:value-type="string" calcext:value-type="string">
            <text:p>9-11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vert, ros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10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0939" xlink:type="simple">https://www.worldfloraonline.org/taxon/wfo-0001090939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tali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O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string" calcext:value-type="string">
            <text:p>10-11m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748898" xlink:type="simple">https://www.worldfloraonline.org/taxon/wfo-0000748898</text:a> ; <text:a xlink:href="https://link.springer.com/article/10.1007/s12225-011-9255-2" xlink:type="simple">https://link.springer.com/article/10.1007/s12225-011-9255-2</text:a>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b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Cub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/par paire</text:p>
          </table:table-cell>
          <table:table-cell table:style-name="ce20" office:value-type="string" calcext:value-type="string">
            <text:p>3-5cm</text:p>
          </table:table-cell>
          <table:table-cell table:style-name="ce20" office:value-type="string" calcext:value-type="string">
            <text:p>4-6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subulé/sétacé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://www.biodiversitylibrary.org/page/702814#page/329/mode/1up" xlink:type="simple">www.biodiversitylibrary.org/page/702814#page/329/mode/1up</text:a> ; <text:a xlink:href="https://www.biodiversitylibrary.org/page/2396582#page/255/mode/1up" xlink:type="simple">https://www.biodiversitylibrary.org/page/2396582#page/255/mode/1up</text:a>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mbal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olivie, Colombie, Equateur, Pérou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/>
          <table:table-cell table:style-name="ce20" office:value-type="string" calcext:value-type="string">
            <text:p>8,5-16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violet, bleu, 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/oblongu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2 à 4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0682" xlink:type="simple">https://www.worldfloraonline.org/taxon/wfo-0001090682</text:a> ; <text:a xlink:href="https://www.biodiversitylibrary.org/page/2396617#page/291/mode/1up" xlink:type="simple">https://www.biodiversitylibrary.org/page/2396617#page/291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ne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Venezuela, iles du Vent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/par paire</text:p>
          </table:table-cell>
          <table:table-cell table:style-name="ce20" office:value-type="string" calcext:value-type="string">
            <text:p>3,5-4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absente ?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96523#page/179/mode/1up" xlink:type="simple">https://www.biodiversitylibrary.org/page/2396523#page/179/mode/1up</text:a> ;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iform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sie</text:p>
          </table:table-cell>
          <table:table-cell table:style-name="ce20" office:value-type="string" calcext:value-type="string">
            <text:p>Chine (S, SE), Vietnam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office:value-type="string" calcext:value-type="string">
            <text:p>1,5-2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inéair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6 à 25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1056" xlink:type="simple">https://www.worldfloraonline.org/taxon/wfo-0001091056</text:a> ; <text:a xlink:href="https://www.biodiversitylibrary.org/page/31329505#page/1175/mode/1up" xlink:type="simple">https://www.biodiversitylibrary.org/page/31329505#page/1175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rae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Bahamas, Iles caïman, Cuba, Haïti, <text:s/>Iles Turks &amp; Caïques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/>
          <table:table-cell table:style-name="ce20" office:value-type="string" calcext:value-type="string">
            <text:p>2-3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</text:p>
          </table:table-cell>
          <table:table-cell table:style-name="ce20" office:value-type="string" calcext:value-type="string">
            <text:p>uni </text:p>
          </table:table-cell>
          <table:table-cell table:style-name="ce20" table:number-columns-repeated="2"/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156833#page/300/mode/1up" xlink:type="simple">https://www.biodiversitylibrary.org/page/1156833#page/300/mode/1up</text:a> ; <text:a xlink:href="https://www.biodiversitylibrary.org/page/23030529#page/372/mode/1up" xlink:type="simple">https://www.biodiversitylibrary.org/page/23030529#page/372/mode/1up</text:a> ;</text:p>
          </table:table-cell>
          <table:table-cell table:style-name="ce37" table:number-columns-repeated="1000"/>
        </table:table-row>
        <table:table-row table:style-name="ro10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cuprea</text:p>
          </table:table-cell>
          <table:table-cell table:style-name="ce41" office:value-type="string" calcext:value-type="string">
            <text:p>Inconnu au bataillon mais existe pour le MNHN semble être la même esp qu’au dessu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idamioi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6cm</text:p>
          </table:table-cell>
          <table:table-cell table:style-name="Default" office:value-type="string" calcext:value-type="string">
            <text:p>4-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ros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683" xlink:type="simple">https://www.worldfloraonline.org/taxon/wfo-0001090683</text:a> ; <text:a xlink:href="https://www.biodiversitylibrary.org/page/2396405#page/88/mode/1up" xlink:type="simple">https://www.biodiversitylibrary.org/page/2396405#page/88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lto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-8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7278904#page/513/mode/1up" xlink:type="simple">https://www.biodiversitylibrary.org/page/27278904#page/51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iscophor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</text:p>
          </table:table-cell>
          <table:table-cell table:style-name="ce20" office:value-type="string" calcext:value-type="string">
            <text:p>deidamioides</text:p>
          </table:table-cell>
          <table:table-cell table:style-name="ce29"/>
          <table:table-cell table:style-name="ce20" office:value-type="string" calcext:value-type="string">
            <text:p>3,5-4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/>
          <table:table-cell table:style-name="ce20" office:value-type="string" calcext:value-type="string">
            <text:p>3 série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olichocarp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, 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21780#page/442/mode/1up" xlink:type="simple">https://www.biodiversitylibrary.org/page/39921780#page/442/mode/1up</text:a> ; <text:a xlink:href="https://www.biodiversitylibrary.org/page/2396435#page/121/mode/1up" xlink:type="simple">https://www.biodiversitylibrary.org/page/2396435#page/121/mode/1up</text:a> </text:p>
          </table:table-cell>
          <table:table-cell table:number-columns-repeated="1000"/>
        </table:table-row>
        <table:table-row table:style-name="ro1">
          <table:table-cell table:style-name="ce42" office:value-type="string" calcext:value-type="string">
            <text:p>Passiflora</text:p>
          </table:table-cell>
          <table:table-cell table:style-name="ce42" office:value-type="string" calcext:value-type="string">
            <text:p>eberhardtii</text:p>
          </table:table-cell>
          <table:table-cell table:style-name="ce42"/>
          <table:table-cell table:style-name="ce42" office:value-type="string" calcext:value-type="string">
            <text:p>Oui</text:p>
          </table:table-cell>
          <table:table-cell table:style-name="ce42" office:value-type="string" calcext:value-type="string">
            <text:p>Asie</text:p>
          </table:table-cell>
          <table:table-cell table:style-name="ce42" office:value-type="string" calcext:value-type="string">
            <text:p>Chine (S, SE), Vietnam</text:p>
          </table:table-cell>
          <table:table-cell table:style-name="ce42" office:value-type="string" calcext:value-type="string">
            <text:p>decaloba</text:p>
          </table:table-cell>
          <table:table-cell table:style-name="ce57" office:value-type="string" calcext:value-type="string">
            <text:p>inflorescence par paires</text:p>
          </table:table-cell>
          <table:table-cell table:style-name="ce42" office:value-type="string" calcext:value-type="string">
            <text:p>1-1,5cm</text:p>
          </table:table-cell>
          <table:table-cell table:style-name="ce42" office:value-type="string" calcext:value-type="string">
            <text:p>6-6,5mm</text:p>
          </table:table-cell>
          <table:table-cell table:number-columns-repeated="2" table:style-name="ce42" office:value-type="string" calcext:value-type="string">
            <text:p>campanulé</text:p>
          </table:table-cell>
          <table:table-cell table:style-name="ce42" office:value-type="string" calcext:value-type="string">
            <text:p>blanc, </text:p>
          </table:table-cell>
          <table:table-cell table:style-name="ce42" table:number-columns-repeated="2"/>
          <table:table-cell table:style-name="ce42" office:value-type="string" calcext:value-type="string">
            <text:p>1 série</text:p>
          </table:table-cell>
          <table:table-cell table:style-name="ce42" office:value-type="string" calcext:value-type="string">
            <text:p>court</text:p>
          </table:table-cell>
          <table:table-cell table:style-name="ce42" table:number-columns-repeated="7"/>
          <table:table-cell table:style-name="ce6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mundo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E, SE, O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8cm</text:p>
          </table:table-cell>
          <table:table-cell table:style-name="ce20"/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2 séries</text:p>
          </table:table-cell>
          <table:table-cell table:style-name="ce20" table:number-columns-repeated="7"/>
          <table:table-cell table:style-name="ce20" office:value-type="string" calcext:value-type="string">
            <text:p><text:a xlink:href="https://www.worldfloraonline.org/taxon/wfo-0000479904" xlink:type="simple">https://www.worldfloraonline.org/taxon/wfo-0000479904</text:a> ; <text:a xlink:href="https://reflora.jbrj.gov.br/consulta/?invalidatePageControlCounter=1&amp;idsFilhosAlgas=&amp;idsFilhosFungos=&amp;lingua=&amp;grupo=5&amp;genero=Passiflora&amp;especie=edmundoi&amp;autor=&amp;nomeVernaculo=&amp;nomeCompleto=&amp;formaVida=null&amp;substrato=null&amp;ocorreBrasil=QUALQUER&amp;ocorrencia=OCORRE&amp;endemismo=TODOS&amp;origem=TODOS&amp;regiao=QUALQUER&amp;estado=QUALQUER&amp;ilhaOceanica=32767&amp;domFitogeograficos=QUALQUER&amp;bacia=QUALQUER&amp;vegetacao=TODOS&amp;mostrarAte=SUBESP_VAR&amp;opcoesBusca=TODOS_OS_NOMES&amp;loginUsuario=Visitante&amp;senhaUsuario=&amp;contexto=consulta-publica" xlink:type="simple">https://reflora.jbrj.gov.br/consulta/?invalidatePageControlCounter=1&amp;idsFilhosAlgas=&amp;idsFilhosFungos=&amp;lingua=&amp;grupo=5&amp;genero=Passiflora&amp;especie=edmundoi&amp;autor=&amp;nomeVernaculo=&amp;nomeCompleto=&amp;formaVida=null&amp;substrato=null&amp;ocorreBrasil=QUALQUER&amp;ocorrencia=OCORRE&amp;endemismo=TODOS&amp;origem=TODOS&amp;regiao=QUALQUER&amp;estado=QUALQUER&amp;ilhaOceanica=32767&amp;domFitogeograficos=QUALQUER&amp;bacia=QUALQUER&amp;vegetacao=TODOS&amp;mostrarAte=SUBESP_VAR&amp;opcoesBusca=TODOS_OS_NOMES&amp;loginUsuario=Visitante&amp;senhaUsuario=&amp;contexto=consulta-publica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ulis</text:p>
          </table:table-cell>
          <table:table-cell table:style-name="ce20" office:value-type="string" calcext:value-type="string">
            <text:p>Introduit dans tout l’hémisphère sud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Argentine (NE), Brésil (NE, S, SE, O), Paraguay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4-7cm</text:p>
          </table:table-cell>
          <table:table-cell table:style-name="ce20" office:value-type="string" calcext:value-type="string">
            <text:p>1-1,2c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4-5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79905" xlink:type="simple">https://www.worldfloraonline.org/taxon/wfo-0000479905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eichleriana</text:p>
          </table:table-cell>
          <table:table-cell table:style-name="ce26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S, SE, O), Paraguay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 pouces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 lancéolées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1310" xlink:type="simple">https://www.worldfloraonline.org/taxon/wfo-0001091310</text:a> ; <text:a xlink:href="https://www.biodiversitylibrary.org/page/143470#page/429/mode/1up" xlink:type="simple">https://www.biodiversitylibrary.org/page/143470#page/429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legan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Argentine (NE), Brésil (S, SE), Uruguay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3,5-4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 lancéolées</text:p>
          </table:table-cell>
          <table:table-cell table:style-name="ce20" office:value-type="string" calcext:value-type="string">
            <text:p>3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75733#page/118/mode/1up" xlink:type="simple">https://www.biodiversitylibrary.org/page/2375733#page/118/mode/1up</text:a> ; <text:a xlink:href="https://www.biodiversitylibrary.org/page/143473#page/431/mode/1up" xlink:type="simple">https://www.biodiversitylibrary.org/page/143473#page/431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scobaria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olombie, Panam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1-2 séries</text:p>
          </table:table-cell>
          <table:table-cell table:style-name="ce20" office:value-type="string" calcext:value-type="string">
            <text:p>moyen</text:p>
          </table:table-cell>
          <table:table-cell table:style-name="ce20"/>
          <table:table-cell table:style-name="ce20" office:value-type="string" calcext:value-type="string">
            <text:p>sucrée</text:p>
          </table:table-cell>
          <table:table-cell table:style-name="ce20" office:value-type="string" calcext:value-type="string">
            <text:p>non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biodiversitylibrary.org/page/637158#page/367/mode/1up" xlink:type="simple">https://www.biodiversitylibrary.org/page/637158#page/367/mode/1up</text:a> ;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sudan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Mexique 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,5-3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fliiforme</text:p>
          </table:table-cell>
          <table:table-cell table:style-name="ce20" office:value-type="string" calcext:value-type="string">
            <text:p>1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biodiversitylibrary.org/page/11356498#page/365/mode/1up" xlink:type="simple">https://www.biodiversitylibrary.org/page/11356498#page/365/mode/1up</text:a> ; <text:a xlink:href="https://www.biodiversitylibrary.org/page/2396435#page/123/mode/1up" xlink:type="simple">https://www.biodiversitylibrary.org/page/2396435#page/123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ur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Guyan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639651#page/240/mode/1up" xlink:type="simple">https://www.biodiversitylibrary.org/page/639651#page/240/mode/1up</text:a> ;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errugine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olivie, Pérou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2,5-3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jaun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étacé</text:p>
          </table:table-cell>
          <table:table-cell table:style-name="ce20"/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43440#page/399/mode/1up" xlink:type="simple">https://www.biodiversitylibrary.org/page/143440#page/399/mode/1up</text:a> ;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lipe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</text:p>
          </table:table-cell>
          <table:table-cell table:style-name="ce20" office:value-type="string" calcext:value-type="string">
            <text:p>Colombie, Costa Rica, Equateur, Salvador, Guatemala, Honduras, Mexique, Nicaragua, Texas, Venezuela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0,8-1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blanc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2"/>
          <table:table-cell table:style-name="ce20" office:value-type="string" calcext:value-type="string">
            <text:p>non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0479916" xlink:type="simple">https://www.worldfloraonline.org/taxon/wfo-0000479916</text:a> ; <text:a xlink:href="https://www.biodiversitylibrary.org/page/796569#page/118/mode/1up" xlink:type="simple">https://www.biodiversitylibrary.org/page/796569#page/118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mbriatistipu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/>
          <table:table-cell table:style-name="ce20" office:value-type="string" calcext:value-type="string">
            <text:p>12,2-14,7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violet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4 à 5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1177" xlink:type="simple">https://www.worldfloraonline.org/taxon/wfo-0001091177</text:a> ; <text:a xlink:href="https://www.biodiversitylibrary.org/page/2396593#page/266/mode/1up" xlink:type="simple">https://www.biodiversitylibrary.org/page/2396593#page/266/mode/1up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lexipe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string" calcext:value-type="string">
            <text:p>11,5-16,2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12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worldfloraonline.org/taxon/wfo-0001090690" xlink:type="simple">https://www.worldfloraonline.org/taxon/wfo-0001090690</text:a> ; <text:a xlink:href="https://www.biodiversitylibrary.org/page/2396596#page/269/mode/1up" xlink:type="simple">https://www.biodiversitylibrary.org/page/2396596#page/269/mode/1up</text:a> ;  <text:a xlink:href="https://www.biodiversitylibrary.org/page/42639944#page/146/mode/1up" xlink:type="simple">https://www.biodiversitylibrary.org/page/42639944#page/146/mode/1up</text:a> </text:p>
          </table:table-cell>
          <table:table-cell table:style-name="ce37" table:number-columns-repeated="1000"/>
        </table:table-row>
        <table:table-row table:style-name="ro1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etida </text:p>
          </table:table-cell>
          <table:table-cell table:style-name="ce20" office:value-type="string" calcext:value-type="string">
            <text:p>Introduit dans tout l’hémisphère sud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</text:p>
          </table:table-cell>
          <table:table-cell table:style-name="ce20" office:value-type="string" calcext:value-type="string">
            <text:p>Centrale + Argentine (Ne, NO), Aruba, Bahamas, Bolivie, Brésil, Chili (N), Colombie, Cuba, République Dominicaine, Equateur, <text:s/>Guyane, Guayana, Haïti, Jamaïque, Iles sous-le-vent, Mexique, Antilles Néerlandaises, Paraguay, Pérou, Puerto Rico, Suriname, Texas, Trinidad &amp; Tobago, Uruguay, Venezuela, Antilles du Venezuela, Iles du vent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-3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, ros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pinnatifides</text:p>
          </table:table-cell>
          <table:table-cell table:style-name="ce20" office:value-type="string" calcext:value-type="string">
            <text:p>3-5 séries 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petit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79879" xlink:type="simple">https://www.worldfloraonline.org/taxon/wfo-0000479879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rmos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37" office:value-type="string" calcext:value-type="string">
            <text:p>9-10cm</text:p>
          </table:table-cell>
          <table:table-cell table:style-name="ce20" office:value-type="string" calcext:value-type="string">
            <text:p>12,5-14cm (entier)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10.1017/s0960428600001074" xlink:type="simple">https://sci-hub.3800808.com/10.1017/s0960428600001074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briellia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Guyan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très parfumées</text:p>
          </table:table-cell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jstor.org/stable/45065764" xlink:type="simple">https://www.jstor.org/stable/45065764</text:a> ; <text:a xlink:href="https://sci-hub.3800808.com/10.1111/j.1467-8748.2006.00535.x" xlink:type="simple">https://sci-hub.3800808.com/10.1111/j.1467-8748.2006.00535.x</text:a> </text:p>
          </table:table-cell>
          <table:table-cell table:style-name="ce37"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lban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E, SE)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6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stilifoirme</text:p>
          </table:table-cell>
          <table:table-cell table:style-name="ce20"/>
          <table:table-cell table:style-name="ce20" office:value-type="string" calcext:value-type="string">
            <text:p>court</text:p>
          </table:table-cell>
          <table:table-cell table:style-name="ce20" table:number-columns-repeated="4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nuit (pollinisateurs seraient des insectes nocturnes)</text:p>
          </table:table-cell>
          <table:table-cell table:style-name="ce20" office:value-type="string" calcext:value-type="string">
            <text:p><text:a xlink:href="https://www.biodiversitylibrary.org/page/40041879#page/54/mode/1up" xlink:type="simple">https://www.biodiversitylibrary.org/page/40041879#page/54/mode/1up</text:a> ; <text:a xlink:href="https://www.biodiversitylibrary.org/page/25901198#page/571/mode/1up" xlink:type="simple">https://www.biodiversitylibrary.org/page/25901198#page/571/mode/1up</text:a>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ckei</text:p>
          </table:table-cell>
          <table:table-cell table:style-name="ce20" office:value-type="string" calcext:value-type="string">
            <text:p>Introduit dans le N du Brésil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Brésil (O), Guyane, Guyana, Suriname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8-9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 lancéolées</text:p>
          </table:table-cell>
          <table:table-cell table:style-name="ce20" office:value-type="string" calcext:value-type="string">
            <text:p>2-3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882" xlink:type="simple">https://www.worldfloraonline.org/taxon/wfo-0000479882</text:a> ; <text:a xlink:href="https://www.biodiversitylibrary.org/page/27409659#page/705/mode/1up" xlink:type="simple">https://www.biodiversitylibrary.org/page/27409659#page/705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dner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SE, O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6-7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moyen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1090691" xlink:type="simple">https://www.worldfloraonline.org/taxon/wfo-0001090691</text:a> ; <text:a xlink:href="https://www.biodiversitylibrary.org/page/143469#page/428/mode/1up" xlink:type="simple">https://www.biodiversitylibrary.org/page/143469#page/428/mode/1up</text:a> </text:p>
          </table:table-cell>
          <table:table-cell table:style-name="ce37"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geminiflora</text:p>
          </table:table-cell>
          <table:table-cell table:style-name="ce41" office:value-type="string" calcext:value-type="string">
            <text:p>C’est P.napalens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bert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résil (S, O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693" xlink:type="simple">https://www.worldfloraonline.org/taxon/wfo-0001090693</text:a> ; <text:a xlink:href="https://www.biodiversitylibrary.org/page/15179185#page/72/mode/1up" xlink:type="simple">https://www.biodiversitylibrary.org/page/15179185#page/72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lberti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(-2) série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fumi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9 à 14 nectaires</text:p>
          </table:table-cell>
          <table:table-cell table:number-columns-repeated="2"/>
          <table:table-cell office:value-type="string" calcext:value-type="string">
            <text:p><text:a xlink:href="https://www.biodiversitylibrary.org/page/27999879#page/619/mode/1up" xlink:type="simple">https://www.biodiversitylibrary.org/page/27999879#page/619/mode/1up</text:a> ; <text:a xlink:href="https://www.biodiversitylibrary.org/page/59947722#page/903/mode/1up" xlink:type="simple">https://www.biodiversitylibrary.org/page/59947722#page/903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landulos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résil (N, NE, O), Colombie, Guyane, Guyana, Suriname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string" calcext:value-type="string">
            <text:p>1,5-2,5cm (hypanthium)</text:p>
          </table:table-cell>
          <table:table-cell table:style-name="ce20" office:value-type="string" calcext:value-type="string">
            <text:p>Tube 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, blanc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inéaire sétac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worldfloraonline.org/taxon/wfo-0000479887" xlink:type="simple">https://www.worldfloraonline.org/taxon/wfo-0000479887</text:a> ; <text:a xlink:href="https://www.biodiversitylibrary.org/page/53828386#page/377/mode/1up" xlink:type="simple">https://www.biodiversitylibrary.org/page/53828386#page/377/mode/1up</text:a> ; <text:a xlink:href="https://www.biodiversitylibrary.org/page/2396642#page/314/mode/1up" xlink:type="simple">https://www.biodiversitylibrary.org/page/2396642#page/314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en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8722#page/113/mode/1up" xlink:type="simple">https://www.biodiversitylibrary.org/page/2398722#page/113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Equateur, Guatemala, Nicaragua, Panama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79888" xlink:type="simple">https://www.worldfloraonline.org/taxon/wfo-0000479888</text:a> ; <text:a xlink:href="https://www.biodiversitylibrary.org/page/2396417#page/103/mode/1up" xlink:type="simple">https://www.biodiversitylibrary.org/page/2396417#page/10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lim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deidamioides</text:p>
          </table:table-cell>
          <table:table-cell/>
          <table:table-cell office:value-type="string" calcext:value-type="string">
            <text:p>1,5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 ?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96405#page/88/mode/1up" xlink:type="simple">https://www.biodiversitylibrary.org/page/2396405#page/88/mode/1up</text:a> ; <text:a xlink:href="https://www.biodiversitylibrary.org/page/39702304#page/150/mode/1up" xlink:type="simple">https://www.biodiversitylibrary.org/page/39702304#page/150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uatemal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Guatemala, Honduras, Mexique (C, SE, SO), Nicaragua, Panama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-oval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231" xlink:type="simple">https://www.worldfloraonline.org/taxon/wfo-0000480231</text:a> ; <text:a xlink:href="https://www.biodiversitylibrary.org/page/3054055#page/495/mode/1up" xlink:type="simple">https://www.biodiversitylibrary.org/page/3054055#page/495/mode/1up</text:a> ;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ematostigm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4,5cm</text:p>
          </table:table-cell>
          <table:table-cell office:value-type="string" calcext:value-type="string">
            <text:p>1cm (hypanthium)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s setacé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244" xlink:type="simple">https://www.worldfloraonline.org/taxon/wfo-0001091244</text:a> ; <text:a xlink:href="https://www.biodiversitylibrary.org/page/143449#page/408/mode/1up" xlink:type="simple">https://www.biodiversitylibrary.org/page/143449#page/408/mode/1up</text:a> ; <text:a xlink:href="https://www.biodiversitylibrary.org/page/2375964#page/225/mode/1up" xlink:type="simple">https://www.biodiversitylibrary.org/page/2375964#page/225/mode/1up</text:a>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hn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)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, 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91" xlink:type="simple">https://www.worldfloraonline.org/taxon/wfo-0000480191</text:a> ; <text:a xlink:href="https://www.biodiversitylibrary.org/page/59488945#page/51/mode/1up" xlink:type="simple">https://www.biodiversitylibrary.org/page/59488945#page/51/mode/1up</text:a> ; <text:a xlink:href="https://www.biodiversitylibrary.org/page/63280868#page/436/mode/1up" xlink:type="simple">https://www.biodiversitylibrary.org/page/63280868#page/43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rling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/>
          <table:table-cell table:style-name="ce20" office:value-type="string" calcext:value-type="string">
            <text:p>13-15cm (hypanthium)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orange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journals.lub.lu.se/bn/article/view/11382/10538" xlink:type="simple">https://journals.lub.lu.se/bn/article/view/11382/10538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st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39702307#page/153/mode/1up" xlink:type="simple">https://www.biodiversitylibrary.org/page/39702307#page/153/mode/1up</text:a> ; 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hatschbachii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</text:p>
          </table:table-cell>
          <table:table-cell table:style-name="ce23" office:value-type="string" calcext:value-type="string">
            <text:p>Brésil (NE, SE)</text:p>
          </table:table-cell>
          <table:table-cell table:style-name="ce23" office:value-type="string" calcext:value-type="string">
            <text:p>Passiflora</text:p>
          </table:table-cell>
          <table:table-cell table:style-name="ce44"/>
          <table:table-cell table:style-name="ce23" office:value-type="string" calcext:value-type="string">
            <text:p>8cm</text:p>
          </table:table-cell>
          <table:table-cell table:style-name="ce23"/>
          <table:table-cell table:number-columns-repeated="2" table:style-name="ce23" office:value-type="string" calcext:value-type="string">
            <text:p>campanulé</text:p>
          </table:table-cell>
          <table:table-cell table:style-name="ce23" office:value-type="string" calcext:value-type="string">
            <text:p>blanc, jaune, vert</text:p>
          </table:table-cell>
          <table:table-cell table:style-name="ce23" office:value-type="string" calcext:value-type="string">
            <text:p>cercle concentrique</text:p>
          </table:table-cell>
          <table:table-cell table:style-name="ce23" table:number-columns-repeated="2"/>
          <table:table-cell table:style-name="ce23" office:value-type="string" calcext:value-type="string">
            <text:p>moyen</text:p>
          </table:table-cell>
          <table:table-cell table:style-name="ce23" table:number-columns-repeated="7"/>
          <table:table-cell table:style-name="ce71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ller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), Nicaragu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marron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 linéair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179" xlink:type="simple">https://www.worldfloraonline.org/taxon/wfo-0000480179</text:a> ; <text:a xlink:href="https://www.biodiversitylibrary.org/page/116538#page/58/mode/1up" xlink:type="simple">https://www.biodiversitylibrary.org/page/116538#page/58/mode/1up</text:a> ; <text:a xlink:href="https://www.biodiversitylibrary.org/page/59947722#page/904/mode/1up" xlink:type="simple">https://www.biodiversitylibrary.org/page/59947722#page/904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nry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2,5cm</text:p>
          </table:table-cell>
          <table:table-cell office:value-type="string" calcext:value-type="string">
            <text:p>5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marron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1089" xlink:type="simple">https://www.worldfloraonline.org/taxon/wfo-0001091089</text:a> ; <text:a xlink:href="https://www.biodiversitylibrary.org/page/36667023#page/57/mode/1up" xlink:type="simple">https://www.biodiversitylibrary.org/page/36667023#page/5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rberti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Australie (Nv-GdS, Qnld), Iles Norfolk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iliforme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62009892#page/219/mode/1up" xlink:type="simple">https://www.biodiversitylibrary.org/page/62009892#page/219/mode/1up</text:a> ; <text:a xlink:href="https://www.biodiversitylibrary.org/page/46703245#page/120/mode/1up" xlink:type="simple">https://www.biodiversitylibrary.org/page/46703245#page/120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irtiflor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4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lrung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ouvelle Guiné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4cm (entier)</text:p>
          </table:table-cell>
          <table:table-cell office:value-type="string" calcext:value-type="string">
            <text:p>coupe</text:p>
          </table:table-cell>
          <table:table-cell/>
          <table:table-cell office:value-type="string" calcext:value-type="string">
            <text:p>violet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8675371#page/154/mode/1up" xlink:type="simple">https://www.biodiversitylibrary.org/page/28675371#page/154/mode/1up</text:a> ;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oserice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olombie, Costa Rica, Cuba, Salvador, Guatemala, Honduras, Mexique (G, NE, SE, SO), Nicaragua, Panama, Venezuela</text:p>
          </table:table-cell>
          <table:table-cell table:style-name="ce20"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style-name="ce20" office:value-type="string" calcext:value-type="string">
            <text:p>2,5-4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jaune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filiforme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odorante</text:p>
          </table:table-cell>
          <table:table-cell table:style-name="ce20" table:number-columns-repeated="4"/>
          <table:table-cell table:style-name="ce20" office:value-type="string" calcext:value-type="string">
            <text:p><text:a xlink:href="https://www.worldfloraonline.org/taxon/wfo-0000480204" xlink:type="simple">https://www.worldfloraonline.org/taxon/wfo-0000480204</text:a> ; <text:a xlink:href="https://www.biodiversitylibrary.org/page/2396421#page/105/mode/1up" xlink:type="simple">https://www.biodiversitylibrary.org/page/2396421#page/105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ichthyura</text:p>
          </table:table-cell>
          <table:table-cell table:style-name="ce41" office:value-type="string" calcext:value-type="string">
            <text:p>C’est P. pohlii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lamo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Guatemala, Honduras, Mexique (SE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2-3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orange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inéaire triangulair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/>
          <table:table-cell table:style-name="ce20" office:value-type="string" calcext:value-type="string">
            <text:p>nulle à légèrement malodorant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0 à 12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www.researchgate.net/publication/364383215_The_Mesoamerican_Passiflora_ilamo_Section_Decaloba_Passifloraceae_Newly_Recognized_at_Species_Level" xlink:type="simple">https://www.researchgate.net/publication/364383215_The_Mesoamerican_Passiflora_ilamo_Section_Decaloba_Passifloraceae_Newly_Recognized_at_Species_Level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carnata</text:p>
          </table:table-cell>
          <table:table-cell table:style-name="ce20" office:value-type="string" calcext:value-type="string">
            <text:p>Introduit en Asie, en Nouvelle Calédonie, et s’étend aux US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USA (quart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4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6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57" xlink:type="simple">https://www.worldfloraonline.org/taxon/wfo-0001090757</text:a> ; <text:a xlink:href="https://www.biodiversitylibrary.org/page/2375814#page/67/mode/1up" xlink:type="simple">https://www.biodiversitylibrary.org/page/2375814#page/6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deco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bleu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Triangulaires ovales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5109#page/139/mode/1up" xlink:type="simple">https://www.biodiversitylibrary.org/page/5109#page/139/mode/1up</text:a> ; <text:a xlink:href="https://www.biodiversitylibrary.org/page/2396559#page/233/mode/1up" xlink:type="simple">https://www.biodiversitylibrary.org/page/2396559#page/233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sign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5-20cm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ros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s oblongu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468353#page/243/mode/1up" xlink:type="simple">https://www.biodiversitylibrary.org/page/468353#page/243/mode/1up</text:a> ; <text:a xlink:href="https://www.biodiversitylibrary.org/page/2396597#page/270/mode/1up" xlink:type="simple">https://www.biodiversitylibrary.org/page/2396597#page/270/mode/1up</text:a> ; <text:a xlink:href="https://www.biodiversitylibrary.org/page/13698468#page/1547/mode/1up" xlink:type="simple">https://www.biodiversitylibrary.org/page/13698468#page/1547/mode/1up</text:a> </text:p>
          </table:table-cell>
          <table:table-cell table:number-columns-repeated="1000"/>
        </table:table-row>
        <table:table-row table:style-name="ro4">
          <table:table-cell table:style-name="ce44" office:value-type="string" calcext:value-type="string">
            <text:p>Passiflora</text:p>
          </table:table-cell>
          <table:table-cell table:style-name="ce23" office:value-type="string" calcext:value-type="string">
            <text:p>intricata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Nord </text:p>
          </table:table-cell>
          <table:table-cell table:style-name="ce23" office:value-type="string" calcext:value-type="string">
            <text:p>République Dominicaine</text:p>
          </table:table-cell>
          <table:table-cell table:style-name="ce23" office:value-type="string" calcext:value-type="string">
            <text:p>Passiflora</text:p>
          </table:table-cell>
          <table:table-cell table:style-name="ce44"/>
          <table:table-cell table:style-name="ce23" table:number-columns-repeated="2"/>
          <table:table-cell table:number-columns-repeated="2" table:style-name="ce23" office:value-type="string" calcext:value-type="string">
            <text:p>campanulé</text:p>
          </table:table-cell>
          <table:table-cell table:style-name="ce23" office:value-type="string" calcext:value-type="string">
            <text:p>blanc, vert</text:p>
          </table:table-cell>
          <table:table-cell table:style-name="ce23" office:value-type="string" calcext:value-type="string">
            <text:p>uni</text:p>
          </table:table-cell>
          <table:table-cell table:style-name="ce23" table:number-columns-repeated="2"/>
          <table:table-cell table:style-name="ce23" office:value-type="string" calcext:value-type="string">
            <text:p>long</text:p>
          </table:table-cell>
          <table:table-cell table:style-name="ce23" table:number-columns-repeated="7"/>
          <table:table-cell table:style-name="ce71"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iodocarpa</text:p>
          </table:table-cell>
          <table:table-cell table:style-name="ce41" office:value-type="string" calcext:value-type="string">
            <text:p>C’est P.edul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schnoclad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</text:p>
          </table:table-cell>
          <table:table-cell office:value-type="string" calcext:value-type="string">
            <text:p>4mm (hypanthe)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1 à 2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0704" xlink:type="simple">https://www.worldfloraonline.org/taxon/wfo-0001090704</text:a> ; <text:a xlink:href="https://www.biodiversitylibrary.org/page/2375796#page/51/mode/1up" xlink:type="simple">https://www.biodiversitylibrary.org/page/2375796#page/51/mode/1up</text:a> </text:p>
          </table:table-cell>
          <table:table-cell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ameson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érou, Equateur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, violet</text:p>
          </table:table-cell>
          <table:table-cell table:style-name="ce20" office:value-type="string" calcext:value-type="string">
            <text:p>uni</text:p>
          </table:table-cell>
          <table:table-cell table:style-name="ce20" table:number-columns-repeated="2"/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60778122#page/46/mode/1up" xlink:type="simple">https://www.biodiversitylibrary.org/page/60778122#page/46/mode/1up</text:a> ; </text:p>
          </table:table-cell>
          <table:table-cell table:style-name="ce37" table:number-columns-repeated="1000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jatunsachensis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</text:p>
          </table:table-cell>
          <table:table-cell table:style-name="ce23" office:value-type="string" calcext:value-type="string">
            <text:p>Equateur</text:p>
          </table:table-cell>
          <table:table-cell table:style-name="ce23" office:value-type="string" calcext:value-type="string">
            <text:p>decaloba</text:p>
          </table:table-cell>
          <table:table-cell table:style-name="ce44"/>
          <table:table-cell table:style-name="ce23" table:number-columns-repeated="2"/>
          <table:table-cell table:number-columns-repeated="2" table:style-name="ce23" office:value-type="string" calcext:value-type="string">
            <text:p>campanulé</text:p>
          </table:table-cell>
          <table:table-cell table:style-name="ce23" office:value-type="string" calcext:value-type="string">
            <text:p>blanc, jaune</text:p>
          </table:table-cell>
          <table:table-cell table:style-name="ce23" office:value-type="string" calcext:value-type="string">
            <text:p>uni</text:p>
          </table:table-cell>
          <table:table-cell table:style-name="ce23" table:number-columns-repeated="10"/>
          <table:table-cell table:style-name="ce71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ianfeng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E, Haïnan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jaune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241737" xlink:type="simple">https://www.worldfloraonline.org/taxon/wfo-0001241737</text:a> ; <text:a xlink:href="https://www.biodiversitylibrary.org/page/36554271#page/698/mode/1up" xlink:type="simple">https://www.biodiversitylibrary.org/page/36554271#page/698/mode/1up</text:a> </text:p>
          </table:table-cell>
          <table:table-cell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jilekii</text:p>
          </table:table-cell>
          <table:table-cell table:style-name="ce41" office:value-type="string" calcext:value-type="string">
            <text:p>C’est P.mediterrane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gorum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hine (S), Himalaya (E), Myanma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cm</text:p>
          </table:table-cell>
          <table:table-cell office:value-type="string" calcext:value-type="string">
            <text:p>9-12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075" xlink:type="simple">https://www.worldfloraonline.org/taxon/wfo-0001091075</text:a> ; <text:a xlink:href="https://www.biodiversitylibrary.org/page/32031538#page/125/mode/1up" xlink:type="simple">https://www.biodiversitylibrary.org/page/32031538#page/125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li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SO)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sucrée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37151#page/359/mode/1up" xlink:type="simple">https://www.biodiversitylibrary.org/page/637151#page/359/mode/1up</text:a> ; <text:a xlink:href="https://www.biodiversitylibrary.org/page/637152#page/360/mode/1up" xlink:type="simple">https://www.biodiversitylibrary.org/page/637152#page/360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ssieu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Suriname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racémeuse</text:p>
          </table:table-cell>
          <table:table-cell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s setacées</text:p>
          </table:table-cell>
          <table:table-cell office:value-type="string" calcext:value-type="string">
            <text:p>4-5 séries</text:p>
          </table:table-cell>
          <table:table-cell office:value-type="string" calcext:value-type="string">
            <text:p>moyen</text:p>
          </table:table-cell>
          <table:table-cell table:number-columns-repeated="4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<text:a xlink:href="https://www.worldfloraonline.org/taxon/wfo-0000750354" xlink:type="simple">https://www.worldfloraonline.org/taxon/wfo-0000750354</text:a> ; <text:a xlink:href="https://www.biodiversitylibrary.org/page/48407173#page/55/mode/1up" xlink:type="simple">https://www.biodiversitylibrary.org/page/48407173#page/5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rwinsk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Mexique (C, NE, 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-4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iform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nectaires</text:p>
          </table:table-cell>
          <table:table-cell table:number-columns-repeated="2"/>
          <table:table-cell office:value-type="string" calcext:value-type="string">
            <text:p><text:a xlink:href="https://www.biodiversitylibrary.org/page/53602645#page/21/mode/1up" xlink:type="simple">https://www.biodiversitylibrary.org/page/53602645#page/21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w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4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<text:a xlink:href="https://www.worldfloraonline.org/taxon/wfo-0001090952" xlink:type="simple">https://www.worldfloraonline.org/taxon/wfo-0001090952</text:a> ; <text:a xlink:href="https://www.biodiversitylibrary.org/page/639649#page/237/mode/1up" xlink:type="simple">https://www.biodiversitylibrary.org/page/639649#page/23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ermesina</text:p>
          </table:table-cell>
          <table:table-cell table:style-name="ce20" office:value-type="string" calcext:value-type="string">
            <text:p>Introduit en Equa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8cm</text:p>
          </table:table-cell>
          <table:table-cell office:value-type="string" calcext:value-type="string">
            <text:p>1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952" xlink:type="simple">https://www.worldfloraonline.org/taxon/wfo-0001090952</text:a> ; <text:a xlink:href="https://www.biodiversitylibrary.org/page/34313407#page/413/mode/1up" xlink:type="simple">https://www.biodiversitylibrary.org/page/34313407#page/41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urand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Océanie</text:p>
          </table:table-cell>
          <table:table-cell table:style-name="ce20" office:value-type="string" calcext:value-type="string">
            <text:p>Australie (Qnld)</text:p>
          </table:table-cell>
          <table:table-cell table:style-name="ce20" office:value-type="string" calcext:value-type="string">
            <text:p>Tetrapathe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office:value-type="string" calcext:value-type="string">
            <text:p>20-35mm</text:p>
          </table:table-cell>
          <table:table-cell table:style-name="ce20" office:value-type="string" calcext:value-type="string">
            <text:p>2,5mm</text:p>
          </table:table-cell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triangulair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0 à 2 nectaires</text:p>
          </table:table-cell>
          <table:table-cell table:style-name="ce20" table:number-columns-repeated="2"/>
          <table:table-cell table:style-name="ce20" office:value-type="string" calcext:value-type="string">
            <text:p><text:a xlink:href="https://sci-hub.3800808.com/https://bioone.org/journals/systematic-botany/volume-34/issue-2/036364409788606343/Taxonomic-Revision-of-Passiflora-Subgenus-Tetrapathea-Including-the-Monotypic-Genera/10.1600/036364409788606343.short" xlink:type="simple">https://sci-hub.3800808.com/https://bioone.org/journals/systematic-botany/volume-34/issue-2/036364409788606343/Taxonomic-Revision-of-Passiflora-Subgenus-Tetrapathea-Including-the-Monotypic-Genera/10.1600/036364409788606343.short</text:a> </text:p>
          </table:table-cell>
          <table:table-cell table:style-name="ce37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8,2-14cm (entier) ; 6,2-9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4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1183" xlink:type="simple">https://www.worldfloraonline.org/taxon/wfo-0001091183</text:a> ; <text:a xlink:href="https://www.biodiversitylibrary.org/page/2396598#page/272/mode/1up" xlink:type="simple">https://www.biodiversitylibrary.org/page/2396598#page/272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ar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Guatemala, Mexique (SE)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8070215#page/132/mode/1up" xlink:type="simple">https://www.biodiversitylibrary.org/page/8070215#page/132/mode/1up</text:a>; <text:a xlink:href="https://www.worldfloraonline.org/taxon/wfo-0000480163" xlink:type="simple">https://www.worldfloraonline.org/taxon/wfo-0000480163</text:a> ; <text:a xlink:href="https://www.biodiversitylibrary.org/page/2396510#page/166/mode/1up" xlink:type="simple">https://www.biodiversitylibrary.org/page/2396510#page/166/mode/1up</text:a> </text:p>
          </table:table-cell>
          <table:table-cell table:style-name="ce53"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till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élize, Honduras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43630#page/462/mode/1up" xlink:type="simple">https://www.biodiversitylibrary.org/page/643630#page/462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ifoli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Jamaïque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8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anc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filiform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96570#page/243/mode/1up" xlink:type="simple">https://www.biodiversitylibrary.org/page/2396570#page/243/mode/1up</text:a> ; <text:a xlink:href="https://www.biodiversitylibrary.org/page/143461#page/400/mode/1up" xlink:type="simple">https://www.biodiversitylibrary.org/page/143461#page/400/mode/1up</text:a> </text:p>
          </table:table-cell>
          <table:table-cell table:style-name="ce37" table:number-columns-repeated="1000"/>
        </table:table-row>
        <table:table-row table:style-name="ro12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ur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Nord</text:p>
          </table:table-cell>
          <table:table-cell office:value-type="string" calcext:value-type="string">
            <text:p>Brésil (N, NE), Colombie, Cuba, République Dominicaine, Guyane, Guyayna, Haïti, Jamaïque, Iles sous-le-vent, Puerto Rico, Suriname, Trinidad &amp; Tobago, Venezuela, Antilles Venezueliennes, Vietnam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7cm</text:p>
          </table:table-cell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6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248" xlink:type="simple">https://www.worldfloraonline.org/taxon/wfo-0000480248</text:a> ; <text:a xlink:href="https://www.biodiversitylibrary.org/page/2375783#page/43/mode/1up" xlink:type="simple">https://www.biodiversitylibrary.org/page/2375783#page/4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clad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3 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08" xlink:type="simple">https://www.worldfloraonline.org/taxon/wfo-0001090708</text:a> ; <text:a xlink:href="https://www.biodiversitylibrary.org/page/2396498#page/154/mode/1up" xlink:type="simple">https://www.biodiversitylibrary.org/page/2396498#page/154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misch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0-12cm (pressée)</text:p>
          </table:table-cell>
          <table:table-cell office:value-type="string" calcext:value-type="string">
            <text:p>7,5-14,2cm (entier) ; 3,5-8,5cm (hypanthium)</text:p>
          </table:table-cell>
          <table:table-cell table:style-name="Default"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ert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303" xlink:type="simple">https://www.worldfloraonline.org/taxon/wfo-0001091303</text:a> ; <text:a xlink:href="https://www.biodiversitylibrary.org/page/732917#page/304/mode/1up" xlink:type="simple">https://www.biodiversitylibrary.org/page/732917#page/304/mode/1up</text:a> ; <text:a xlink:href="https://www.biodiversitylibrary.org/page/2396593#page/266/mode/1up" xlink:type="simple">https://www.biodiversitylibrary.org/page/2396593#page/26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schenault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Inde (+Assam), Bangladesh, Himalaya (E), Myanmar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11319004#page/198/mode/1up" xlink:type="simple">https://www.biodiversitylibrary.org/page/11319004#page/198/mode/1up</text:a> ;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gularis</text:p>
          </table:table-cell>
          <table:table-cell table:style-name="ce20" office:value-type="string" calcext:value-type="string">
            <text:p>Introduit dans le N de l’Amérique centrale, Afrique, Asie et Caraïb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9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-7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9094076#page/117/mode/1up" xlink:type="simple">https://www.biodiversitylibrary.org/page/29094076#page/117/mode/1up</text:a> ; <text:a xlink:href="https://www.worldfloraonline.org/taxon/wfo-0000480239" xlink:type="simple">https://www.worldfloraonline.org/taxon/wfo-0000480239</text:a> ; <text:a xlink:href="https://www.biodiversitylibrary.org/page/59488950#page/56/mode/1up" xlink:type="simple">https://www.biodiversitylibrary.org/page/59488950#page/56/mode/1up</text:a> </text:p>
          </table:table-cell>
          <table:table-cell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ndeni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table:number-columns-repeated="2"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42639984#page/186/mode/1up" xlink:type="simple">https://www.biodiversitylibrary.org/page/42639984#page/186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Nicara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242" xlink:type="simple">https://www.worldfloraonline.org/taxon/wfo-0000480242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b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143439#page/397/mode/1up" xlink:type="simple">https://www.biodiversitylibrary.org/page/143439#page/397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efgren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9-11cm</text:p>
          </table:table-cell>
          <table:table-cell office:value-type="string" calcext:value-type="string">
            <text:p>1 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caduque</text:p>
          </table:table-cell>
          <table:table-cell office:value-type="string" calcext:value-type="string">
            <text:p>6-7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4 nectaires</text:p>
          </table:table-cell>
          <table:table-cell table:number-columns-repeated="2"/>
          <table:table-cell office:value-type="string" calcext:value-type="string">
            <text:p><text:a xlink:href="https://www.biodiversitylibrary.org/page/640027#page/212/mode/1up" xlink:type="simple">https://www.biodiversitylibrary.org/page/640027#page/212/mode/1up</text:a> ; <text:a xlink:href="https://www.worldfloraonline.org/taxon/wfo-0001237640" xlink:type="simple">https://www.worldfloraonline.org/taxon/wfo-0001237640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x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731#page/17/mode/1up" xlink:type="simple">https://www.biodiversitylibrary.org/page/399731#page/1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etzelburg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2-4cm</text:p>
          </table:table-cell>
          <table:table-cell office:value-type="string" calcext:value-type="string">
            <text:p>1,4-1,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0" xlink:type="simple">https://www.worldfloraonline.org/taxon/wfo-0001090710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te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USA (quart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1-2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762" xlink:type="simple">https://www.worldfloraonline.org/taxon/wfo-0001090762</text:a> ; <text:a xlink:href="https://www.biodiversitylibrary.org/page/2396356#page/141/mode/1up" xlink:type="simple">https://www.biodiversitylibrary.org/page/2396356#page/141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luzmarina</text:p>
          </table:table-cell>
          <table:table-cell table:style-name="ce29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-4cm</text:p>
          </table:table-cell>
          <table:table-cell office:value-type="string" calcext:value-type="string">
            <text:p>2-4,3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nn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640202#page/385/mode/1up" xlink:type="simple">https://www.biodiversitylibrary.org/page/640202#page/38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hyl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-7,5cm</text:p>
          </table:table-cell>
          <table:table-cell office:value-type="string" calcext:value-type="string">
            <text:p>12-18m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6603#page/38/mode/1up" xlink:type="simple">https://www.biodiversitylibrary.org/page/236603#page/38/mode/1up</text:a> ; <text:a xlink:href="https://www.biodiversitylibrary.org/page/2375940#page/201/mode/1up" xlink:type="simple">https://www.biodiversitylibrary.org/page/2375940#page/201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od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2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399733#page/19/mode/1up" xlink:type="simple">https://www.biodiversitylibrary.org/page/399733#page/19/mode/1up</text:a> ; </text:p>
          </table:table-cell>
          <table:table-cell table:number-columns-repeated="1000"/>
        </table:table-row>
        <table:table-row table:style-name="ro4">
          <table:table-cell table:style-name="ce25" office:value-type="string" calcext:value-type="string">
            <text:p>Passiflora</text:p>
          </table:table-cell>
          <table:table-cell table:style-name="ce25" office:value-type="string" calcext:value-type="string">
            <text:p>maestrensis</text:p>
          </table:table-cell>
          <table:table-cell table:style-name="ce25"/>
          <table:table-cell table:style-name="ce25" office:value-type="string" calcext:value-type="string">
            <text:p>Oui</text:p>
          </table:table-cell>
          <table:table-cell table:style-name="ce25" office:value-type="string" calcext:value-type="string">
            <text:p>Amérique du Nord </text:p>
          </table:table-cell>
          <table:table-cell table:style-name="ce25" office:value-type="string" calcext:value-type="string">
            <text:p>Cuba</text:p>
          </table:table-cell>
          <table:table-cell table:style-name="ce25" office:value-type="string" calcext:value-type="string">
            <text:p>decaloba</text:p>
          </table:table-cell>
          <table:table-cell table:style-name="ce58"/>
          <table:table-cell table:style-name="ce25" table:number-columns-repeated="16"/>
          <table:table-cell table:style-name="ce55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gnific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4,5cm</text:p>
          </table:table-cell>
          <table:table-cell office:value-type="string" calcext:value-type="string">
            <text:p>4,5cm (entier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6 nectaires</text:p>
          </table:table-cell>
          <table:table-cell table:number-columns-repeated="2"/>
          <table:table-cell office:value-type="string" calcext:value-type="string">
            <text:p><text:a xlink:href="https://www.biodiversitylibrary.org/page/12980441#page/56/mode/1up" xlink:type="simple">https://www.biodiversitylibrary.org/page/12980441#page/56/mode/1up</text:a> </text:p>
          </table:table-cell>
          <table:table-cell table:style-name="ce53" table:number-columns-repeated="1000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magnoliifolia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/centrale</text:p>
          </table:table-cell>
          <table:table-cell table:style-name="ce23" office:value-type="string" calcext:value-type="string">
            <text:p>Colombie, Panama</text:p>
          </table:table-cell>
          <table:table-cell table:style-name="ce23" office:value-type="string" calcext:value-type="string">
            <text:p>astrophea</text:p>
          </table:table-cell>
          <table:table-cell table:style-name="ce44"/>
          <table:table-cell table:style-name="ce23" table:number-columns-repeated="2"/>
          <table:table-cell table:number-columns-repeated="2" table:style-name="ce23" office:value-type="string" calcext:value-type="string">
            <text:p>campanulé</text:p>
          </table:table-cell>
          <table:table-cell table:style-name="ce23" office:value-type="string" calcext:value-type="string">
            <text:p>vert, orange</text:p>
          </table:table-cell>
          <table:table-cell table:style-name="ce23" office:value-type="string" calcext:value-type="string">
            <text:p>uni</text:p>
          </table:table-cell>
          <table:table-cell table:style-name="ce23" table:number-columns-repeated="2"/>
          <table:table-cell table:style-name="ce23" office:value-type="string" calcext:value-type="string">
            <text:p>moyen</text:p>
          </table:table-cell>
          <table:table-cell table:style-name="ce23" table:number-columns-repeated="7"/>
          <table:table-cell table:style-name="ce71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acophyl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43444#page/403/mode/1up" xlink:type="simple">https://www.biodiversitylibrary.org/page/143444#page/403/mode/1up</text:a> ; <text:a xlink:href="https://www.worldfloraonline.org/taxon/wfo-0001264728" xlink:type="simple">https://www.worldfloraonline.org/taxon/wfo-0001264728</text:a> ; <text:a xlink:href="https://www.biodiversitylibrary.org/page/143464#page/423/mode/1up" xlink:type="simple">https://www.biodiversitylibrary.org/page/143464#page/423/mode/1up</text:a> </text:p>
          </table:table-cell>
          <table:table-cell table:style-name="ce53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iformis</text:p>
          </table:table-cell>
          <table:table-cell table:style-name="ce20" office:value-type="string" calcext:value-type="string">
            <text:p>Introduit aux Galapagos, Fiji, en Asie et Océan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uba, République Dominicaine, Haïti, Jamaïque, Iles sous-le-vent, Puerto Rico, Venezuela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 office:value-type="string" calcext:value-type="string">
            <text:p>6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violet, blanc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223" xlink:type="simple">https://www.worldfloraonline.org/taxon/wfo-0000480223</text:a> </text:p>
          </table:table-cell>
          <table:table-cell table:number-columns-repeated="1000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mandonii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</text:p>
          </table:table-cell>
          <table:table-cell table:style-name="ce23" office:value-type="string" calcext:value-type="string">
            <text:p>Bolivie</text:p>
          </table:table-cell>
          <table:table-cell table:style-name="ce23" office:value-type="string" calcext:value-type="string">
            <text:p>Passiflora</text:p>
          </table:table-cell>
          <table:table-cell table:style-name="ce44"/>
          <table:table-cell table:style-name="ce23" table:number-columns-repeated="2"/>
          <table:table-cell table:style-name="ce23" office:value-type="string" calcext:value-type="string">
            <text:p>tube</text:p>
          </table:table-cell>
          <table:table-cell table:style-name="ce23" office:value-type="string" calcext:value-type="string">
            <text:p>campanulé</text:p>
          </table:table-cell>
          <table:table-cell table:style-name="ce23" table:number-columns-repeated="12"/>
          <table:table-cell table:style-name="ce71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icata</text:p>
          </table:table-cell>
          <table:table-cell table:style-name="ce20" office:value-type="string" calcext:value-type="string">
            <text:p>Introduit en Bolivie, Province du cap, Hawaï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Venezuela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5-5,6cm (entier), 2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9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222" xlink:type="simple">https://www.worldfloraonline.org/taxon/wfo-0000480222</text:a> ; <text:a xlink:href="https://www.biodiversitylibrary.org/page/2396634#page/306/mode/1up" xlink:type="simple">https://www.biodiversitylibrary.org/page/2396634#page/30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so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2" xlink:type="simple">https://www.worldfloraonline.org/taxon/wfo-0001090712</text:a> ; <text:a xlink:href="https://www.biodiversitylibrary.org/page/143448#page/407/mode/1up" xlink:type="simple">https://www.biodiversitylibrary.org/page/143448#page/407/mode/1up</text:a> </text:p>
          </table:table-cell>
          <table:table-cell table:style-name="ce53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thews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, Pérou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7cm</text:p>
          </table:table-cell>
          <table:table-cell table:style-name="ce20" office:value-type="string" calcext:value-type="string">
            <text:p>4cm (hypanthium)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connées</text:p>
          </table:table-cell>
          <table:table-cell table:style-name="ce20"/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passiflora.it/mathewsii/382/eng/" xlink:type="simple">https://www.passiflora.it/mathewsii/382/eng/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diterrane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-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67783" xlink:type="simple">https://www.worldfloraonline.org/taxon/wfo-0001267783</text:a> ; <text:a xlink:href="https://www.biodiversitylibrary.org/page/143472#page/431/mode/1up" xlink:type="simple">https://www.biodiversitylibrary.org/page/143472#page/431/mode/1up</text:a> </text:p>
          </table:table-cell>
          <table:table-cell table:number-columns-repeated="1000"/>
        </table:table-row>
        <table:table-row table:style-name="ro9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mbranace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Guatemala, Honduras, Mexique (G, SE, SO)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-8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233" xlink:type="simple">https://www.worldfloraonline.org/taxon/wfo-0000480233</text:a> ; <text:a xlink:href="https://www.biodiversitylibrary.org/page/2396566#page/240/mode/1up" xlink:type="simple">https://www.biodiversitylibrary.org/page/2396566#page/240/mode/1up</text:a> ; <text:a xlink:href="https://www.biodiversitylibrary.org/page/59488954#page/60/mode/1up" xlink:type="simple">https://www.biodiversitylibrary.org/page/59488954#page/60/mode/1up</text:a> 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mendoncaei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</text:p>
          </table:table-cell>
          <table:table-cell table:style-name="ce23" office:value-type="string" calcext:value-type="string">
            <text:p>Brésil (S, SE)</text:p>
          </table:table-cell>
          <table:table-cell table:style-name="ce23" office:value-type="string" calcext:value-type="string">
            <text:p>Passiflora</text:p>
          </table:table-cell>
          <table:table-cell table:style-name="ce44"/>
          <table:table-cell table:style-name="ce23"/>
          <table:table-cell table:style-name="ce23" office:value-type="string" calcext:value-type="string">
            <text:p>1,5-1,7cm (hypanthium)</text:p>
          </table:table-cell>
          <table:table-cell table:style-name="ce23" office:value-type="string" calcext:value-type="string">
            <text:p>tube</text:p>
          </table:table-cell>
          <table:table-cell table:style-name="ce23" table:number-columns-repeated="3"/>
          <table:table-cell table:style-name="ce23" office:value-type="string" calcext:value-type="string">
            <text:p>oblongues</text:p>
          </table:table-cell>
          <table:table-cell table:style-name="ce23" office:value-type="string" calcext:value-type="string">
            <text:p>2 séries</text:p>
          </table:table-cell>
          <table:table-cell table:style-name="ce23" table:number-columns-repeated="7"/>
          <table:table-cell table:style-name="ce23" office:value-type="string" calcext:value-type="string">
            <text:p><text:a xlink:href="https://www.biodiversitylibrary.org/page/732919#page/306/mode/1up" xlink:type="simple">https://www.biodiversitylibrary.org/page/732919#page/306/mode/1up</text:a> </text:p>
          </table:table-cell>
          <table:table-cell table:style-name="ce71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nisperm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NE, O), Colombie, Costa Rica, Equateur, Nicaragua, Panama, Pérou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715" xlink:type="simple">https://www.worldfloraonline.org/taxon/wfo-0001090715</text:a> ; <text:a xlink:href="https://www.biodiversitylibrary.org/page/2375877#page/135/mode/1up" xlink:type="simple">https://www.biodiversitylibrary.org/page/2375877#page/135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xic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Arizona, Mexi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,5-4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396341#page/207/mode/1up" xlink:type="simple">https://www.biodiversitylibrary.org/page/2396341#page/207/mode/1up</text:a> ; <text:a xlink:href="https://www.worldfloraonline.org/taxon/wfo-0001090763" xlink:type="simple">https://www.worldfloraonline.org/taxon/wfo-0001090763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peta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Bolivie, Colombie, Equateur, Pérou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 ?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2396337#page/211/mode/1up" xlink:type="simple">https://www.biodiversitylibrary.org/page/2396337#page/211/mode/1up</text:a> ; <text:a xlink:href="https://www.biodiversitylibrary.org/page/63502945#page/386/mode/1up" xlink:type="simple">https://www.biodiversitylibrary.org/page/63502945#page/386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stipul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Mexique (G, SO)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office:value-type="string" calcext:value-type="string">
            <text:p>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, jaun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blongues triangulaires</text:p>
          </table:table-cell>
          <table:table-cell table:style-name="ce20" office:value-type="string" calcext:value-type="string">
            <text:p>2 (-4) séries</text:p>
          </table:table-cell>
          <table:table-cell table:style-name="ce20" table:number-columns-repeated="2"/>
          <table:table-cell table:style-name="ce20" office:value-type="string" calcext:value-type="string">
            <text:p>sucrée</text:p>
          </table:table-cell>
          <table:table-cell table:style-name="ce20" table:number-columns-repeated="4"/>
          <table:table-cell table:style-name="ce20" office:value-type="string" calcext:value-type="string">
            <text:p><text:a xlink:href="https://bioone.org/journals/lundellia/volume-2000/issue-3/1097-993X-3.1.1/Passiflora-microstipula-a-New-Species-of-Passifloraceae-from-Southeast-Mexico/10.25224/1097-993X-3.1.1.full" xlink:type="simple">https://bioone.org/journals/lundellia/volume-2000/issue-3/1097-993X-3.1.1/Passiflora-microstipula-a-New-Species-of-Passifloraceae-from-Southeast-Mexico/10.25224/1097-993X-3.1.1.full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ers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, O)</text:p>
          </table:table-cell>
          <table:table-cell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office:value-type="string" calcext:value-type="string">
            <text:p>5cm</text:p>
          </table:table-cell>
          <table:table-cell office:value-type="string" calcext:value-type="string">
            <text:p>2-3lignes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143443#page/402/mode/1up" xlink:type="simple">https://www.biodiversitylibrary.org/page/143443#page/402/mode/1up</text:a> ; <text:a xlink:href="https://www.biodiversitylibrary.org/page/143462#page/421/mode/1up" xlink:type="simple">https://www.biodiversitylibrary.org/page/143462#page/421/mode/1up</text:a> ; <text:a xlink:href="https://www.worldfloraonline.org/taxon/wfo-0001255556" xlink:type="simple">https://www.worldfloraonline.org/taxon/wfo-0001255556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niata</text:p>
          </table:table-cell>
          <table:table-cell table:style-name="ce20" office:value-type="string" calcext:value-type="string">
            <text:p>Introduit en Amérique centrale et du Nor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O), Colombie, Pérou</text:p>
          </table:table-cell>
          <table:table-cell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marron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507751" xlink:type="simple">https://www.worldfloraonline.org/taxon/wfo-0000507751</text:a> ; <text:a xlink:href="https://www.biodiversitylibrary.org/page/41650291#page/292/mode/1up" xlink:type="simple">https://www.biodiversitylibrary.org/page/41650291#page/292/mode/1up</text:a> </text:p>
          </table:table-cell>
          <table:table-cell table:style-name="ce53"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se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Argentine (NE, NO), Bolivie, Brésil, Colombie, Costa Rica, Guyane, Guyana, Nicaragua, Panama, Paraguay, Pérou, Suriname, Uruguay, Venezuela</text:p>
          </table:table-cell>
          <table:table-cell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office:value-type="string" calcext:value-type="string">
            <text:p>2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226" xlink:type="simple">https://www.worldfloraonline.org/taxon/wfo-0000480226</text:a> ; <text:a xlink:href="https://www.biodiversitylibrary.org/page/5111#page/141/mode/1up" xlink:type="simple">https://www.biodiversitylibrary.org/page/5111#page/141/mode/1up</text:a> ; <text:a xlink:href="https://www.biodiversitylibrary.org/page/2396499#page/155/mode/1up" xlink:type="simple">https://www.biodiversitylibrary.org/page/2396499#page/155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x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Colombie, Equateur, Pérou, Venezuela</text:p>
          </table:table-cell>
          <table:table-cell office:value-type="string" calcext:value-type="string">
            <text:p>Passiflora</text:p>
          </table:table-cell>
          <table:table-cell/>
          <table:table-cell table:style-name="Default"/>
          <table:table-cell office:value-type="string" calcext:value-type="string">
            <text:p>9,3-19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ubulair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10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227" xlink:type="simple">https://www.worldfloraonline.org/taxon/wfo-0000480227</text:a> ; <text:a xlink:href="https://www.biodiversitylibrary.org/page/411441#page/423/mode/1up" xlink:type="simple">https://www.biodiversitylibrary.org/page/411441#page/423/mode/1up</text:a> ; <text:a xlink:href="https://www.biodiversitylibrary.org/page/2396632#page/304/mode/1up" xlink:type="simple">https://www.biodiversitylibrary.org/page/2396632#page/304/mode/1up</text:a> ; <text:a xlink:href="https://www.biodiversitylibrary.org/page/2398716#page/119/mode/1up" xlink:type="simple">https://www.biodiversitylibrary.org/page/2398716#page/119/mode/1up</text:a> </text:p>
          </table:table-cell>
          <table:table-cell table:number-columns-repeated="1000"/>
        </table:table-row>
        <table:table-row table:style-name="ro1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mollissima</text:p>
          </table:table-cell>
          <table:table-cell table:style-name="ce41" office:value-type="string" calcext:value-type="string">
            <text:p>C’est P.tripartita var. Mollissim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lucc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Java, Petites iles de la Sonde, Moluques, Philippines, Célèb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3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table:number-columns-repeated="7"/>
          <table:table-cell office:value-type="string" calcext:value-type="string">
            <text:p><text:a xlink:href="https://www.biodiversitylibrary.org/page/28675370#page/150/mode/1up" xlink:type="simple">https://www.biodiversitylibrary.org/page/28675370#page/150/mode/1up</text:a> ; <text:a xlink:href="https://www.biodiversitylibrary.org/page/36667025#page/59/mode/1up" xlink:type="simple">https://www.biodiversitylibrary.org/page/36667025#page/5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nadelph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, Equateur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3-4cm</text:p>
          </table:table-cell>
          <table:table-cell table:style-name="ce20"/>
          <table:table-cell table:style-name="ce20" office:value-type="string" calcext:value-type="string">
            <text:p>coup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ubulé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ore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Paraguay</text:p>
          </table:table-cell>
          <table:table-cell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466597#page/195/mode/1up" xlink:type="simple">https://www.biodiversitylibrary.org/page/466597#page/195/mode/1up</text:a> ;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r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Argentine (NE, NO), Bolivie, Brésil (S, SE, O), Colombie, Equateur, Guatemala, Mexique (SE, SO), Paraguay, Pérou, Venezuela</text:p>
          </table:table-cell>
          <table:table-cell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office:value-type="string" calcext:value-type="string">
            <text:p>2-3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80081" xlink:type="simple">https://www.worldfloraonline.org/taxon/wfo-0000480081</text:a> ; <text:a xlink:href="https://www.biodiversitylibrary.org/page/143440#page/399/mode/1up" xlink:type="simple">https://www.biodiversitylibrary.org/page/143440#page/399/mode/1up</text:a> ; <text:a xlink:href="https://www.biodiversitylibrary.org/page/2396427#page/113/mode/1up" xlink:type="simple">https://www.biodiversitylibrary.org/page/2396427#page/11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cron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office:value-type="string" calcext:value-type="string">
            <text:p>8-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 oblongu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085" xlink:type="simple">https://www.worldfloraonline.org/taxon/wfo-0000480085</text:a> ; <text:a xlink:href="https://www.biodiversitylibrary.org/page/2375834#page/87/mode/1up" xlink:type="simple">https://www.biodiversitylibrary.org/page/2375834#page/87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multiflora</text:p>
          </table:table-cell>
          <table:table-cell table:style-name="ce26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Bahamas, Cuba, République Dominicaine, Floride, Haïti, Iles sous-le-vent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≤ 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1090764" xlink:type="simple">https://www.worldfloraonline.org/taxon/wfo-0001090764</text:a> ; <text:a xlink:href="https://www.biodiversitylibrary.org/page/2396492#page/83/mode/1up" xlink:type="simple">https://www.biodiversitylibrary.org/page/2396492#page/83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nchiqu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Colombie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4,7-6,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subulées triangulaires</text:p>
          </table:table-cell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https://bioone.org/journals/novon-a-journal-for-botanical-nomenclature/volume-24/issue-1/2012068/Passiflora-munchiquensis-una-Nueva-Especie-de-Passiflora-subgénero-Decaloba-Passifloraceae/10.3417/2012068.short?tab=ArticleLink" xlink:type="simple">https://sci-hub.3800808.com/https://bioone.org/journals/novon-a-journal-for-botanical-nomenclature/volume-24/issue-1/2012068/Passiflora-munchiquensis-una-Nueva-Especie-de-Passiflora-subg%C3%A9nero-Decaloba-Passifloraceae/10.3417/2012068.short?tab=ArticleLink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rucuj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République Dominicaine, Haïti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-2,5cm</text:p>
          </table:table-cell>
          <table:table-cell office:value-type="string" calcext:value-type="string">
            <text:p>5-7m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pas</text:p>
          </table:table-cell>
          <table:table-cell table:number-columns-repeated="7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biodiversitylibrary.org/page/13000909#page/186/mode/1up" xlink:type="simple">https://www.biodiversitylibrary.org/page/13000909#page/18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apal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sie</text:p>
          </table:table-cell>
          <table:table-cell table:style-name="ce20" office:value-type="string" calcext:value-type="string">
            <text:p>Assam, Himalaya (E), Nepal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string" calcext:value-type="string">
            <text:p>1pouce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3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item/265960#page/32/mode/1up" xlink:type="simple">https://www.biodiversitylibrary.org/item/265960#page/32/mode/1up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ephro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6-8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65235#page/305/mode/1up" xlink:type="simple">https://www.biodiversitylibrary.org/page/665235#page/305/mode/1up</text:a> ; <text:a xlink:href="https://www.biodiversitylibrary.org/page/2375876#page/138/mode/1up" xlink:type="simple">https://www.biodiversitylibrary.org/page/2375876#page/138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itid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NE, O), Colombie, Costa Rica, Guyane, Guyana, Panama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8-11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98" xlink:type="simple">https://www.worldfloraonline.org/taxon/wfo-0000480098</text:a> ; <text:a xlink:href="https://www.biodiversitylibrary.org/page/2375793#page/52/mode/1up" xlink:type="simple">https://www.biodiversitylibrary.org/page/2375793#page/52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long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1-2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79#page/252/mode/1up" xlink:type="simple">https://www.biodiversitylibrary.org/page/2396579#page/252/mode/1up</text:a> ; <text:a xlink:href="https://www.biodiversitylibrary.org/page/18440573#page/274/mode/1up" xlink:type="simple">https://www.biodiversitylibrary.org/page/18440573#page/274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ov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SE, SO)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0" xlink:type="simple">https://www.worldfloraonline.org/taxon/wfo-0000480100</text:a> ; <text:a xlink:href="https://www.biodiversitylibrary.org/page/2396441#page/127/mode/1up" xlink:type="simple">https://www.biodiversitylibrary.org/page/2396441#page/127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tus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Iles pacifiques du Mexique, Mexique (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59947728#page/909/mode/1up" xlink:type="simple">https://www.biodiversitylibrary.org/page/59947728#page/909/mode/1up</text:a> ; </text:p>
          </table:table-cell>
          <table:table-cell table:number-columns-repeated="1000"/>
        </table:table-row>
        <table:table-row table:style-name="ro7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odontophylla</text:p>
          </table:table-cell>
          <table:table-cell table:style-name="ce41" office:value-type="string" calcext:value-type="string">
            <text:p>Inconnu au bataillon (esp présente dans le S/SE du Brésil)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ersted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Bolivie, Brésil (N, O), Colombie, Costa Rica, Equateur, Guatemala, Honduras, Mexique (G, SE), Nicaragua, Panama, Paraguay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92" xlink:type="simple">https://www.worldfloraonline.org/taxon/wfo-0000480092</text:a> ; <text:a xlink:href="https://www.biodiversitylibrary.org/page/59947728#page/909/mode/1up" xlink:type="simple">https://www.biodiversitylibrary.org/page/59947728#page/90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bicul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République Dominicaine, Haïti</text:p>
          </table:table-cell>
          <table:table-cell office:value-type="string" calcext:value-type="string">
            <text:p>decaloba</text:p>
          </table:table-cell>
          <table:table-cell table:number-columns-repeated="2"/>
          <table:table-cell office:value-type="string" calcext:value-type="string">
            <text:p>6-8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table:number-columns-repeated="8"/>
          <table:table-cell office:value-type="string" calcext:value-type="string">
            <text:p><text:a xlink:href="https://www.biodiversitylibrary.org/page/2396571#page/244/mode/1up" xlink:type="simple">https://www.biodiversitylibrary.org/page/2396571#page/244/mode/1up</text:a> ;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organensis</text:p>
          </table:table-cell>
          <table:table-cell table:style-name="ce41" office:value-type="string" calcext:value-type="string">
            <text:p>C’est P.porophyll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nithou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Salvador, Guatemala, Hondura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,5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10166823#page/16/mode/1up" xlink:type="simple">https://www.biodiversitylibrary.org/page/10166823#page/16/mode/1up</text:a> ; <text:a xlink:href="https://www.biodiversitylibrary.org/page/2396349#page/148/mode/1up" xlink:type="simple">https://www.biodiversitylibrary.org/page/2396349#page/148/mode/1up</text:a> </text:p>
          </table:table-cell>
          <table:table-cell table:number-columns-repeated="1000"/>
        </table:table-row>
        <table:table-row table:style-name="ro13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lida</text:p>
          </table:table-cell>
          <table:table-cell table:style-name="ce20" office:value-type="string" calcext:value-type="string">
            <text:p>Introduit en Asie, Océanie et à Madagasca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Aruba, Bahamas, Belize, Bermudes, Iles Caïman, Colombie, Costa Rica, Cuba, République Dominicaine, Floride, Guatemala, Haïti, Honduras, Jamaïque, Iles sous-le-vent, Mexique (G, NE, SE), Antilles Néerlandaises, Nicaragua, Panama, Puerto Rico, Caraïbes du SO, Texas, Trinidad &amp; Tobago, Iles Turks et Caïques, Venezuela, Antilles venezueliennes, Iles du vent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0480060" xlink:type="simple">https://www.worldfloraonline.org/taxon/wfo-0000480060</text:a> ; <text:a xlink:href="https://www.biodiversitylibrary.org/page/59947729#page/909/mode/1up" xlink:type="simple">https://www.biodiversitylibrary.org/page/59947729#page/909/mode/1up</text:a> </text:p>
          </table:table-cell>
          <table:table-cell table:style-name="ce53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mer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N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7cm</text:p>
          </table:table-cell>
          <table:table-cell office:value-type="string" calcext:value-type="string">
            <text:p>3,5cm (entier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bipinnatisectées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68726#page/153/mode/1up" xlink:type="simple">https://www.biodiversitylibrary.org/page/368726#page/153/mode/1up</text:a> ; <text:a xlink:href="https://www.biodiversitylibrary.org/page/63280874#page/442/mode/1up" xlink:type="simple">https://www.biodiversitylibrary.org/page/63280874#page/442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pilio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1,5-2cm</text:p>
          </table:table-cell>
          <table:table-cell office:value-type="string" calcext:value-type="string">
            <text:p>4,5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 ?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1091087" xlink:type="simple">https://www.worldfloraonline.org/taxon/wfo-0001091087</text:a> ; <text:a xlink:href="https://www.biodiversitylibrary.org/page/36554269#page/698/mode/1up" xlink:type="simple">https://www.biodiversitylibrary.org/page/36554269#page/698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d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4,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279634" xlink:type="simple">https://www.worldfloraonline.org/taxon/wfo-0001279634</text:a> ; <text:a xlink:href="https://onlinelibrary.wiley.com/doi/epdf/10.1111/j.1467-8748.2006.00536.x" xlink:type="simple">https://onlinelibrary.wiley.com/doi/epdf/10.1111/j.1467-8748.2006.00536.x</text:a></text:p>
          </table:table-cell>
          <table:table-cell table:style-name="ce53"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rita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1-17,2cm (entier) ; 5,8-9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235918" xlink:type="simple">https://www.worldfloraonline.org/taxon/wfo-0001235918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icellar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643634#page/463/mode/1up" xlink:type="simple">https://www.biodiversitylibrary.org/page/643634#page/463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uncular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2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38#page/310/mode/1up" xlink:type="simple">https://www.biodiversitylibrary.org/page/2396638#page/310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en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Mexique (SE)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7-8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trifid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long</text:p>
          </table:table-cell>
          <table:table-cell table:style-name="ce20"/>
          <table:table-cell table:style-name="ce20" office:value-type="string" calcext:value-type="string">
            <text:p>douce</text:p>
          </table:table-cell>
          <table:table-cell table:style-name="ce20" table:number-columns-repeated="4"/>
          <table:table-cell table:style-name="ce20" office:value-type="string" calcext:value-type="string">
            <text:p><text:a xlink:href="https://www.jstor.org/stable/25027834?seq=98" xlink:type="simple">https://www.jstor.org/stable/25027834?seq=98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uliflo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Cuba, 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/>
          <table:table-cell office:value-type="string" calcext:value-type="string">
            <text:p>campanulé</text:p>
          </table:table-cell>
          <table:table-cell table:style-name="ce42" office:value-type="string" calcext:value-type="string">
            <text:p>cloch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ubu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402#page/85/mode/1up" xlink:type="simple">https://www.biodiversitylibrary.org/page/2396402#page/85/mode/1up</text:a> ; <text:a xlink:href="https://www.biodiversitylibrary.org/page/51917938#page/531/mode/1up" xlink:type="simple">https://www.biodiversitylibrary.org/page/51917938#page/531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tago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5-8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27" xlink:type="simple">https://www.worldfloraonline.org/taxon/wfo-0001090727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ak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éo, Malaisie péninsulaire, Sumatra, Thaïland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3,5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table:number-columns-repeated="2"/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8675371#page/152/mode/1up" xlink:type="simple">https://www.biodiversitylibrary.org/page/28675371#page/152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foli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0,7-1,3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75#page/248/mode/1up" xlink:type="simple">https://www.biodiversitylibrary.org/page/2396575#page/248/mode/1up</text:a> ; <text:a xlink:href="https://www.biodiversitylibrary.org/page/51917936#page/529/mode/1up" xlink:type="simple">https://www.biodiversitylibrary.org/page/51917936#page/52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hoenic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2,7-15,24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/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578#page/112/mode/1up" xlink:type="simple">https://www.biodiversitylibrary.org/page/239578#page/112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ctur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, NE, O), Colombie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, rose 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elliptiq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062" xlink:type="simple">https://www.worldfloraonline.org/taxon/wfo-0000480062</text:a> ; <text:a xlink:href="https://www.biodiversitylibrary.org/page/131476#page/216/mode/1up" xlink:type="simple">https://www.biodiversitylibrary.org/page/131476#page/21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l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Guatemala, Mexique (NE, SE, SO)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53132#page/341/mode/1up" xlink:type="simple">https://www.biodiversitylibrary.org/page/153132#page/341/mode/1up</text:a> ; <text:a xlink:href="https://www.biodiversitylibrary.org/page/2396424#page/110/mode/1up" xlink:type="simple">https://www.biodiversitylibrary.org/page/2396424#page/110/mode/1up</text:a> </text:p>
          </table:table-cell>
          <table:table-cell table:number-columns-repeated="1000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pilosicorona</text:p>
          </table:table-cell>
          <table:table-cell table:style-name="ce23"/>
          <table:table-cell table:style-name="ce23" office:value-type="string" calcext:value-type="string">
            <text:p>Oui</text:p>
          </table:table-cell>
          <table:table-cell table:style-name="ce23" office:value-type="string" calcext:value-type="string">
            <text:p>Amérique du Sud</text:p>
          </table:table-cell>
          <table:table-cell table:style-name="ce23" office:value-type="string" calcext:value-type="string">
            <text:p>Bolivie</text:p>
          </table:table-cell>
          <table:table-cell table:style-name="ce23" office:value-type="string" calcext:value-type="string">
            <text:p>Passiflora</text:p>
          </table:table-cell>
          <table:table-cell table:style-name="ce44"/>
          <table:table-cell table:style-name="ce23" table:number-columns-repeated="2"/>
          <table:table-cell table:style-name="ce23" office:value-type="string" calcext:value-type="string">
            <text:p>tube</text:p>
          </table:table-cell>
          <table:table-cell table:style-name="ce23" office:value-type="string" calcext:value-type="string">
            <text:p>cloche</text:p>
          </table:table-cell>
          <table:table-cell table:style-name="ce23" office:value-type="string" calcext:value-type="string">
            <text:p>rose</text:p>
          </table:table-cell>
          <table:table-cell table:style-name="ce23" office:value-type="string" calcext:value-type="string">
            <text:p>uni</text:p>
          </table:table-cell>
          <table:table-cell table:style-name="ce23" table:number-columns-repeated="10"/>
          <table:table-cell table:style-name="ce71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nnatistipula</text:p>
          </table:table-cell>
          <table:table-cell table:style-name="ce20" office:value-type="string" calcext:value-type="string">
            <text:p>Introduit en Equateur, Colombie, Chil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9cm (entier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053" xlink:type="simple">https://www.worldfloraonline.org/taxon/wfo-0000480053</text:a> ; <text:a xlink:href="https://www.biodiversitylibrary.org/page/2396610#page/282/mode/1up" xlink:type="simple">https://www.biodiversitylibrary.org/page/2396610#page/282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ttier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Equateur, Guatemala, Nicaragua, Panama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6-7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orange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0234386#page/301/mode/1up" xlink:type="simple">https://www.biodiversitylibrary.org/page/30234386#page/301/mode/1up</text:a> ; <text:a xlink:href="https://www.biodiversitylibrary.org/page/59947728#page/911/mode/1up" xlink:type="simple">https://www.biodiversitylibrary.org/page/59947728#page/911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latylob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Salvador, Guatemala, honduras, Mexique (SE), Nicaragua, Panam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roug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059" xlink:type="simple">https://www.worldfloraonline.org/taxon/wfo-0000480059</text:a> ; <text:a xlink:href="https://www.biodiversitylibrary.org/page/5440288#page/268/mode/1up" xlink:type="simple">https://www.biodiversitylibrary.org/page/5440288#page/268/mode/1up</text:a> ; <text:a xlink:href="https://www.biodiversitylibrary.org/page/2375778#page/33/mode/1up" xlink:type="simple">https://www.biodiversitylibrary.org/page/2375778#page/3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dlech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érou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25-29m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jstor.org/stable/41761657?seq=7" xlink:type="simple">https://www.jstor.org/stable/41761657?seq=7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hl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E, SE, O), Paraguay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28" xlink:type="simple">https://www.worldfloraonline.org/taxon/wfo-0001090728</text:a> ; <text:a xlink:href="https://www.biodiversitylibrary.org/page/143455#page/414/mode/1up" xlink:type="simple">https://www.biodiversitylibrary.org/page/143455#page/414/mode/1up</text:a> ; <text:a xlink:href="https://www.biodiversitylibrary.org/page/51141338#page/200/mode/1up" xlink:type="simple">https://www.biodiversitylibrary.org/page/51141338#page/200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ophyl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 pouce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293" xlink:type="simple">https://www.worldfloraonline.org/taxon/wfo-0001091293</text:a> ; <text:a xlink:href="https://www.biodiversitylibrary.org/page/33501655#page/329/mode/1up" xlink:type="simple">https://www.biodiversitylibrary.org/page/33501655#page/329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phyretic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Salvador, Guatemala, Mexique (SE, SO), Panama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7557142#page/581/mode/1up" xlink:type="simple">https://www.biodiversitylibrary.org/page/27557142#page/581/mode/1up</text:a> ; <text:a xlink:href="https://www.biodiversitylibrary.org/page/2396561#page/236/mode/1up" xlink:type="simple">https://www.biodiversitylibrary.org/page/2396561#page/23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rincep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0-1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8888998#page/177/mode/1up" xlink:type="simple">https://www.biodiversitylibrary.org/page/28888998#page/177/mode/1up</text:a> ;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pulchella</text:p>
          </table:table-cell>
          <table:table-cell table:style-name="ce41" office:value-type="string" calcext:value-type="string">
            <text:p>C’est P.bicorni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nct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Colombie, Equateur, Panama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808" xlink:type="simple">https://www.worldfloraonline.org/taxon/wfo-0001090808</text:a> ; <text:a xlink:href="https://www.biodiversitylibrary.org/page/2396533#page/189/mode/1up" xlink:type="simple">https://www.biodiversitylibrary.org/page/2396533#page/189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sil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Mexique (SE), Nicaragu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-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marron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047" xlink:type="simple">https://www.worldfloraonline.org/taxon/wfo-0001091047</text:a> ; <text:a xlink:href="https://www.biodiversitylibrary.org/page/27277091#page/394/mode/1up" xlink:type="simple">https://www.biodiversitylibrary.org/page/27277091#page/394/mode/1up</text:a> ; <text:a xlink:href="https://www.biodiversitylibrary.org/page/62458696#page/19/mode/1up" xlink:type="simple">https://www.biodiversitylibrary.org/page/62458696#page/1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yrrhanth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Perou, Venezuela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racémeuse</text:p>
          </table:table-cell>
          <table:table-cell/>
          <table:table-cell office:value-type="string" calcext:value-type="string">
            <text:p>4,5-5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75977#page/239/mode/1up" xlink:type="simple">https://www.biodiversitylibrary.org/page/2375977#page/239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ngularis</text:p>
          </table:table-cell>
          <table:table-cell table:style-name="ce2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Brésil, Colombie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1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27/mode/1up" xlink:type="simple">https://www.biodiversitylibrary.org/item/13811#page/327/mode/1up</text:a> ; <text:a xlink:href="https://www.worldfloraonline.org/taxon/wfo-0000480101" xlink:type="simple">https://www.worldfloraonline.org/taxon/wfo-0000480101</text:a> ; <text:a xlink:href="https://www.biodiversitylibrary.org/page/2375758#page/13/mode/1up" xlink:type="simple">https://www.biodiversitylibrary.org/page/2375758#page/1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ticordata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Nord </text:p>
          </table:table-cell>
          <table:table-cell table:style-name="ce20" office:value-type="string" calcext:value-type="string">
            <text:p>Mexique (SO)</text:p>
          </table:table-cell>
          <table:table-cell table:style-name="ce20" office:value-type="string" calcext:value-type="string">
            <text:p>decaloba</text:p>
          </table:table-cell>
          <table:table-cell table:style-name="ce29"/>
          <table:table-cell table:style-name="ce20" office:value-type="string" calcext:value-type="string">
            <text:p>4-5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elliptiqu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10.11646/phytotaxa.263.3.11" xlink:type="simple">https://sci-hub.3800808.com/10.11646/phytotaxa.263.3.11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iglandul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, Colombie, Equateur, Guyana, Pérou, Trinidad &amp; tobago, Venezuela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8,5cm</text:p>
          </table:table-cell>
          <table:table-cell office:value-type="string" calcext:value-type="string">
            <text:p>1,5-1,8cm (hypant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 lancéolé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worldfloraonline.org/taxon/wfo-0000480140" xlink:type="simple">https://www.worldfloraonline.org/taxon/wfo-0000480140</text:a> ;  <text:a xlink:href="https://www.biodiversitylibrary.org/page/2396644#page/322/mode/1up" xlink:type="simple">https://www.biodiversitylibrary.org/page/2396644#page/322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indi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8-8,7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091302" xlink:type="simple">https://www.worldfloraonline.org/taxon/wfo-0001091302</text:a> ; <text:a xlink:href="https://www.biodiversitylibrary.org/page/2396594#page/267/mode/1up" xlink:type="simple">https://www.biodiversitylibrary.org/page/2396594#page/267/mode/1up</text:a> ; <text:a xlink:href="https://www.biodiversitylibrary.org/page/2396594#page/267/mode/1up" xlink:type="simple">https://www.biodiversitylibrary.org/page/2396594#page/267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racemosa</text:p>
          </table:table-cell>
          <table:table-cell table:style-name="ce41" office:value-type="string" calcext:value-type="string">
            <text:p>C’est P.princeps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Passiflor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curv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 lancéo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193" xlink:type="simple">https://www.worldfloraonline.org/taxon/wfo-0001091193</text:a> ; <text:a xlink:href="https://www.biodiversitylibrary.org/page/143445#page/404/mode/1up" xlink:type="simple">https://www.biodiversitylibrary.org/page/143445#page/404/mode/1up</text:a> ; <text:a xlink:href="https://www.biodiversitylibrary.org/page/2375810#page/65/mode/1up" xlink:type="simple">https://www.biodiversitylibrary.org/page/2375810#page/6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flexiflo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3"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60#page/332/mode/1up" xlink:type="simple">https://www.biodiversitylibrary.org/page/2396660#page/332/mode/1up</text:a> ; <text:a xlink:href="https://www.biodiversitylibrary.org/page/143447#page/405/mode/1up" xlink:type="simple">https://www.biodiversitylibrary.org/page/143447#page/40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tipeta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5-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31" xlink:type="simple">https://www.worldfloraonline.org/taxon/wfo-0000480131</text:a> ; <text:a xlink:href="https://www.biodiversitylibrary.org/page/2375828#page/93/mode/1up" xlink:type="simple">https://www.biodiversitylibrary.org/page/2375828#page/93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hamn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143450#page/409/mode/1up" xlink:type="simple">https://www.biodiversitylibrary.org/page/143450#page/409/mode/1up</text:a> ; <text:a xlink:href="https://www.biodiversitylibrary.org/page/2375968#page/230/mode/1up" xlink:type="simple">https://www.biodiversitylibrary.org/page/2375968#page/230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iparia</text:p>
          </table:table-cell>
          <table:table-cell table:style-name="ce20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Bolivie, Brésil (N, O), Colombie, Equateur, Guyana, Guyane, Pérou, Suriname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35" xlink:type="simple">https://www.worldfloraonline.org/taxon/wfo-0000480135</text:a> ; <text:a xlink:href="https://www.biodiversitylibrary.org/page/143462#page/420/mode/1up" xlink:type="simple">https://www.biodiversitylibrary.org/page/143462#page/420/mode/1up</text:a> ; <text:a xlink:href="https://www.biodiversitylibrary.org/page/2375785#page/48/mode/1up" xlink:type="simple">https://www.biodiversitylibrary.org/page/2375785#page/48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seorum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8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14139#page/495/mode/1up" xlink:type="simple">https://www.biodiversitylibrary.org/page/39914139#page/495/mode/1up</text:a> ; </text:p>
          </table:table-cell>
          <table:table-cell table:style-name="ce53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virosa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Guatemala, Mexique (C, G, SE, SO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5440287#page/267/mode/1up" xlink:type="simple">https://www.biodiversitylibrary.org/page/5440287#page/267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bra</text:p>
          </table:table-cell>
          <table:table-cell table:style-name="ce20" office:value-type="string" calcext:value-type="string">
            <text:p>Introduit dans les îles du Pacifiq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Caraïb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, violet</text:p>
          </table:table-cell>
          <table:table-cell office:value-type="string" calcext:value-type="string">
            <text:p>cercle concentrique</text:p>
          </table:table-cell>
          <table:table-cell/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53" xlink:type="simple">https://www.worldfloraonline.org/taxon/wfo-0000480153</text:a> ; <text:a xlink:href="https://www.biodiversitylibrary.org/page/3505143#page/271/mode/1up" xlink:type="simple">https://www.biodiversitylibrary.org/page/3505143#page/271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f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), Guyane, Guyana, Surinam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parfumé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span text:style-name="T5"><text:a xlink:href="https://www.worldfloraonline.org/taxon/wfo-0000509930" xlink:type="simple">https://www.worldfloraonline.org/taxon/wfo-0000509930</text:a></text:span> ; <text:a xlink:href="https://www.biodiversitylibrary.org/page/41536051#page/70/mode/1up" xlink:type="simple">https://www.biodiversitylibrary.org/page/41536051#page/70/mode/1up</text:a> ; </text:p>
          </table:table-cell>
          <table:table-cell table:number-columns-repeated="1000"/>
        </table:table-row>
        <table:table-row table:style-name="ro6">
          <table:table-cell table:style-name="ce26" office:value-type="string" calcext:value-type="string">
            <text:p>Passiflora</text:p>
          </table:table-cell>
          <table:table-cell table:style-name="ce20" office:value-type="string" calcext:value-type="string">
            <text:p>rug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9,3-15,3cm</text:p>
          </table:table-cell>
          <table:table-cell office:value-type="string" calcext:value-type="string">
            <text:p>6-10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2 à 8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0480152" xlink:type="simple">https://www.worldfloraonline.org/taxon/wfo-0000480152</text:a> ; <text:a xlink:href="https://www.biodiversitylibrary.org/page/42639938#page/140/mode/1up" xlink:type="simple">https://www.biodiversitylibrary.org/page/42639938#page/140/mode/1up</text:a> ; <text:a xlink:href="https://www.biodiversitylibrary.org/page/2396603#page/275/mode/1up" xlink:type="simple">https://www.biodiversitylibrary.org/page/2396603#page/275/mode/1up</text:a> </text:p>
          </table:table-cell>
          <table:table-cell table:number-columns-repeated="1000"/>
        </table:table-row>
        <table:table-row table:style-name="ro4">
          <table:table-cell table:style-name="ce41" office:value-type="string" calcext:value-type="string">
            <text:p>Passiflora</text:p>
          </table:table-cell>
          <table:table-cell table:style-name="ce41" office:value-type="string" calcext:value-type="string">
            <text:p>rugosissima</text:p>
          </table:table-cell>
          <table:table-cell table:style-name="ce41" office:value-type="string" calcext:value-type="string">
            <text:p>C’est P. sexflora</text:p>
          </table:table-cell>
          <table:table-cell table:style-name="ce41" office:value-type="string" calcext:value-type="string">
            <text:p>Non</text:p>
          </table:table-cell>
          <table:table-cell table:style-name="ce41" table:number-columns-repeated="2"/>
          <table:table-cell table:style-name="ce41" office:value-type="string" calcext:value-type="string">
            <text:p>decaloba</text:p>
          </table:table-cell>
          <table:table-cell table:style-name="ce56"/>
          <table:table-cell table:style-name="ce41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gastegu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érou</text:p>
          </table:table-cell>
          <table:table-cell table:style-name="ce20" office:value-type="string" calcext:value-type="string">
            <text:p>decalob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35-48m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blanc</text:p>
          </table:table-cell>
          <table:table-cell table:style-name="ce20" office:value-type="string" calcext:value-type="string">
            <text:p>uni</text:p>
          </table:table-cell>
          <table:table-cell table:style-name="ce20"/>
          <table:table-cell table:style-name="ce20" office:value-type="string" calcext:value-type="string">
            <text:p>2 séries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jstor.org/stable/41761657?seq=13" xlink:type="simple">https://www.jstor.org/stable/41761657?seq=13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ctae-barbarae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/par paire</text:p>
          </table:table-cell>
          <table:table-cell table:style-name="ce20" office:value-type="string" calcext:value-type="string">
            <text:p>11-12cm</text:p>
          </table:table-cell>
          <table:table-cell table:style-name="ce20" office:value-type="string" calcext:value-type="string">
            <text:p>8-8,5cm (hypanthium)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loche</text:p>
          </table:table-cell>
          <table:table-cell table:style-name="ce20" office:value-type="string" calcext:value-type="string">
            <text:p>rouge, viole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lancéolées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sci-hub.3800808.com/10.1111/j.1756-1051.1987.tb00925.x" xlink:type="simple">https://sci-hub.3800808.com/10.1111/j.1756-1051.1987.tb00925.x</text:a> </text:p>
          </table:table-cell>
          <table:table-cell table:style-name="ce37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dra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/>
          <table:table-cell office:value-type="string" calcext:value-type="string">
            <text:p>sucré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à 2 nectaires</text:p>
          </table:table-cell>
          <table:table-cell table:number-columns-repeated="2"/>
          <table:table-cell office:value-type="string" calcext:value-type="string">
            <text:p><text:a xlink:href="https://www.biodiversitylibrary.org/page/11159711#page/89/mode/1up" xlink:type="simple">https://www.biodiversitylibrary.org/page/11159711#page/89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guinolen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Pérou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5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rose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586#page/259/mode/1up" xlink:type="simple">https://www.biodiversitylibrary.org/page/2396586#page/259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emannii</text:p>
          </table:table-cell>
          <table:table-cell table:style-name="ce20" office:value-type="string" calcext:value-type="string">
            <text:p>Introduit en Jamaïqu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elize, Colombie, Costa Rica, Mexique (SE), Nicaragua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-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8" xlink:type="simple">https://www.worldfloraonline.org/taxon/wfo-0000480108</text:a> ; <text:a xlink:href="https://www.biodiversitylibrary.org/page/62458696#page/19/mode/1up" xlink:type="simple">https://www.biodiversitylibrary.org/page/62458696#page/19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elize, Costa Rica, Guatemala, Honduras, Mexique (G, C, SE, SO, NE), Nicaragu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16" xlink:type="simple">https://www.worldfloraonline.org/taxon/wfo-0000480116</text:a> ; <text:a xlink:href="https://www.biodiversitylibrary.org/page/2375801#page/56/mode/1up" xlink:type="simple">https://www.biodiversitylibrary.org/page/2375801#page/56/mode/1up</text:a></text:p>
          </table:table-cell>
          <table:table-cell table:style-name="ce53" table:number-columns-repeated="1000"/>
        </table:table-row>
        <table:table-row table:style-name="ro10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odigit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Bolivie, Brésil (N, O), Colombie, République Dominicaine, Equateur, Guyane, Guyana, Iles sou-le-vent, Panama, Pérou, Puerto Rico, Suriname, Trinidad &amp; Tobago, Iles du vent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9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1090767" xlink:type="simple">https://www.worldfloraonline.org/taxon/wfo-0001090767</text:a> ; <text:a xlink:href="https://www.biodiversitylibrary.org/page/61529522#page/399/mode/1up" xlink:type="simple">https://www.biodiversitylibrary.org/page/61529522#page/39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ul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Venezuela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5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75780#page/35/mode/1up" xlink:type="simple">https://www.biodiversitylibrary.org/page/2375780#page/35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ace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, 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 office:value-type="string" calcext:value-type="string">
            <text:p>1,5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04" xlink:type="simple">https://www.worldfloraonline.org/taxon/wfo-0000480104</text:a> ; <text:a xlink:href="https://www.biodiversitylibrary.org/page/2375804#page/59/mode/1up" xlink:type="simple">https://www.biodiversitylibrary.org/page/2375804#page/5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ul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0115" xlink:type="simple">https://www.worldfloraonline.org/taxon/wfo-0000480115</text:a> ; <text:a xlink:href="https://www.biodiversitylibrary.org/page/2375932#page/193/mode/1up" xlink:type="simple">https://www.biodiversitylibrary.org/page/2375932#page/193/mode/1up</text:a> </text:p>
          </table:table-cell>
          <table:table-cell table:number-columns-repeated="1000"/>
        </table:table-row>
        <table:table-row table:style-name="ro10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flo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Belize, Colombie, Costa Rica, Republique Dominicaine, Equateur, Salvador, Floride, Guatemala, Haïti, Honduras, Jamaïque, Iles sous-le-vent, Mexique (C, G, NE, SE, SO) Nicaragua, Panama, 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1,5-4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11" xlink:type="simple">https://www.worldfloraonline.org/taxon/wfo-0000480111</text:a> ; <text:a xlink:href="https://www.biodiversitylibrary.org/page/2396561#page/135/mode/1up" xlink:type="simple">https://www.biodiversitylibrary.org/page/2396561#page/135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ocell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Tout sauf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-3,5cm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ert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897" xlink:type="simple">https://www.worldfloraonline.org/taxon/wfo-0001090897</text:a> ; <text:a xlink:href="https://www.biodiversitylibrary.org/page/59488971#page/77/mode/1up" xlink:type="simple">https://www.biodiversitylibrary.org/page/59488971#page/77/mode/1up</text:a>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amic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 </text:p>
          </table:table-cell>
          <table:table-cell office:value-type="string" calcext:value-type="string">
            <text:p>Assam, Chine (S, SE), Himalaya (E), Laos, Myanmar, Thaïlande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108" xlink:type="simple">https://www.worldfloraonline.org/taxon/wfo-0001091108</text:a> ; <text:a xlink:href="https://www.biodiversitylibrary.org/page/11835873#page/61/mode/1up" xlink:type="simple">https://www.biodiversitylibrary.org/page/11835873#page/61/mode/1up</text:a> ; <text:a xlink:href="https://www.biodiversitylibrary.org/page/36554273#page/699/mode/1up" xlink:type="simple">https://www.biodiversitylibrary.org/page/36554273#page/699/mode/1up</text:a> ; <text:a xlink:href="https://www.biodiversitylibrary.org/page/36667022#page/56/mode/1up" xlink:type="simple">https://www.biodiversitylibrary.org/page/36667022#page/56/mode/1up</text:a> </text:p>
          </table:table-cell>
          <table:table-cell table:style-name="ce53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cyoi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atemala, Mexique (C, G, NE, SE, SO)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filiform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96096#page/91/mode/1up" xlink:type="simple">https://www.biodiversitylibrary.org/page/96096#page/91/mode/1up</text:a> ; <text:a xlink:href="https://www.biodiversitylibrary.org/page/2396434#page/120/mode/1up" xlink:type="simple">https://www.biodiversitylibrary.org/page/2396434#page/120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sidifolia</text:p>
          </table:table-cell>
          <table:table-cell table:style-name="ce26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 pouces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59702" xlink:type="simple">https://www.worldfloraonline.org/taxon/wfo-0001259702</text:a> ; <text:a xlink:href="https://www.biodiversitylibrary.org/page/33501681#page/355/mode/1up" xlink:type="simple">https://www.biodiversitylibrary.org/page/33501681#page/35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diro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Colomb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table:number-columns-repeated="3"/>
          <table:table-cell office:value-type="string" calcext:value-type="string">
            <text:p>cloch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 (-3)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732920#page/307/mode/1up" xlink:type="simple">https://www.biodiversitylibrary.org/page/732920#page/307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lomon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2-3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/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28000159#page/897/mode/1up" xlink:type="simple">https://www.biodiversitylibrary.org/page/28000159#page/897/mode/1up</text:a> ; 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eci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7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rose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1267954" xlink:type="simple">https://www.worldfloraonline.org/taxon/wfo-0001267954</text:a> ; <text:a xlink:href="https://www.biodiversitylibrary.org/page/2396658#page/329/mode/1up" xlink:type="simple">https://www.biodiversitylibrary.org/page/2396658#page/329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haerocarp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5-7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3-4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75944#page/214/mode/1up" xlink:type="simple">https://www.biodiversitylibrary.org/page/2375944#page/214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ruce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Equateur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iole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oblongues</text:p>
          </table:table-cell>
          <table:table-cell table:style-name="ce20" office:value-type="string" calcext:value-type="string">
            <text:p>plusieurs</text:p>
          </table:table-cell>
          <table:table-cell table:style-name="ce20" office:value-type="string" calcext:value-type="string">
            <text:p>long</text:p>
          </table:table-cell>
          <table:table-cell table:style-name="ce20" table:number-columns-repeated="6"/>
          <table:table-cell table:style-name="ce20" office:value-type="string" calcext:value-type="string">
            <text:p><text:a xlink:href="https://www.biodiversitylibrary.org/page/143446#page/405/mode/1up" xlink:type="simple">https://www.biodiversitylibrary.org/page/143446#page/405/mode/1up</text:a> ;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tandley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Costa Rica, Salvador, Guatemala, Honduras, Mexique (SE), Nicaragu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jaune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26" xlink:type="simple">https://www.worldfloraonline.org/taxon/wfo-0000480126</text:a> ; <text:a xlink:href="https://www.biodiversitylibrary.org/page/39702302#page/148/mode/1up" xlink:type="simple">https://www.biodiversitylibrary.org/page/39702302#page/148/mode/1up</text:a> </text:p>
          </table:table-cell>
          <table:table-cell table:number-columns-repeated="1000"/>
        </table:table-row>
        <table:table-row table:style-name="ro8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erosa</text:p>
          </table:table-cell>
          <table:table-cell table:style-name="ce2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office:value-type="string" calcext:value-type="string">
            <text:p>Centrale + Caraïbes+ Argentine (NE, NO), Bolivie, Brésil, Colombie, Equateur, Paraguay, Pérou, Uruguay, Venezuela + Iles Pacifique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1,5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worldfloraonline.org/taxon/wfo-0000480120" xlink:type="simple">https://www.worldfloraonline.org/taxon/wfo-0000480120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peltata</text:p>
          </table:table-cell>
          <table:table-cell table:style-name="ce2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Salvador, Guatemala, Mexique (SE, SO), Panama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7c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0121" xlink:type="simple">https://www.worldfloraonline.org/taxon/wfo-0000480121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rotund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1262" xlink:type="simple">https://www.worldfloraonline.org/taxon/wfo-0001091262</text:a> ; <text:a xlink:href="https://www.biodiversitylibrary.org/page/2375833#page/88/mode/1up" xlink:type="simple">https://www.biodiversitylibrary.org/page/2375833#page/88/mode/1up</text:a> </text:p>
          </table:table-cell>
          <table:table-cell table:style-name="ce53"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anensis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centrale</text:p>
          </table:table-cell>
          <table:table-cell table:style-name="ce20" office:value-type="string" calcext:value-type="string">
            <text:p>Mexique (SE)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par paires</text:p>
          </table:table-cell>
          <table:table-cell table:style-name="ce20" office:value-type="string" calcext:value-type="string">
            <text:p>2,4cm</text:p>
          </table:table-cell>
          <table:table-cell table:style-name="ce20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ert, jaun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absent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2"/>
          <table:table-cell table:style-name="ce20" office:value-type="string" calcext:value-type="string">
            <text:p>Oui</text:p>
          </table:table-cell>
          <table:table-cell table:style-name="ce20" table:number-columns-repeated="3"/>
          <table:table-cell table:style-name="ce20" office:value-type="string" calcext:value-type="string">
            <text:p><text:a xlink:href="https://www.worldfloraonline.org/taxon/wfo-0001280464" xlink:type="simple">https://www.worldfloraonline.org/taxon/wfo-0001280464</text:a> ; <text:a xlink:href="https://onlinelibrary.wiley.com/doi/full/10.1111/curt.12327" xlink:type="simple">https://onlinelibrary.wiley.com/doi/full/10.1111/curt.12327</text:a> 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sonioi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/>
          <table:table-cell office:value-type="string" calcext:value-type="string">
            <text:p>3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/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79514#page/312/mode/1up" xlink:type="simple">https://www.biodiversitylibrary.org/page/379514#page/312/mode/1up</text:a> ; <text:a xlink:href="https://www.biodiversitylibrary.org/page/2396660#page/254/mode/1up" xlink:type="simple">https://www.biodiversitylibrary.org/page/2396660#page/254/mode/1up</text:a> ; <text:a xlink:href="https://www.biodiversitylibrary.org/page/28000155#page/892/mode/1up" xlink:type="simple">https://www.biodiversitylibrary.org/page/28000155#page/892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lamanc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Nicargua, Panam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triangul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29" xlink:type="simple">https://www.worldfloraonline.org/taxon/wfo-0000482129</text:a> ; <text:a xlink:href="https://www.biodiversitylibrary.org/page/5440288#page/268/mode/1up" xlink:type="simple">https://www.biodiversitylibrary.org/page/5440288#page/268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rminiana</text:p>
          </table:table-cell>
          <table:table-cell table:style-name="ce20" office:value-type="string" calcext:value-type="string">
            <text:p>S’étend en amérique</text:p>
          </table:table-cell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/centrale</text:p>
          </table:table-cell>
          <table:table-cell table:style-name="ce20" office:value-type="string" calcext:value-type="string">
            <text:p>Colombie, Equateur, Guatemala, Mexique (SE, SO), Pérou, Venezuela</text:p>
          </table:table-cell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string" calcext:value-type="string">
            <text:p>6-8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7"/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te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, Bolivie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,5-3,5cm</text:p>
          </table:table-cell>
          <table:table-cell office:value-type="string" calcext:value-type="string">
            <text:p>7-10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13790588#page/74/mode/1up" xlink:type="simple">https://www.biodiversitylibrary.org/page/13790588#page/74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lesiph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40423#page/161/mode/1up" xlink:type="simple">https://www.biodiversitylibrary.org/page/640423#page/161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el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39921781#page/443/mode/1up" xlink:type="simple">https://www.biodiversitylibrary.org/page/39921781#page/443/mode/1up</text:a> ; <text:a xlink:href="https://www.biodiversitylibrary.org/page/2398696#page/132/mode/1up" xlink:type="simple">https://www.biodiversitylibrary.org/page/2398696#page/132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fil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S, SE)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4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969" xlink:type="simple">https://www.worldfloraonline.org/taxon/wfo-0001090969</text:a> ; <text:a xlink:href="https://www.biodiversitylibrary.org/page/39914142#page/498/mode/1up" xlink:type="simple">https://www.biodiversitylibrary.org/page/39914142#page/498/mode/1up</text:a> ; <text:a xlink:href="https://www.biodiversitylibrary.org/page/2375730#page/123/mode/1up" xlink:type="simple">https://www.biodiversitylibrary.org/page/2375730#page/123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lob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NE), Texas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2cm</text:p>
          </table:table-cell>
          <table:table-cell/>
          <table:table-cell office:value-type="string" calcext:value-type="string">
            <text:p>absen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iolet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ubul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<text:a xlink:href="https://www.worldfloraonline.org/taxon/wfo-0001090768" xlink:type="simple">https://www.worldfloraonline.org/taxon/wfo-0001090768</text:a> ; <text:a xlink:href="https://www.biodiversitylibrary.org/page/32406879#page/201/mode/1up" xlink:type="simple">https://www.biodiversitylibrary.org/page/32406879#page/201/mode/1up</text:a> ; <text:a xlink:href="https://www.biodiversitylibrary.org/page/2396410#page/93/mode/1up" xlink:type="simple">https://www.biodiversitylibrary.org/page/2396410#page/93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trandr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Tetrapathea</text:p>
          </table:table-cell>
          <table:table-cell/>
          <table:table-cell office:value-type="string" calcext:value-type="string">
            <text:p>0,8-1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ert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147666#page/284/mode/1up" xlink:type="simple">https://www.biodiversitylibrary.org/page/23147666#page/284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c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Costa Rica, Panama</text:p>
          </table:table-cell>
          <table:table-cell office:value-type="string" calcext:value-type="string">
            <text:p>astrophea</text:p>
          </table:table-cell>
          <table:table-cell office:value-type="string" calcext:value-type="string">
            <text:p>inflorescence groupé</text:p>
          </table:table-cell>
          <table:table-cell table:number-columns-repeated="2"/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6106063#page/64/mode/1up" xlink:type="simple">https://www.biodiversitylibrary.org/page/36106063#page/64/mode/1up</text:a> ; <text:a xlink:href="https://www.biodiversitylibrary.org/page/59947735#page/915/mode/1up" xlink:type="simple">https://www.biodiversitylibrary.org/page/59947735#page/915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lii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Colombie, Equateur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table:number-columns-repeated="2"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plaisante</text:p>
          </table:table-cell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48281572#page/228/mode/1up" xlink:type="simple">https://www.biodiversitylibrary.org/page/48281572#page/228/mode/1up</text:a> ; <text:a xlink:href="https://www.biodiversitylibrary.org/page/49218382#page/489/mode/1up" xlink:type="simple">https://www.biodiversitylibrary.org/page/49218382#page/489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astrophea</text:p>
          </table:table-cell>
          <table:table-cell/>
          <table:table-cell office:value-type="string" calcext:value-type="string">
            <text:p>8-9cm</text:p>
          </table:table-cell>
          <table:table-cell office:value-type="string" calcext:value-type="string">
            <text:p>3,5-5,5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jaune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page/45280530#page/155/mode/1up" xlink:type="simple">https://www.biodiversitylibrary.org/page/45280530#page/155/mode/1up</text:a> ; <text:a xlink:href="https://www.biodiversitylibrary.org/page/15042559#page/8/mode/1up" xlink:type="simple">https://www.biodiversitylibrary.org/page/15042559#page/8/mode/1up</text:a>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onkin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, Laos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-4,5cm</text:p>
          </table:table-cell>
          <table:table-cell/>
          <table:table-cell office:value-type="string" calcext:value-type="string">
            <text:p>campanulé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4 à 6 nectaires</text:p>
          </table:table-cell>
          <table:table-cell table:number-columns-repeated="2"/>
          <table:table-cell office:value-type="string" calcext:value-type="string">
            <text:p><text:a xlink:href="https://www.worldfloraonline.org/taxon/wfo-0001090921" xlink:type="simple">https://www.worldfloraonline.org/taxon/wfo-0001090921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al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15-20mm (entier) 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iolet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10-1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62075#page/349/mode/1up" xlink:type="simple">https://www.biodiversitylibrary.org/page/662075#page/349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cusp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, Paraguay, Pérou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3#page/159/mode/1up" xlink:type="simple">https://www.biodiversitylibrary.org/page/2396503#page/159/mode/1up</text:a> ; <text:a xlink:href="https://www.worldfloraonline.org/taxon/wfo-0000482123" xlink:type="simple">https://www.worldfloraonline.org/taxon/wfo-0000482123</text:a> ; <text:a xlink:href="https://www.biodiversitylibrary.org/page/143456#page/415/mode/1up" xlink:type="simple">https://www.biodiversitylibrary.org/page/143456#page/415/mode/1up</text:a> </text:p>
          </table:table-cell>
          <table:table-cell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asci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Equateur, Pérou</text:p>
          </table:table-cell>
          <table:table-cell office:value-type="string" calcext:value-type="string">
            <text:p>decaloba</text:p>
          </table:table-cell>
          <table:table-cell/>
          <table:table-cell office:value-type="string" calcext:value-type="string">
            <text:p>2,5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6#page/161/mode/1up" xlink:type="simple">https://www.biodiversitylibrary.org/page/2396506#page/161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oli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3-4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ug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08#page/280/mode/1up" xlink:type="simple">https://www.biodiversitylibrary.org/page/2396608#page/280/mode/1up</text:a> ; <text:a xlink:href="https://www.biodiversitylibrary.org/page/143431#page/390/mode/1up" xlink:type="simple">https://www.biodiversitylibrary.org/page/143431#page/390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nta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, violet, jaun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oblongu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1007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partita</text:p>
          </table:table-cell>
          <table:table-cell table:style-name="ce20" office:value-type="string" calcext:value-type="string">
            <text:p>Introduit dans tout l’hémisphère su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Colombie, Equateur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string" calcext:value-type="string">
            <text:p>9-10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rose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24#page/296/mode/1up" xlink:type="simple">https://www.biodiversitylibrary.org/page/2396624#page/296/mode/1up</text:a> ; <text:a xlink:href="https://www.biodiversitylibrary.org/page/59947735#page/916/mode/1up" xlink:type="simple">https://www.biodiversitylibrary.org/page/59947735#page/91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sec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Pérou</text:p>
          </table:table-cell>
          <table:table-cell office:value-type="string" calcext:value-type="string">
            <text:p>Passiflora</text:p>
          </table:table-cell>
          <table:table-cell/>
          <table:table-cell office:value-type="string" calcext:value-type="string">
            <text:p>10cm</text:p>
          </table:table-cell>
          <table:table-cell office:value-type="string" calcext:value-type="string">
            <text:p>1-1,5c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06#page/312/mode/1up" xlink:type="simple">https://www.biodiversitylibrary.org/page/2396606#page/312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unc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, 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2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 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triangulair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1157" xlink:type="simple">https://www.worldfloraonline.org/taxon/wfo-0001091157</text:a> ; <text:a xlink:href="https://www.biodiversitylibrary.org/page/41582557#page/384/mode/1up" xlink:type="simple">https://www.biodiversitylibrary.org/page/41582557#page/384/mode/1up</text:a> ; <text:a xlink:href="https://www.biodiversitylibrary.org/page/2396438#page/124/mode/1up" xlink:type="simple">https://www.biodiversitylibrary.org/page/2396438#page/124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yphostemmatoide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</text:p>
          </table:table-cell>
          <table:table-cell office:value-type="string" calcext:value-type="string">
            <text:p>deidamioides</text:p>
          </table:table-cell>
          <table:table-cell office:value-type="string" calcext:value-type="string">
            <text:p>inflorescence par paires</text:p>
          </table:table-cell>
          <table:table-cell office:value-type="string" calcext:value-type="string">
            <text:p>1,5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1090747" xlink:type="simple">https://www.worldfloraonline.org/taxon/wfo-0001090747</text:a> ; <text:a xlink:href="https://www.biodiversitylibrary.org/item/676#page/736/mode/1up" xlink:type="simple">https://www.biodiversitylibrary.org/item/676#page/736/mode/1up</text:a> ; <text:a xlink:href="https://www.biodiversitylibrary.org/page/2396404#page/87/mode/1up" xlink:type="simple">https://www.biodiversitylibrary.org/page/2396404#page/8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ber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Guyana, Trinidad &amp; Tobago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,5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blanc, rouge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<text:a xlink:href="https://www.biodiversitylibrary.org/page/272835#page/56/mode/1up" xlink:type="simple">https://www.biodiversitylibrary.org/page/272835#page/56/mode/1up</text:a> ; <text:a xlink:href="https://www.biodiversitylibrary.org/page/2396509#page/165/mode/1up" xlink:type="simple">https://www.biodiversitylibrary.org/page/2396509#page/165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cuman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Paraguay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432980#page/33/mode/1up" xlink:type="simple">https://www.biodiversitylibrary.org/page/432980#page/33/mode/1up</text:a> ; <text:a xlink:href="https://www.biodiversitylibrary.org/page/2375735#page/120/mode/1up" xlink:type="simple">https://www.biodiversitylibrary.org/page/2375735#page/120/mode/1up</text:a> ; <text:a xlink:href="https://www.biodiversitylibrary.org/page/143470#page/429/mode/1up" xlink:type="simple">https://www.biodiversitylibrary.org/page/143470#page/429/mode/1up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lae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table:number-columns-repeated="2"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violet, orange</text:p>
          </table:table-cell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en forme de tub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biodiversitylibrary.org/item/13811#page/332/mode/1up" xlink:type="simple">https://www.biodiversitylibrary.org/item/13811#page/332/mode/1up</text:a> ; <text:a xlink:href="https://www.biodiversitylibrary.org/page/3463160#page/389/mode/1up" xlink:type="simple">https://www.biodiversitylibrary.org/page/3463160#page/389/mode/1up</text:a> ; <text:a xlink:href="https://www.biodiversitylibrary.org/page/381050#page/337/mode/1up" xlink:type="simple">https://www.biodiversitylibrary.org/page/381050#page/337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mbilicat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Argentine (NO)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1,5-3,5cm (hypanthium)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, blanc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</text:p>
          </table:table-cell>
          <table:table-cell office:value-type="string" calcext:value-type="string">
            <text:p>5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663#page/335/mode/1up" xlink:type="simple">https://www.biodiversitylibrary.org/page/2396663#page/335/mode/1up</text:a> ;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naefoli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Argentine (NE, NO), Bolivie, Brésil (S, SE, O), Paraguay, Pérou</text:p>
          </table:table-cell>
          <table:table-cell office:value-type="string" calcext:value-type="string">
            <text:p>decaloba</text:p>
          </table:table-cell>
          <table:table-cell table:number-columns-repeated="3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2396508#page/164/mode/1up" xlink:type="simple">https://www.biodiversitylibrary.org/page/2396508#page/164/mode/1up</text:a> ; <text:a xlink:href="https://www.biodiversitylibrary.org/page/46362872#page/52/mode/1up" xlink:type="simple">https://www.biodiversitylibrary.org/page/46362872#page/52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ubic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S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a xlink:href="https://www.worldfloraonline.org/taxon/wfo-0000482136" xlink:type="simple">https://www.worldfloraonline.org/taxon/wfo-0000482136</text:a>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espertilio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, O), Colombie, Equateur, Guyana, Guyane, Pérou, Suriname, Venezuela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4-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inéaire lancéolées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5" xlink:type="simple">https://www.worldfloraonline.org/taxon/wfo-0000482105</text:a> ; <text:a xlink:href="https://www.biodiversitylibrary.org/page/2398699#page/135/mode/1up" xlink:type="simple">https://www.biodiversitylibrary.org/page/2398699#page/135/mode/1up</text:a> ; <text:a xlink:href="https://www.biodiversitylibrary.org/page/11486311#page/217/mode/1up" xlink:type="simple">https://www.biodiversitylibrary.org/page/11486311#page/217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llos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, SE, O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267962" xlink:type="simple">https://www.worldfloraonline.org/taxon/wfo-0001267962</text:a> ; 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tifolia</text:p>
          </table:table-cell>
          <table:table-cell table:style-name="ce20" office:value-type="string" calcext:value-type="string">
            <text:p>Introduit en amérique du Nord, I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/centrale</text:p>
          </table:table-cell>
          <table:table-cell office:value-type="string" calcext:value-type="string">
            <text:p>Bolivie, Brésil (N, O), Colombie, Costa Rica, Equateur, Honduras, Nicaragua, Panama, Pérou, Venezuela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10-15cm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office:value-type="string" calcext:value-type="string">
            <text:p>3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0" xlink:type="simple">https://www.worldfloraonline.org/taxon/wfo-0000482100</text:a> ; <text:a xlink:href="https://www.biodiversitylibrary.org/page/5113#page/143/mode/1up" xlink:type="simple">https://www.biodiversitylibrary.org/page/5113#page/143/mode/1up</text:a> ; <text:a xlink:href="https://www.biodiversitylibrary.org/page/2398700#page/136/mode/1up" xlink:type="simple">https://www.biodiversitylibrary.org/page/2398700#page/136/mode/1up</text:a>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atsoni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résil (NE, SE)</text:p>
          </table:table-cell>
          <table:table-cell office:value-type="string" calcext:value-type="string">
            <text:p>Passiflor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7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 sétacé</text:p>
          </table:table-cell>
          <table:table-cell office:value-type="string" calcext:value-type="string">
            <text:p>plusieur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0482101" xlink:type="simple">https://www.worldfloraonline.org/taxon/wfo-0000482101</text:a> ; <text:a xlink:href="https://www.biodiversitylibrary.org/page/33837214#page/320/mode/1up" xlink:type="simple">https://www.biodiversitylibrary.org/page/33837214#page/320/mode/1up</text:a> </text:p>
          </table:table-cell>
          <table:table-cell table:number-columns-repeated="100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eigendii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mérique du Sud</text:p>
          </table:table-cell>
          <table:table-cell table:style-name="ce20" office:value-type="string" calcext:value-type="string">
            <text:p>Pérou</text:p>
          </table:table-cell>
          <table:table-cell table:style-name="ce20" office:value-type="string" calcext:value-type="string">
            <text:p>Passiflora</text:p>
          </table:table-cell>
          <table:table-cell table:style-name="ce29"/>
          <table:table-cell table:style-name="ce20" office:value-type="string" calcext:value-type="string">
            <text:p>8,5cm</text:p>
          </table:table-cell>
          <table:table-cell table:style-name="ce20" office:value-type="string" calcext:value-type="string">
            <text:p>11-12,3cm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ovale</text:p>
          </table:table-cell>
          <table:table-cell table:style-name="ce20" office:value-type="string" calcext:value-type="string">
            <text:p>1 série</text:p>
          </table:table-cell>
          <table:table-cell table:style-name="ce20" office:value-type="string" calcext:value-type="string">
            <text:p>court</text:p>
          </table:table-cell>
          <table:table-cell table:style-name="ce20" table:number-columns-repeated="6"/>
          <table:table-cell table:style-name="ce20" office:value-type="string" calcext:value-type="string">
            <text:p>https://sci-hub.3800808.com/10.1111/j.1756-1051.2000.tb00731.x</text:p>
          </table:table-cell>
          <table:table-cell table:style-name="ce37"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ilsonii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hine (S), Himalaya (E), Myanmar, Laos, Tibet, Thaïlande, Vietnam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groupé</text:p>
          </table:table-cell>
          <table:table-cell office:value-type="string" calcext:value-type="string">
            <text:p>2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worldfloraonline.org/taxon/wfo-0001090972" xlink:type="simple">https://www.worldfloraonline.org/taxon/wfo-0001090972</text:a> ; <text:a xlink:href="https://www.biodiversitylibrary.org/page/11624766#page/20/mode/1up" xlink:type="simple">https://www.biodiversitylibrary.org/page/11624766#page/20/mode/1up</text:a> ; <text:a xlink:href="https://www.biodiversitylibrary.org/page/36667024#page/61/mode/1up" xlink:type="simple">https://www.biodiversitylibrary.org/page/36667024#page/61/mode/1up</text:a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ikzodz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Bélize, Guatémala, 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noir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absente</text:p>
          </table:table-cell>
          <table:table-cell office:value-type="string" calcext:value-type="string">
            <text:p>5-8 séries</text:p>
          </table:table-cell>
          <table:table-cell office:value-type="string" calcext:value-type="string">
            <text:p>long</text:p>
          </table:table-cell>
          <table:table-cell table:number-columns-repeated="6"/>
          <table:table-cell office:value-type="string" calcext:value-type="string">
            <text:p><text:a xlink:href="https://www.biodiversitylibrary.org/page/637154#page/362/mode/1up" xlink:type="simple">https://www.biodiversitylibrary.org/page/637154#page/362/mode/1up</text:a> ; 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shuangbanna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/par paire</text:p>
          </table:table-cell>
          <table:table-cell office:value-type="string" calcext:value-type="string">
            <text:p>3,2-3,8cm</text:p>
          </table:table-cell>
          <table:table-cell table:style-name="Default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linéaire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moyen</text:p>
          </table:table-cell>
          <table:table-cell table:number-columns-repeated="6"/>
          <table:table-cell office:value-type="string" calcext:value-type="string">
            <text:p><text:span text:style-name="T5"><text:a xlink:href="https://www.worldfloraonline.org/taxon/wfo-0001275731" xlink:type="simple">https://www.worldfloraonline.org/taxon/wfo-0001275731</text:a></text:span><text:span text:style-name="T5"> ; </text:span><text:span text:style-name="T5"><text:a xlink:href="https://www.biodiversitylibrary.org/page/644333#page/160/mode/1up" xlink:type="simple">https://www.biodiversitylibrary.org/page/644333#page/160/mode/1up</text:a></text:span><text:span text:style-name="T5"> </text:span>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yucatanensis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Nord </text:p>
          </table:table-cell>
          <table:table-cell office:value-type="string" calcext:value-type="string">
            <text:p>Mexique (SE)</text:p>
          </table:table-cell>
          <table:table-cell office:value-type="string" calcext:value-type="string">
            <text:p>decaloba</text:p>
          </table:table-cell>
          <table:table-cell office:value-type="string" calcext:value-type="string">
            <text:p>inflorescence solitaire</text:p>
          </table:table-cell>
          <table:table-cell office:value-type="string" calcext:value-type="string">
            <text:p>3-3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, viole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sétacé</text:p>
          </table:table-cell>
          <table:table-cell office:value-type="string" calcext:value-type="string">
            <text:p>2 séries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2396307#page/34/mode/1up" xlink:type="simple">https://www.biodiversitylibrary.org/page/2396307#page/34/mode/1up</text:a> ; <text:a xlink:href="https://www.biodiversitylibrary.org/page/63280863#page/431/mode/1up" xlink:type="simple">https://www.biodiversitylibrary.org/page/63280863#page/431/mode/1up</text:a>  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zamorana</text:p>
          </table:table-cell>
          <table:table-cell table:style-name="ce20"/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Passiflora</text:p>
          </table:table-cell>
          <table:table-cell table:number-columns-repeated="2"/>
          <table:table-cell office:value-type="string" calcext:value-type="string">
            <text:p>7-7,5cm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uge, viole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ovale lancéolées</text:p>
          </table:table-cell>
          <table:table-cell office:value-type="string" calcext:value-type="string">
            <text:p>1 série</text:p>
          </table:table-cell>
          <table:table-cell office:value-type="string" calcext:value-type="string">
            <text:p>court</text:p>
          </table:table-cell>
          <table:table-cell table:number-columns-repeated="6"/>
          <table:table-cell office:value-type="string" calcext:value-type="string">
            <text:p><text:a xlink:href="https://www.biodiversitylibrary.org/page/399730#page/16/mode/1up" xlink:type="simple">https://www.biodiversitylibrary.org/page/399730#page/16/mode/1up</text:a> ; </text:p>
          </table:table-cell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7">
          <table:table-cell table:style-name="ce27" office:value-type="string" calcext:value-type="string">
            <text:p>Atuna</text:p>
          </table:table-cell>
          <table:table-cell table:style-name="ce27" office:value-type="string" calcext:value-type="string">
            <text:p>racemosa</text:p>
          </table:table-cell>
          <table:table-cell table:style-name="ce51" office:value-type="string" calcext:value-type="string">
            <text:p>atuna excelsa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eo, Fiji, Malaisie, Maluku, Nvll-Guinée, Philippines, Santa cruz, ile Salomon, Sumatra, Tonga, Thailand, Wallis-Futuna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13mm</text:p>
          </table:table-cell>
          <table:table-cell office:value-type="string" calcext:value-type="string">
            <text:p>8-11m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oblongues</text:p>
          </table:table-cell>
          <table:table-cell table:number-columns-repeated="8"/>
          <table:table-cell office:value-type="string" calcext:value-type="string">
            <text:p><text:a xlink:href="https://www.biodiversitylibrary.org/page/28823183#page/724/mode/1up" xlink:type="simple">https://www.biodiversitylibrary.org/page/28823183#page/724/mode/1up</text:a> ; <text:a xlink:href="https://www.biodiversitylibrary.org/page/30324828#page/62/mode/1up" xlink:type="simple">https://www.biodiversitylibrary.org/page/30324828#page/62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Byrsonima</text:p>
          </table:table-cell>
          <table:table-cell table:style-name="ce27" office:value-type="string" calcext:value-type="string">
            <text:p>crassifolia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mérique centrale/du Sud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 office:value-type="string" calcext:value-type="string">
            <text:p>1-2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table:number-columns-repeated="8"/>
          <table:table-cell office:value-type="string" calcext:value-type="string">
            <text:p><text:a xlink:href="https://www.biodiversitylibrary.org/page/144369#page/15/mode/1up" xlink:type="simple">https://www.biodiversitylibrary.org/page/144369#page/15/mode/1up</text:a> ;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Ceriops</text:p>
          </table:table-cell>
          <table:table-cell table:style-name="ce27" office:value-type="string" calcext:value-type="string">
            <text:p>tagal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frique, Asie, Océani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2-7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vert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ovale</text:p>
          </table:table-cell>
          <table:table-cell table:number-columns-repeated="8"/>
          <table:table-cell office:value-type="string" calcext:value-type="string">
            <text:p><text:a xlink:href="https://www.worldfloraonline.org/taxon/wfo-0000597945" xlink:type="simple">https://www.worldfloraonline.org/taxon/wfo-0000597945</text:a> ; <text:a xlink:href="https://www.biodiversitylibrary.org/page/40228714#page/833/mode/1up" xlink:type="simple">https://www.biodiversitylibrary.org/page/40228714#page/833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Erythroxylum</text:p>
          </table:table-cell>
          <table:table-cell table:style-name="ce27" office:value-type="string" calcext:value-type="string">
            <text:p>novogranatense</text:p>
          </table:table-cell>
          <table:table-cell office:value-type="string" calcext:value-type="string">
            <text:p>introduit en as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Colombie, Equateur, Pérou, Trinidad &amp; Tobago, Venezuela</text:p>
          </table:table-cell>
          <table:table-cell/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coupe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0680010" xlink:type="simple">https://www.worldfloraonline.org/taxon/wfo-0000680010</text:a> ; <text:a xlink:href="https://www.biodiversitylibrary.org/page/36692276#page/74/mode/1up" xlink:type="simple">https://www.biodiversitylibrary.org/page/36692276#page/74/mode/1up</text:a></text:p>
          </table:table-cell>
          <table:table-cell table:style-name="ce55" table:number-columns-repeated="1000"/>
        </table:table-row>
        <table:table-row table:style-name="ro1">
          <table:table-cell table:style-name="ce27" office:value-type="string" calcext:value-type="string">
            <text:p>Garcinia</text:p>
          </table:table-cell>
          <table:table-cell table:style-name="ce27" office:value-type="string" calcext:value-type="string">
            <text:p>mangostana</text:p>
          </table:table-cell>
          <table:table-cell office:value-type="string" calcext:value-type="string">
            <text:p>introduit en Asie et océan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orneo, malaisie</text:p>
          </table:table-cell>
          <table:table-cell/>
          <table:table-cell office:value-type="string" calcext:value-type="string">
            <text:p>inflorescence solitaire</text:p>
          </table:table-cell>
          <table:table-cell office:value-type="string" calcext:value-type="string">
            <text:p>4-6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uge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biodiversitylibrary.org/page/27998269#page/994/mode/1up" xlink:type="simple">https://www.biodiversitylibrary.org/page/27998269#page/994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Hydnocarpus hainanensis</text:p>
          </table:table-cell>
          <table:table-cell table:style-name="ce27"/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Chine (S, SE), Vietnam, Hainan</text:p>
          </table:table-cell>
          <table:table-cell/>
          <table:table-cell office:value-type="string" calcext:value-type="string">
            <text:p>inflorescence groupé</text:p>
          </table:table-cell>
          <table:table-cell table:style-name="Default"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1253384" xlink:type="simple">https://www.worldfloraonline.org/taxon/wfo-0001253384</text:a> ; <text:a xlink:href="https://www.biodiversitylibrary.org/page/36669826#page/264/mode/1up" xlink:type="simple">https://www.biodiversitylibrary.org/page/36669826#page/264/mode/1up</text:a> </text:p>
          </table:table-cell>
          <table:table-cell table:number-columns-repeated="1000"/>
        </table:table-row>
        <table:table-row table:style-name="ro6">
          <table:table-cell table:style-name="ce27" office:value-type="string" calcext:value-type="string">
            <text:p>Hypericum</text:p>
          </table:table-cell>
          <table:table-cell table:style-name="ce27" office:value-type="string" calcext:value-type="string">
            <text:p>perforatum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, Asie, Afrique</text:p>
          </table:table-cell>
          <table:table-cell table:number-columns-repeated="2"/>
          <table:table-cell office:value-type="string" calcext:value-type="string">
            <text:p>inflorescence solitaire/groupé</text:p>
          </table:table-cell>
          <table:table-cell office:value-type="string" calcext:value-type="string">
            <text:p>1,5-2,5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</text:p>
          </table:table-cell>
          <table:table-cell table:style-name="ce63" office:value-type="string" calcext:value-type="string">
            <text:p>uni</text:p>
          </table:table-cell>
          <table:table-cell office:value-type="string" calcext:value-type="string">
            <text:p>minuscule</text:p>
          </table:table-cell>
          <table:table-cell table:number-columns-repeated="8"/>
          <table:table-cell office:value-type="string" calcext:value-type="string">
            <text:p><text:a xlink:href="https://www.worldfloraonline.org/taxon/wfo-0000728093" xlink:type="simple">https://www.worldfloraonline.org/taxon/wfo-0000728093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Linum </text:p>
          </table:table-cell>
          <table:table-cell table:style-name="ce27" office:value-type="string" calcext:value-type="string">
            <text:p>usitatissimum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Moyen-Orient</text:p>
          </table:table-cell>
          <table:table-cell/>
          <table:table-cell office:value-type="string" calcext:value-type="string">
            <text:p>inflorescence solitaire</text:p>
          </table:table-cell>
          <table:table-cell office:value-type="string" calcext:value-type="string">
            <text:p>15-20mm</text:p>
          </table:table-cell>
          <table:table-cell/>
          <table:table-cell office:value-type="string" calcext:value-type="string">
            <text:p>coupe</text:p>
          </table:table-cell>
          <table:table-cell office:value-type="string" calcext:value-type="string">
            <text:p>cloche</text:p>
          </table:table-cell>
          <table:table-cell office:value-type="string" calcext:value-type="string">
            <text:p>violet</text:p>
          </table:table-cell>
          <table:table-cell table:style-name="ce63" office:value-type="string" calcext:value-type="string">
            <text:p>uni/rayée</text:p>
          </table:table-cell>
          <table:table-cell table:number-columns-repeated="9"/>
          <table:table-cell office:value-type="string" calcext:value-type="string">
            <text:p><text:a xlink:href="https://www.worldfloraonline.org/taxon/wfo-0000366385" xlink:type="simple">https://www.worldfloraonline.org/taxon/wfo-0000366385</text:a> ; <text:a xlink:href="https://www.biodiversitylibrary.org/page/7390579#page/411/mode/1up" xlink:type="simple">https://www.biodiversitylibrary.org/page/7390579#page/411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Manihot </text:p>
          </table:table-cell>
          <table:table-cell table:style-name="ce27" office:value-type="string" calcext:value-type="string">
            <text:p>esculenta</text:p>
          </table:table-cell>
          <table:table-cell office:value-type="string" calcext:value-type="string">
            <text:p>Manioc, 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Bolivie, Brésil (N,NE, S, SE, O), Colombie, Equateur, Pérou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5-13mm</text:p>
          </table:table-cell>
          <table:table-cell office:value-type="string" calcext:value-type="string">
            <text:p>3-5mm (hypanthium)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rose</text:p>
          </table:table-cell>
          <table:table-cell table:style-name="ce63" office:value-type="string" calcext:value-type="string">
            <text:p>bicolore</text:p>
          </table:table-cell>
          <table:table-cell office:value-type="string" calcext:value-type="string">
            <text:p>oblongues lancéolé</text:p>
          </table:table-cell>
          <table:table-cell table:number-columns-repeated="8"/>
          <table:table-cell office:value-type="string" calcext:value-type="string">
            <text:p><text:a xlink:href="https://www.worldfloraonline.org/taxon/wfo-0000235507" xlink:type="simple">https://www.worldfloraonline.org/taxon/wfo-0000235507</text:a> </text:p>
          </table:table-cell>
          <table:table-cell table:number-columns-repeated="1000"/>
        </table:table-row>
        <table:table-row table:style-name="ro6">
          <table:table-cell table:style-name="ce27" office:value-type="string" calcext:value-type="string">
            <text:p>Ochna</text:p>
          </table:table-cell>
          <table:table-cell table:style-name="ce27" office:value-type="string" calcext:value-type="string">
            <text:p>integerrima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Bangladesh, cambodge, chine (SE), Hainan, Assam, Laos, Malaisie, Myanmar, Thaïland, Vietnam</text:p>
          </table:table-cell>
          <table:table-cell/>
          <table:table-cell office:value-type="string" calcext:value-type="string">
            <text:p>inflorescence groupé</text:p>
          </table:table-cell>
          <table:table-cell office:value-type="string" calcext:value-type="string">
            <text:p>2-4cm</text:p>
          </table:table-cell>
          <table:table-cell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1087253" xlink:type="simple">https://www.worldfloraonline.org/taxon/wfo-0001087253</text:a> ; <text:a xlink:href="https://www.biodiversitylibrary.org/page/59368193#page/8/mode/1up" xlink:type="simple">https://www.biodiversitylibrary.org/page/59368193#page/8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Phyllanthus</text:p>
          </table:table-cell>
          <table:table-cell table:style-name="ce27" office:value-type="string" calcext:value-type="string">
            <text:p>nirur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mériqu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/>
          <table:table-cell office:value-type="string" calcext:value-type="string">
            <text:p>0,5cm</text:p>
          </table:table-cell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rose, blanc</text:p>
          </table:table-cell>
          <table:table-cell table:style-name="ce63" office:value-type="string" calcext:value-type="string">
            <text:p>uni</text:p>
          </table:table-cell>
          <table:table-cell table:number-columns-repeated="9"/>
          <table:table-cell office:value-type="string" calcext:value-type="string">
            <text:p><text:a xlink:href="https://www.worldfloraonline.org/taxon/wfo-0000271623" xlink:type="simple">https://www.worldfloraonline.org/taxon/wfo-0000271623</text:a> ; <text:a xlink:href="https://www.biodiversitylibrary.org/page/20104154#page/257/mode/1up" xlink:type="simple">https://www.biodiversitylibrary.org/page/20104154#page/257/mode/1up</text:a> 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Salix</text:p>
          </table:table-cell>
          <table:table-cell table:style-name="ce27" office:value-type="string" calcext:value-type="string">
            <text:p>alba</text:p>
          </table:table-cell>
          <table:table-cell office:value-type="string" calcext:value-type="string">
            <text:p>introduit dans le m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urope, Asie, Afrique</text:p>
          </table:table-cell>
          <table:table-cell table:number-columns-repeated="2"/>
          <table:table-cell office:value-type="string" calcext:value-type="string">
            <text:p>inflorescence groupé</text:p>
          </table:table-cell>
          <table:table-cell table:number-columns-repeated="5"/>
          <table:table-cell table:style-name="ce63"/>
          <table:table-cell office:value-type="string" calcext:value-type="string">
            <text:p>ovale lancéolées</text:p>
          </table:table-cell>
          <table:table-cell table:number-columns-repeated="8"/>
          <table:table-cell office:value-type="string" calcext:value-type="string">
            <text:p><text:a xlink:href="https://www.worldfloraonline.org/taxon/wfo-0000929085" xlink:type="simple">https://www.worldfloraonline.org/taxon/wfo-0000929085</text:a> ; <text:a xlink:href="https://www.biodiversitylibrary.org/page/55756584#page/9/mode/1up" xlink:type="simple">https://www.biodiversitylibrary.org/page/55756584#page/9/mode/1up</text:a> </text:p>
          </table:table-cell>
          <table:table-cell table:number-columns-repeated="1000"/>
        </table:table-row>
        <table:table-row table:style-name="ro1">
          <table:table-cell table:style-name="ce48" office:value-type="string" calcext:value-type="string">
            <text:p>Terniopsis </text:p>
          </table:table-cell>
          <table:table-cell table:style-name="ce50" office:value-type="string" calcext:value-type="string">
            <text:p><text:span text:style-name="T3">yongtaiensis</text:span></text:p>
          </table:table-cell>
          <table:table-cell table:style-name="ce20"/>
          <table:table-cell table:style-name="ce20" office:value-type="string" calcext:value-type="string">
            <text:p>Oui</text:p>
          </table:table-cell>
          <table:table-cell table:style-name="ce20" office:value-type="string" calcext:value-type="string">
            <text:p>Asie</text:p>
          </table:table-cell>
          <table:table-cell table:style-name="ce20" office:value-type="string" calcext:value-type="string">
            <text:p>chine (SE)</text:p>
          </table:table-cell>
          <table:table-cell table:style-name="ce20"/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uge</text:p>
          </table:table-cell>
          <table:table-cell table:style-name="ce20" office:value-type="string" calcext:value-type="string">
            <text:p>uni</text:p>
          </table:table-cell>
          <table:table-cell table:style-name="ce20" table:number-columns-repeated="9"/>
          <table:table-cell table:style-name="ce20" office:value-type="string" calcext:value-type="string">
            <text:p>https://zenodo.org/records/6471713</text:p>
          </table:table-cell>
          <table:table-cell table:style-name="ce37" table:number-columns-repeated="1000"/>
        </table:table-row>
        <table:table-row table:style-name="ro1">
          <table:table-cell table:style-name="ce27" office:value-type="string" calcext:value-type="string">
            <text:p>Viola</text:p>
          </table:table-cell>
          <table:table-cell table:style-name="ce27" office:value-type="string" calcext:value-type="string">
            <text:p>tricolor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inflorescence solitaire</text:p>
          </table:table-cell>
          <table:table-cell office:value-type="string" calcext:value-type="string">
            <text:p>1,5-2,5cm</text:p>
          </table:table-cell>
          <table:table-cell table:number-columns-repeated="3"/>
          <table:table-cell office:value-type="string" calcext:value-type="string">
            <text:p>jaune, violet, blanc</text:p>
          </table:table-cell>
          <table:table-cell table:style-name="ce63"/>
          <table:table-cell office:value-type="string" calcext:value-type="string">
            <text:p>ovale triangulaire</text:p>
          </table:table-cell>
          <table:table-cell table:number-columns-repeated="8"/>
          <table:table-cell office:value-type="string" calcext:value-type="string">
            <text:p><text:a xlink:href="https://www.worldfloraonline.org/taxon/wfo-0000424643" xlink:type="simple">https://www.worldfloraonline.org/taxon/wfo-0000424643</text:a> 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table:number-columns-repeated="5"/>
          <table:table-cell office:value-type="string" calcext:value-type="string">
            <text:p>inflorescence groupé</text:p>
          </table:table-cell>
          <table:table-cell table:number-columns-repeated="2"/>
          <table:table-cell table:number-columns-repeated="2" office:value-type="string" calcext:value-type="string">
            <text:p>campanulé</text:p>
          </table:table-cell>
          <table:table-cell office:value-type="string" calcext:value-type="string">
            <text:p>blanc, jaun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lancéolées</text:p>
          </table:table-cell>
          <table:table-cell table:number-columns-repeated="8"/>
          <table:table-cell office:value-type="string" calcext:value-type="string">
            <text:p><text:a xlink:href="https://www.worldfloraonline.org/taxon/wfo-0001239958" xlink:type="simple">https://www.worldfloraonline.org/taxon/wfo-0001239958</text:a> </text:p>
          </table:table-cell>
          <table:table-cell table:number-columns-repeated="1000"/>
        </table:table-row>
        <table:table-row table:style-name="ro4" table:number-rows-repeated="10482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ition matrice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ce32"/>
        <table:table-column table:style-name="co1" table:number-columns-repeated="9" table:default-cell-style-name="ce19"/>
        <table:table-column table:style-name="co1" table:number-columns-repeated="16372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diamètre fleur (cm)</text:p>
          </table:table-cell>
          <table:table-cell office:value-type="string" calcext:value-type="string">
            <text:p>longueur (cm)</text:p>
          </table:table-cell>
          <table:table-cell office:value-type="string" calcext:value-type="string">
            <text:p>catégorie de 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nombre série de file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pollinisateur</text:p>
          </table:table-cell>
          <table:table-cell table:number-columns-repeated="16371"/>
        </table:table-row>
        <table:table-row table:style-name="ro1">
          <table:table-cell table:style-name="ce27" office:value-type="string" calcext:value-type="string">
            <text:p>Atuna</text:p>
          </table:table-cell>
          <table:table-cell table:style-name="ce27" office:value-type="string" calcext:value-type="string">
            <text:p>racemosa</text:p>
          </table:table-cell>
          <table:table-cell office:value-type="string" calcext:value-type="string">
            <text:p>inflorescence groupée</text:p>
          </table:table-cell>
          <table:table-cell office:value-type="float" office:value="1.3" calcext:value-type="float">
            <text:p>1,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Byrsonima</text:p>
          </table:table-cell>
          <table:table-cell table:style-name="ce27" office:value-type="string" calcext:value-type="string">
            <text:p>crassifolia</text:p>
          </table:table-cell>
          <table:table-cell office:value-type="string" calcext:value-type="string">
            <text:p>inflorescence groupé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Ceriops</text:p>
          </table:table-cell>
          <table:table-cell table:style-name="ce27" office:value-type="string" calcext:value-type="string">
            <text:p>tagal</text:p>
          </table:table-cell>
          <table:table-cell office:value-type="string" calcext:value-type="string">
            <text:p>inflorescence groupée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Erythroxylum</text:p>
          </table:table-cell>
          <table:table-cell table:style-name="ce27" office:value-type="string" calcext:value-type="string">
            <text:p>novogranatens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Garcinia</text:p>
          </table:table-cell>
          <table:table-cell table:style-name="ce27" office:value-type="string" calcext:value-type="string">
            <text:p>mangostana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Hydnocarpus hainanensis</text:p>
          </table:table-cell>
          <table:table-cell table:style-name="ce27"/>
          <table:table-cell office:value-type="string" calcext:value-type="string">
            <text:p>inflorescence groupée</text:p>
          </table:table-cell>
          <table:table-cell table:style-name="Default" table:number-columns-repeated="2"/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Hypericum</text:p>
          </table:table-cell>
          <table:table-cell table:style-name="ce27" office:value-type="string" calcext:value-type="string">
            <text:p>perforatum</text:p>
          </table:table-cell>
          <table:table-cell office:value-type="string" calcext:value-type="string">
            <text:p>inflorescence groupé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table:style-name="ce25" office:value-type="string" calcext:value-type="string">
            <text:p>guepe</text:p>
          </table:table-cell>
          <table:table-cell table:style-name="ce55" table:number-columns-repeated="1000"/>
          <table:table-cell table:number-columns-repeated="15372"/>
        </table:table-row>
        <table:table-row table:style-name="ro1">
          <table:table-cell table:style-name="ce27" office:value-type="string" calcext:value-type="string">
            <text:p>Linum </text:p>
          </table:table-cell>
          <table:table-cell table:style-name="ce27" office:value-type="string" calcext:value-type="string">
            <text:p>usitatissimum</text:p>
          </table:table-cell>
          <table:table-cell office:value-type="string" calcext:value-type="string">
            <text:p>inflorescence solitaire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Manihot </text:p>
          </table:table-cell>
          <table:table-cell table:style-name="ce27" office:value-type="string" calcext:value-type="string">
            <text:p>esculenta</text:p>
          </table:table-cell>
          <table:table-cell office:value-type="string" calcext:value-type="string">
            <text:p>inflorescence groupée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7" office:value-type="string" calcext:value-type="string">
            <text:p>Ochna</text:p>
          </table:table-cell>
          <table:table-cell table:style-name="ce27" office:value-type="string" calcext:value-type="string">
            <text:p>integerrima</text:p>
          </table:table-cell>
          <table:table-cell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tini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umin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.5" calcext:value-type="float">
            <text:p>5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enopod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.5" calcext:value-type="float">
            <text:p>5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ulterina</text:p>
          </table:table-cell>
          <table:table-cell table:style-name="ce29"/>
          <table:table-cell table:style-name="ce20" office:value-type="float" office:value="8.5" calcext:value-type="float">
            <text:p>8,5</text:p>
          </table:table-cell>
          <table:table-cell table:style-name="ce20" office:value-type="float" office:value="10.6" calcext:value-type="float">
            <text:p>10,6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ffin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2.25" calcext:value-type="float">
            <text:p>2,2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lantophylla</text:p>
          </table:table-cell>
          <table:table-cell table:style-name="ce29"/>
          <table:table-cell table:style-name="ce20" office:value-type="float" office:value="1.1" calcext:value-type="float">
            <text:p>1,1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nifolia</text:p>
          </table:table-cell>
          <table:table-cell table:style-name="ce29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tebilobat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0.4" calcext:value-type="float">
            <text:p>0,4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azonica</text:p>
          </table:table-cell>
          <table:table-cell table:style-name="ce29"/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bigu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ethysti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oena</text:p>
          </table:table-cell>
          <table:table-cell table:style-name="ce29"/>
          <table:table-cell table:style-name="ce20" office:value-type="float" office:value="3.75" calcext:value-type="float">
            <text:p>3,7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pullacea</text:p>
          </table:table-cell>
          <table:table-cell table:style-name="ce29"/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denia</text:p>
          </table:table-cell>
          <table:table-cell table:style-name="ce29"/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stomosans</text:p>
          </table:table-cell>
          <table:table-cell table:style-name="ce29"/>
          <table:table-cell table:style-name="ce20"/>
          <table:table-cell table:style-name="ce20" office:value-type="float" office:value="8.5" calcext:value-type="float">
            <text:p>8,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dina</text:p>
          </table:table-cell>
          <table:table-cell table:style-name="ce29"/>
          <table:table-cell table:style-name="ce20"/>
          <table:table-cell table:style-name="ce20" office:value-type="float" office:value="7.5" calcext:value-type="float">
            <text:p>7,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tioquiensis</text:p>
          </table:table-cell>
          <table:table-cell table:style-name="ce29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 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etal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1.7" calcext:value-type="float">
            <text:p>1,7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oda</text:p>
          </table:table-cell>
          <table:table-cell table:style-name="ce29"/>
          <table:table-cell table:style-name="ce20" office:value-type="float" office:value="2.75" calcext:value-type="float">
            <text:p>2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belaezii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1.75" calcext:value-type="float">
            <text:p>1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ida</text:p>
          </table:table-cell>
          <table:table-cell table:style-name="ce29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4" calcext:value-type="float">
            <text:p>0,4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gt;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a</text:p>
          </table:table-cell>
          <table:table-cell table:style-name="ce29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oides</text:p>
          </table:table-cell>
          <table:table-cell table:style-name="ce29"/>
          <table:table-cell table:style-name="ce20" office:value-type="float" office:value="1.75" calcext:value-type="float">
            <text:p>1,75</text:p>
          </table:table-cell>
          <table:table-cell table:style-name="ce20" office:value-type="float" office:value="0.4" calcext:value-type="float">
            <text:p>0,4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iculat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1.75" calcext:value-type="float">
            <text:p>1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ahiensis</text:p>
          </table:table-cell>
          <table:table-cell table:style-name="ce29"/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erteroa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ornis</text:p>
          </table:table-cell>
          <table:table-cell table:style-name="ce20" office:value-type="string" calcext:value-type="string">
            <text:p>inflorescence solitaire</text:p>
          </table:table-cell>
          <table:table-cell table:style-name="ce20" office:value-type="float" office:value="4.75" calcext:value-type="float">
            <text:p>4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gt;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rur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15" calcext:value-type="float">
            <text:p>0,1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uspidata</text:p>
          </table:table-cell>
          <table:table-cell table:style-name="ce29"/>
          <table:table-cell table:style-name="ce20" office:value-type="float" office:value="4.25" calcext:value-type="float">
            <text:p>4,25</text:p>
          </table:table-cell>
          <table:table-cell table:style-name="ce20" office:value-type="float" office:value="3.25" calcext:value-type="float">
            <text:p>3,2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flor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2" calcext:value-type="float">
            <text:p>0,2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enderi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gotens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acteosa</text:p>
          </table:table-cell>
          <table:table-cell table:style-name="ce29"/>
          <table:table-cell table:style-name="ce20" office:value-type="float" office:value="10.5" calcext:value-type="float">
            <text:p>10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yonioides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cao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erulea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lcicol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mpanul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.5" calcext:value-type="float">
            <text:p>5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id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ollei</text:p>
          </table:table-cell>
          <table:table-cell table:style-name="ce29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paridifoli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sular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si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tocarp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.25" calcext:value-type="float">
            <text:p>4,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radens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elidonea</text:p>
          </table:table-cell>
          <table:table-cell table:style-name="ce29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rysosepal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6.4" calcext:value-type="float">
            <text:p>6,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liat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cinn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9.5" calcext:value-type="float">
            <text:p>9,5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nabarina</text:p>
          </table:table-cell>
          <table:table-cell table:style-name="ce29"/>
          <table:table-cell table:style-name="ce20" office:value-type="float" office:value="6.5" calcext:value-type="float">
            <text:p>6,5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rrhiflor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tri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 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office:value-type="string" calcext:value-type="string">
            <text:p>colibri</text:p>
          </table:table-cell>
          <table:table-cell table:style-name="ce37" table:number-columns-repeated="999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lathr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actil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banensis</text:p>
          </table:table-cell>
          <table:table-cell table:style-name="ce29"/>
          <table:table-cell table:style-name="ce20" office:value-type="float" office:value="2.2" calcext:value-type="float">
            <text:p>2,2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office:value-type="string" calcext:value-type="string">
            <text:p><text:s/></text:p>
          </table:table-cell>
          <table:table-cell table:style-name="ce37" table:number-columns-repeated="999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ccinea</text:p>
          </table:table-cell>
          <table:table-cell office:value-type="string" calcext:value-type="string">
            <text:p>inflorescence solitaire</text:p>
          </table:table-cell>
          <table:table-cell office:value-type="float" office:value="5.75" calcext:value-type="float">
            <text:p>5,75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mensis</text:p>
          </table:table-cell>
          <table:table-cell table:style-name="ce19" office:value-type="string" calcext:value-type="string">
            <text:p>inflorescence solitaire</text:p>
          </table:table-cell>
          <table:table-cell table:style-name="ce32"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nvauxii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ombiana</text:p>
          </table:table-cell>
          <table:table-cell table:style-name="ce29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.65" calcext:value-type="float">
            <text:p>6,6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mplanat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.5" calcext:value-type="float">
            <text:p>3,5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ntract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5.5" calcext:value-type="float">
            <text:p>5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office:value-type="string" calcext:value-type="string">
            <text:p>chauve souris</text:p>
          </table:table-cell>
          <table:table-cell table:style-name="ce37" table:number-columns-repeated="999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riace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staricensis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emastanth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polanata</text:p>
          </table:table-cell>
          <table:table-cell table:style-name="ce29"/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tali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float" office:value="1.05" calcext:value-type="float">
            <text:p>1,0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bens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5" calcext:value-type="float">
            <text:p>0,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mbalensis</text:p>
          </table:table-cell>
          <table:table-cell table:style-name="ce29"/>
          <table:table-cell table:style-name="ce20"/>
          <table:table-cell table:style-name="ce20" office:value-type="float" office:value="12.25" calcext:value-type="float">
            <text:p>12,2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neat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3.75" calcext:value-type="float">
            <text:p>3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iformis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raea</text:p>
          </table:table-cell>
          <table:table-cell table:style-name="ce29"/>
          <table:table-cell table:style-name="ce20"/>
          <table:table-cell table:style-name="ce20" office:value-type="float" office:value="2.5" calcext:value-type="float">
            <text:p>2,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 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idamioides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0.45" calcext:value-type="float">
            <text:p>0,45</text:p>
          </table:table-cell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lto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iscophora</text:p>
          </table:table-cell>
          <table:table-cell table:style-name="ce29"/>
          <table:table-cell table:style-name="ce20" office:value-type="float" office:value="3.75" calcext:value-type="float">
            <text:p>3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olichocarpa</text:p>
          </table:table-cell>
          <table:table-cell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berhardtii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1.25" calcext:value-type="float">
            <text:p>1,25</text:p>
          </table:table-cell>
          <table:table-cell table:style-name="ce20" office:value-type="float" office:value="0.625" calcext:value-type="float">
            <text:p>0,62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mundoi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uli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eichleria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legan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3.75" calcext:value-type="float">
            <text:p>3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scobarian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sudan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ur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table:number-columns-repeated="2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erruginea</text:p>
          </table:table-cell>
          <table:table-cell table:style-name="ce29"/>
          <table:table-cell table:style-name="ce20" office:value-type="float" office:value="2.75" calcext:value-type="float">
            <text:p>2,7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lipe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1.15" calcext:value-type="float">
            <text:p>1,1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mbriatistipula</text:p>
          </table:table-cell>
          <table:table-cell table:style-name="ce29"/>
          <table:table-cell table:style-name="ce20"/>
          <table:table-cell table:style-name="ce20" office:value-type="float" office:value="13.45" calcext:value-type="float">
            <text:p>13,4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lexipes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float" office:value="13.85" calcext:value-type="float">
            <text:p>13,8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etida 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rmos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37" office:value-type="float" office:value="9.5" calcext:value-type="float">
            <text:p>9,5</text:p>
          </table:table-cell>
          <table:table-cell table:style-name="ce20" office:value-type="float" office:value="13.25" calcext:value-type="float">
            <text:p>13,2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brielliana</text:p>
          </table:table-cell>
          <table:table-cell table:style-name="ce29" office:value-type="string" calcext:value-type="string">
            <text:p>inflorescence groupé</text:p>
          </table:table-cell>
          <table:table-cell table:style-name="ce20" table:number-columns-repeated="2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lbana</text:p>
          </table:table-cell>
          <table:table-cell table:style-name="ce29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office:value-type="string" calcext:value-type="string">
            <text:p>insecte nocturne</text:p>
          </table:table-cell>
          <table:table-cell table:style-name="ce37" table:number-columns-repeated="999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ckei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8.5" calcext:value-type="float">
            <text:p>8,5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dneri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6.5" calcext:value-type="float">
            <text:p>6,5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berti</text:p>
          </table:table-cell>
          <table:table-cell office:value-type="string" calcext:value-type="string">
            <text:p>inflorescence solitaire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lbertian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landulos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 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ens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is</text:p>
          </table:table-cell>
          <table:table-cell office:value-type="string" calcext:value-type="string">
            <text:p>inflorescence solitaire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lima</text:p>
          </table:table-cell>
          <table:table-cell/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uatemal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chauve souris ?</text:p>
          </table:table-cell>
          <table:table-cell table:number-columns-repeated="16371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ematostigm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hnii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rlingii</text:p>
          </table:table-cell>
          <table:table-cell table:style-name="ce29"/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stifoli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tschbachii</text:p>
          </table:table-cell>
          <table:table-cell table:style-name="ce29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lleri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nryi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.25" calcext:value-type="float">
            <text:p>2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rbertia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irtiflora</text:p>
          </table:table-cell>
          <table:table-cell table:style-name="ce29"/>
          <table:table-cell table:style-name="ce20" office:value-type="float" office:value="4.5" calcext:value-type="float">
            <text:p>4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lrungii</text:p>
          </table:table-cell>
          <table:table-cell office:value-type="string" calcext:value-type="string">
            <text:p>inflorescence solitaire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osericea</text:p>
          </table:table-cell>
          <table:table-cell office:value-type="string" calcext:value-type="string">
            <text:p>inflorescence solitaire</text:p>
          </table:table-cell>
          <table:table-cell table:style-name="ce20" office:value-type="float" office:value="3.25" calcext:value-type="float">
            <text:p>3,2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lamo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carnata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decora</text:p>
          </table:table-cell>
          <table:table-cell office:value-type="string" calcext:value-type="string">
            <text:p>inflorescence solitair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signis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9" office:value-type="string" calcext:value-type="string">
            <text:p>Passiflora</text:p>
          </table:table-cell>
          <table:table-cell table:style-name="ce20" office:value-type="string" calcext:value-type="string">
            <text:p>intricata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schnoclad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amesonii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atunsachensis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/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ianfengensis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gorum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.5" calcext:value-type="float">
            <text:p>3,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liana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ssieui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rwinskii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wensis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ermesin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urand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2.75" calcext:value-type="float">
            <text:p>2,75</text:p>
          </table:table-cell>
          <table:table-cell table:style-name="ce20" office:value-type="float" office:value="0.25" calcext:value-type="float">
            <text:p>0,25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ata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ari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tillensi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ifolia</text:p>
          </table:table-cell>
          <table:table-cell table:style-name="ce29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ur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clad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misch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d</text:p>
          </table:table-cell>
          <table:table-cell table:style-name="Default"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schenaultii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gularis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ndeniana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ata</text:p>
          </table:table-cell>
          <table:table-cell office:value-type="string" calcext:value-type="string">
            <text:p>inflorescence solitair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bii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efgrenii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xensis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etzelburgii</text:p>
          </table:table-cell>
          <table:table-cell office:value-type="string" calcext:value-type="string">
            <text:p>inflorescence solitaire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000"/>
          <table:table-cell table:style-name="ce37"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tea</text:p>
          </table:table-cell>
          <table:table-cell office:value-type="string" calcext:value-type="string">
            <text:p>inflorescence solitair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luzmarina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hylla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od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9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estrensis</text:p>
          </table:table-cell>
          <table:table-cell table:style-name="ce29"/>
          <table:table-cell table:style-name="ce20" table:number-columns-repeated="9"/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gnifica</text:p>
          </table:table-cell>
          <table:table-cell/>
          <table:table-cell table:number-columns-repeated="2" office:value-type="float" office:value="4.5" calcext:value-type="float">
            <text:p>4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53"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gnoliifolia</text:p>
          </table:table-cell>
          <table:table-cell table:style-name="ce29"/>
          <table:table-cell table:style-name="ce20" table:number-columns-repeated="3"/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acophylla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iformis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donii</text:p>
          </table:table-cell>
          <table:table-cell table:style-name="ce29"/>
          <table:table-cell table:style-name="ce20"/>
          <table:table-cell table:style-name="ce20" office:value-type="float" office:value="1.6" calcext:value-type="float">
            <text:p>1,6</text:p>
          </table:table-cell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icat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soi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style-name="ce53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thewsii</text:p>
          </table:table-cell>
          <table:table-cell table:style-name="ce29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diterrane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mbranacea</text:p>
          </table:table-cell>
          <table:table-cell office:value-type="string" calcext:value-type="string">
            <text:p>inflorescence solitaire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ndoncae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nisperm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xicana</text:p>
          </table:table-cell>
          <table:table-cell table:style-name="ce29"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petala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stipul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ersii</text:p>
          </table:table-cell>
          <table:table-cell table:style-name="ce29"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niata</text:p>
          </table:table-cell>
          <table:table-cell table:style-name="ce29"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sera</text:p>
          </table:table-cell>
          <table:table-cell table:style-name="ce29"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xta</text:p>
          </table:table-cell>
          <table:table-cell/>
          <table:table-cell table:style-name="Default"/>
          <table:table-cell office:value-type="float" office:value="14.4" calcext:value-type="float">
            <text:p>14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luccan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nadelpha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3.5" calcext:value-type="float">
            <text:p>3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oupe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oreana</text:p>
          </table:table-cell>
          <table:table-cell table:style-name="ce29" office:value-type="string" calcext:value-type="string">
            <text:p>inflorescence solitaire</text:p>
          </table:table-cell>
          <table:table-cell table:number-columns-repeated="3"/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rifolia</text:p>
          </table:table-cell>
          <table:table-cell table:style-name="ce29"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cronata</text:p>
          </table:table-cell>
          <table:table-cell table:style-name="ce29"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multiflor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nchiquensis</text:p>
          </table:table-cell>
          <table:table-cell table:style-name="ce29"/>
          <table:table-cell table:style-name="ce20" office:value-type="float" office:value="5.6" calcext:value-type="float">
            <text:p>5,6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rucuja</text:p>
          </table:table-cell>
          <table:table-cell office:value-type="string" calcext:value-type="string">
            <text:p>inflorescence solitaire</text:p>
          </table:table-cell>
          <table:table-cell office:value-type="float" office:value="1.75" calcext:value-type="float">
            <text:p>1,7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as</text:p>
          </table:table-cell>
          <table:table-cell/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apalensis</text:p>
          </table:table-cell>
          <table:table-cell table:style-name="ce29"/>
          <table:table-cell table:style-name="ce20" office:value-type="float" office:value="2.5" calcext:value-type="float">
            <text:p>2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ephrod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itida</text:p>
          </table:table-cell>
          <table:table-cell office:value-type="string" calcext:value-type="string">
            <text:p>inflorescence solitaire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longata</text:p>
          </table:table-cell>
          <table:table-cell table:style-name="ce29" office:value-type="string" calcext:value-type="string">
            <text:p>inflorescence groupé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ovat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tusifolia</text:p>
          </table:table-cell>
          <table:table-cell table:style-name="ce2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erstedii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biculata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nithour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lid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meri</text:p>
          </table:table-cell>
          <table:table-cell office:value-type="string" calcext:value-type="string">
            <text:p>inflorescence solitaire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pilio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d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53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ritae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icellaris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uncularis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ens</text:p>
          </table:table-cell>
          <table:table-cell table:style-name="ce29"/>
          <table:table-cell table:style-name="ce20"/>
          <table:table-cell table:style-name="ce20" office:value-type="float" office:value="7.5" calcext:value-type="float">
            <text:p>7,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uliflora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tagona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akensis</text:p>
          </table:table-cell>
          <table:table-cell office:value-type="string" calcext:value-type="string">
            <text:p>inflorescence groupé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folia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hoenicia</text:p>
          </table:table-cell>
          <table:table-cell office:value-type="string" calcext:value-type="string">
            <text:p>inflorescence solitair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cturata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losa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losicorona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nnatistipul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ttieri</text:p>
          </table:table-cell>
          <table:table-cell/>
          <table:table-cell office:value-type="float" office:value="6.5" calcext:value-type="float">
            <text:p>6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latylob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dlechii</text:p>
          </table:table-cell>
          <table:table-cell table:style-name="ce29" office:value-type="string" calcext:value-type="string">
            <text:p>inflorescence groupée</text:p>
          </table:table-cell>
          <table:table-cell table:style-name="ce20" office:value-type="float" office:value="2.7" calcext:value-type="float">
            <text:p>2,7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jaune, oran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hlii</text:p>
          </table:table-cell>
          <table:table-cell office:value-type="string" calcext:value-type="string">
            <text:p>inflorescence solitai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ophylla</text:p>
          </table:table-cell>
          <table:table-cell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phyretic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rinceps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nctata</text:p>
          </table:table-cell>
          <table:table-cell office:value-type="string" calcext:value-type="string">
            <text:p>inflorescence solitai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silla</text:p>
          </table:table-cell>
          <table:table-cell office:value-type="string" calcext:value-type="string">
            <text:p>inflorescence solitaire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yrrhantha</text:p>
          </table:table-cell>
          <table:table-cell table:number-columns-repeated="2"/>
          <table:table-cell office:value-type="float" office:value="4.75" calcext:value-type="float">
            <text:p>4,7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ngularis</text:p>
          </table:table-cell>
          <table:table-cell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ticordata</text:p>
          </table:table-cell>
          <table:table-cell table:style-name="ce29"/>
          <table:table-cell table:style-name="ce20" office:value-type="float" office:value="4.5" calcext:value-type="float">
            <text:p>4,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iglandulosa</text:p>
          </table:table-cell>
          <table:table-cell office:value-type="string" calcext:value-type="string">
            <text:p>inflorescence solitaire</text:p>
          </table:table-cell>
          <table:table-cell office:value-type="float" office:value="8.5" calcext:value-type="float">
            <text:p>8,5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indiensis</text:p>
          </table:table-cell>
          <table:table-cell table:number-columns-repeated="2"/>
          <table:table-cell office:value-type="float" office:value="8.35" calcext:value-type="float">
            <text:p>8,3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curv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flexiflora</text:p>
          </table:table-cell>
          <table:table-cell table:number-columns-repeated="3"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tipetal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hamnifoli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ipari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seorum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virosae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br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fa</text:p>
          </table:table-cell>
          <table:table-cell table:style-name="ce2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6" office:value-type="string" calcext:value-type="string">
            <text:p>Passiflora</text:p>
          </table:table-cell>
          <table:table-cell table:style-name="ce20" office:value-type="string" calcext:value-type="string">
            <text:p>rugosa</text:p>
          </table:table-cell>
          <table:table-cell/>
          <table:table-cell office:value-type="float" office:value="12.3" calcext:value-type="float">
            <text:p>12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gasteguii</text:p>
          </table:table-cell>
          <table:table-cell table:style-name="ce29"/>
          <table:table-cell table:style-name="ce20" office:value-type="float" office:value="4.15" calcext:value-type="float">
            <text:p>4,15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guep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ctae-barbarae</text:p>
          </table:table-cell>
          <table:table-cell office:value-type="string" calcext:value-type="string">
            <text:p>inflorescence solitaire</text:p>
          </table:table-cell>
          <table:table-cell table:style-name="ce20" office:value-type="float" office:value="11.5" calcext:value-type="float">
            <text:p>11,5</text:p>
          </table:table-cell>
          <table:table-cell table:style-name="ce20" office:value-type="float" office:value="8.25" calcext:value-type="float">
            <text:p>8,2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drae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guinolent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emannii</text:p>
          </table:table-cell>
          <table:table-cell office:value-type="string" calcext:value-type="string">
            <text:p>inflorescence solitair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odigitata</text:p>
          </table:table-cell>
          <table:table-cell office:value-type="string" calcext:value-type="string">
            <text:p>inflorescence solitai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ulata</text:p>
          </table:table-cell>
          <table:table-cell/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acea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ulosa</text:p>
          </table:table-cell>
          <table:table-cell office:value-type="string" calcext:value-type="string">
            <text:p>inflorescence solitair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flor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ocellata</text:p>
          </table:table-cell>
          <table:table-cell office:value-type="string" calcext:value-type="string">
            <text:p>inflorescence solitair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amica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cyoides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sid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diroi</text:p>
          </table:table-cell>
          <table:table-cell table:style-name="ce2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lomonii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ecios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haerocarp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rucei</text:p>
          </table:table-cell>
          <table:table-cell table:style-name="ce29"/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style-name="ce20" office:value-type="string" calcext:value-type="string">
            <text:p>&gt;5</text:p>
          </table:table-cell>
          <table:table-cell table:style-name="ce20" office:value-type="string" calcext:value-type="string">
            <text:p>long</text:p>
          </table:table-cell>
          <table:table-cell table:style-name="ce20" office:value-type="string" calcext:value-type="string">
            <text:p>abeille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tandleyi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erosa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peltata</text:p>
          </table:table-cell>
          <table:table-cell office:value-type="string" calcext:value-type="string">
            <text:p>inflorescence solitaire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rotunda</text:p>
          </table:table-cell>
          <table:table-cell office:value-type="string" calcext:value-type="string">
            <text:p>inflorescence solitaire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uepe</text:p>
          </table:table-cell>
          <table:table-cell table:style-name="ce53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anensis</text:p>
          </table:table-cell>
          <table:table-cell table:style-name="ce29"/>
          <table:table-cell table:style-name="ce20" office:value-type="float" office:value="2.4" calcext:value-type="float">
            <text:p>2,4</text:p>
          </table:table-cell>
          <table:table-cell table:style-name="ce20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hauve souris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sonioides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lamanc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rminiana</text:p>
          </table:table-cell>
          <table:table-cell table:style-name="ce29"/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tei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lesiph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ella</text:p>
          </table:table-cell>
          <table:table-cell office:value-type="string" calcext:value-type="string">
            <text:p>inflorescence solitair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fil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loba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trandra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ca</text:p>
          </table:table-cell>
          <table:table-cell table:style-name="ce29"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liifolia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el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na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onki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ala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cuspis</text:p>
          </table:table-cell>
          <table:table-cell office:value-type="string" calcext:value-type="string">
            <text:p>inflorescence solitair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asciat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oliata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ntae</text:p>
          </table:table-cell>
          <table:table-cell office:value-type="string" calcext:value-type="string">
            <text:p>inflorescence solitai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partita</text:p>
          </table:table-cell>
          <table:table-cell office:value-type="string" calcext:value-type="string">
            <text:p>inflorescence solitaire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sect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uncata</text:p>
          </table:table-cell>
          <table:table-cell office:value-type="string" calcext:value-type="string">
            <text:p>inflorescence solitaire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yphostemmatoides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berosa</text:p>
          </table:table-cell>
          <table:table-cell office:value-type="string" calcext:value-type="string">
            <text:p>inflorescence solitaire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cuma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lae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mbilicata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naefolia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ubicensis</text:p>
          </table:table-cell>
          <table:table-cell office:value-type="string" calcext:value-type="string">
            <text:p>inflorescence solitaire</text:p>
          </table:table-cell>
          <table:table-cell table:number-columns-repeated="3"/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6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espertilio</text:p>
          </table:table-cell>
          <table:table-cell office:value-type="string" calcext:value-type="string">
            <text:p>inflorescence solitair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llosa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tifolia</text:p>
          </table:table-cell>
          <table:table-cell office:value-type="string" calcext:value-type="string">
            <text:p>inflorescence solitaire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atsoniana</text:p>
          </table:table-cell>
          <table:table-cell office:value-type="string" calcext:value-type="string">
            <text:p>inflorescence solitair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nd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eigendii</text:p>
          </table:table-cell>
          <table:table-cell table:style-name="ce29"/>
          <table:table-cell table:style-name="ce20" office:value-type="float" office:value="8.5" calcext:value-type="float">
            <text:p>8,5</text:p>
          </table:table-cell>
          <table:table-cell table:style-name="ce20" office:value-type="float" office:value="11.65" calcext:value-type="float">
            <text:p>11,65</text:p>
          </table:table-cell>
          <table:table-cell table:style-name="ce20" office:value-type="string" calcext:value-type="string">
            <text:p>grand</text:p>
          </table:table-cell>
          <table:table-cell table:style-name="ce20" office:value-type="string" calcext:value-type="string">
            <text:p>tube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table:style-name="ce20" office:value-type="string" calcext:value-type="string">
            <text:p>court</text:p>
          </table:table-cell>
          <table:table-cell table:style-name="ce20" office:value-type="string" calcext:value-type="string">
            <text:p>colibri</text:p>
          </table:table-cell>
          <table:table-cell table:style-name="ce37" table:number-columns-repeated="1000"/>
          <table:table-cell table:number-columns-repeated="15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ilsonii</text:p>
          </table:table-cell>
          <table:table-cell table:style-name="ce29" office:value-type="string" calcext:value-type="string">
            <text:p>inflorescence groupée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ikzodz</text:p>
          </table:table-cell>
          <table:table-cell office:value-type="string" calcext:value-type="string">
            <text:p>inflorescence solitair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office:value-type="string" calcext:value-type="string">
            <text:p>&gt;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shuangbanna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yucatanensis</text:p>
          </table:table-cell>
          <table:table-cell office:value-type="string" calcext:value-type="string">
            <text:p>inflorescence solitaire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cercle concentrique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beille</text:p>
          </table:table-cell>
          <table:table-cell table:number-columns-repeated="1000"/>
          <table:table-cell table:style-name="ce37" table:number-columns-repeated="12"/>
          <table:table-cell table:number-columns-repeated="15360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zamorana</text:p>
          </table:table-cell>
          <table:table-cell table:number-columns-repeated="2"/>
          <table:table-cell office:value-type="float" office:value="7.25" calcext:value-type="float">
            <text:p>7,2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uni</text:p>
          </table:table-cell>
          <table:table-cell table:style-name="ce20" office:value-type="string" calcext:value-type="string">
            <text:p>&lt;=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libri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Phyllanthus</text:p>
          </table:table-cell>
          <table:table-cell table:style-name="ce27" office:value-type="string" calcext:value-type="string">
            <text:p>niruri</text:p>
          </table:table-cell>
          <table:table-cell office:value-type="string" calcext:value-type="string">
            <text:p>inflorescence groupé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Salix</text:p>
          </table:table-cell>
          <table:table-cell table:style-name="ce27" office:value-type="string" calcext:value-type="string">
            <text:p>alba</text:p>
          </table:table-cell>
          <table:table-cell office:value-type="string" calcext:value-type="string">
            <text:p>inflorescence groupée</text:p>
          </table:table-cell>
          <table:table-cell table:number-columns-repeated="2"/>
          <table:table-cell office:value-type="string" calcext:value-type="string">
            <text:p>pet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lanc, vert</text:p>
          </table:table-cell>
          <table:table-cell table:style-name="ce20" office:value-type="string" calcext:value-type="string">
            <text:p>un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auve souris</text:p>
          </table:table-cell>
          <table:table-cell table:number-columns-repeated="16372"/>
        </table:table-row>
        <table:table-row table:style-name="ro1">
          <table:table-cell table:style-name="ce59" office:value-type="string" calcext:value-type="string">
            <text:p>Terniopsis </text:p>
          </table:table-cell>
          <table:table-cell table:style-name="ce61" office:value-type="string" calcext:value-type="string">
            <text:p><text:span text:style-name="T3">yongtaiensis</text:span></text:p>
          </table:table-cell>
          <table:table-cell table:style-name="ce29" office:value-type="string" calcext:value-type="string">
            <text:p>inflorescence solitaire</text:p>
          </table:table-cell>
          <table:table-cell table:style-name="ce20" table:number-columns-repeated="2"/>
          <table:table-cell table:style-name="ce20" office:value-type="string" calcext:value-type="string">
            <text:p>petit</text:p>
          </table:table-cell>
          <table:table-cell table:style-name="ce20" office:value-type="string" calcext:value-type="string">
            <text:p>campanulé</text:p>
          </table:table-cell>
          <table:table-cell table:style-name="ce20" office:value-type="string" calcext:value-type="string">
            <text:p>rose, rouge</text:p>
          </table:table-cell>
          <table:table-cell table:style-name="ce20" office:value-type="string" calcext:value-type="string">
            <text:p>uni</text:p>
          </table:table-cell>
          <table:table-cell table:number-columns-repeated="2" table:style-name="ce20" office:value-type="string" calcext:value-type="string">
            <text:p>NA</text:p>
          </table:table-cell>
          <table:table-cell office:value-type="string" calcext:value-type="string">
            <text:p>guepe</text:p>
          </table:table-cell>
          <table:table-cell table:number-columns-repeated="16372"/>
        </table:table-row>
        <table:table-row table:style-name="ro1">
          <table:table-cell table:style-name="ce27" office:value-type="string" calcext:value-type="string">
            <text:p>Viola</text:p>
          </table:table-cell>
          <table:table-cell table:style-name="ce27" office:value-type="string" calcext:value-type="string">
            <text:p>tricolor</text:p>
          </table:table-cell>
          <table:table-cell office:value-type="string" calcext:value-type="string">
            <text:p>inflorescence solita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it</text:p>
          </table:table-cell>
          <table:table-cell office:value-type="string" calcext:value-type="string">
            <text:p>campanulé</text:p>
          </table:table-cell>
          <table:table-cell office:value-type="string" calcext:value-type="string">
            <text:p>violet, bleu</text:p>
          </table:table-cell>
          <table:table-cell table:style-name="ce20" office:value-type="string" calcext:value-type="string">
            <text:p>cercle concentriqu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eille</text:p>
          </table:table-cell>
          <table:table-cell table:number-columns-repeated="16372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4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4" table:number-rows-repeated="10482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odage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ce32"/>
        <table:table-column table:style-name="co1" table:number-columns-repeated="7" table:default-cell-style-name="ce19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position de la fleur</text:p>
          </table:table-cell>
          <table:table-cell office:value-type="string" calcext:value-type="string">
            <text:p>catégorie de 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nombre série de filet</text:p>
          </table:table-cell>
          <table:table-cell office:value-type="string" calcext:value-type="string">
            <text:p>longueur filament</text:p>
          </table:table-cell>
          <table:table-cell office:value-type="string" calcext:value-type="string">
            <text:p>syndrome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tini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cuminat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enopod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dulteri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ffin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at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lantophyll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nifoli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ltebilobat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azonic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bigu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ethystin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oe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mpullace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deni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astomosans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di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ntioquiensis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etal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pod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belaezi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rid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antioides</text:p>
          </table:table-cell>
          <table:table-cell table:style-name="ce29" office:value-type="string" calcext:value-type="string">
            <text:p>?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auriculat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ahiensis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erteroan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ornis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rur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cuspidat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iflor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enderi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ogotens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acteos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bryonioid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c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erul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lcicol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mpanulat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id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ndolle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paridifoli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apsular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sin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atocarp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erradens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elidone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hrysosepal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lia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cinnat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nnabarin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rrhiflora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itrin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lathrat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actil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banensis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ccin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mensi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invauxi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lombia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mplan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ntracta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riace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ostaricens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emastanth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polanat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ristalin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bens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mbalensis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neat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iformi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cuprae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idamioide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eltoif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iscophor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dolichocarp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berhardti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mundoi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dul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eichlerian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legan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scobarian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sudan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exura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errugine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lipe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imbriatistipul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lexipe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etida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formos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brielliana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lbana</text:p>
          </table:table-cell>
          <table:table-cell table:style-name="ce29" office:value-type="string" calcext:value-type="string">
            <text:p>?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ckei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ardneri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bert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ilbertian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landulosa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ens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racillim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guatemalensis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ematostigm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hnii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rlingii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stifoli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atschbachii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ller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nry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erbertian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irtiflor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lrungii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holoserice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lam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carn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deco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nsigni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Passiflora</text:p>
          </table:table-cell>
          <table:table-cell table:style-name="ce20" office:value-type="string" calcext:value-type="string">
            <text:p>intricata</text:p>
          </table:table-cell>
          <table:table-cell table:style-name="ce29" office:value-type="string" calcext:value-type="string">
            <text:p>?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ischnocl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amesoni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atunsachensis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ianfengensi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gorum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lian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jussieui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rwinsk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awen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ermes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kurand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a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etillensis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ncifoli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aur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cl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ptomisch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eschenaultii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gula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indenian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bbii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efgre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oxensis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etzelburg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lute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9" office:value-type="string" calcext:value-type="string">
            <text:p>luzmar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hyll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cropod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5" office:value-type="string" calcext:value-type="string">
            <text:p>Passiflora</text:p>
          </table:table-cell>
          <table:table-cell table:style-name="ce25" office:value-type="string" calcext:value-type="string">
            <text:p>maestrensis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6"/>
          <table:table-cell table:style-name="ce37"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gnific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table:number-columns-repeated="1014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magnoliifolia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7"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acophyll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liformis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table:number-columns-repeated="1014"/>
        </table:table-row>
        <table:table-row table:style-name="ro4">
          <table:table-cell table:style-name="ce23" office:value-type="string" calcext:value-type="string">
            <text:p>Passiflora</text:p>
          </table:table-cell>
          <table:table-cell table:style-name="ce23" office:value-type="string" calcext:value-type="string">
            <text:p>mandonii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37"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ic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ns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athewsi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diterrane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mbranac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ndoncae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nisperm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exican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petal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crostipul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ersii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niata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ser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ix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luccan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nadelph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oreana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orifoli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cronata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multiflor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nchiquensis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murucu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apalensis</text:p>
          </table:table-cell>
          <table:table-cell table:style-name="ce29" office:value-type="string" calcext:value-type="string">
            <text:p>?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ephrodes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nit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longata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ovat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btusifoli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erstedi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bicul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ornithour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lid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lme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pilio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d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arritae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icellaris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duncularis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ens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duliflor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ntagon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akens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erfolia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hoenic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ctur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los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losicoro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nnatistipul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ittieri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latyl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dlechi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hlii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ophyl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orphyretic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rinceps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nct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usi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pyrrhanth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ngula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aticordata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adriglandul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quindiensi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curv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flexiflor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etipetal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hamnifol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ipa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seorum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oviros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b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ruf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6" office:value-type="string" calcext:value-type="string">
            <text:p>Passiflora</text:p>
          </table:table-cell>
          <table:table-cell table:style-name="ce20" office:value-type="string" calcext:value-type="string">
            <text:p>rugos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gastegui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ctae-barbara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drae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anguinolen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eman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atodigit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rrulat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ac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tulos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flor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exocell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amic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icyoide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6" office:value-type="string" calcext:value-type="string">
            <text:p>sidifo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diro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olomoni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eci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haerocarpa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pruce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tandley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er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peltat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subrotun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anensis</text:p>
          </table:table-cell>
          <table:table-cell table:style-name="ce29" office:value-type="string" calcext:value-type="string">
            <text:p>?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csonioi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lamancen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rminiana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at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lesiph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ella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fi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nuilob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etrandr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ca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liifol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in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onkinensi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al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cuspi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asciat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folia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nt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partit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isecta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uncat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ryphostemmatoide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ber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cumanensi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tula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mbilicata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naefolia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urubicen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espertilio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llo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vitifol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atsoni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eigendii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wilsonii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ikzodz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xishuangbannaensis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yucatanen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0" office:value-type="string" calcext:value-type="string">
            <text:p>Passiflora</text:p>
          </table:table-cell>
          <table:table-cell table:style-name="ce20" office:value-type="string" calcext:value-type="string">
            <text:p>zamorana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7" office:value-type="string" calcext:value-type="string">
            <text:p>Atuna</text:p>
          </table:table-cell>
          <table:table-cell table:style-name="ce27" office:value-type="string" calcext:value-type="string">
            <text:p>racemo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Byrsonima</text:p>
          </table:table-cell>
          <table:table-cell table:style-name="ce27" office:value-type="string" calcext:value-type="string">
            <text:p>crassifol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Ceriops</text:p>
          </table:table-cell>
          <table:table-cell table:style-name="ce27" office:value-type="string" calcext:value-type="string">
            <text:p>tag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Erythroxylum</text:p>
          </table:table-cell>
          <table:table-cell table:style-name="ce27" office:value-type="string" calcext:value-type="string">
            <text:p>novogranatens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Garcinia</text:p>
          </table:table-cell>
          <table:table-cell table:style-name="ce27" office:value-type="string" calcext:value-type="string">
            <text:p>mangosta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Hydnocarpus hainanensis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Hypericum</text:p>
          </table:table-cell>
          <table:table-cell table:style-name="ce27" office:value-type="string" calcext:value-type="string">
            <text:p>perforat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Linum </text:p>
          </table:table-cell>
          <table:table-cell table:style-name="ce27" office:value-type="string" calcext:value-type="string">
            <text:p>usitatissim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Manihot </text:p>
          </table:table-cell>
          <table:table-cell table:style-name="ce27" office:value-type="string" calcext:value-type="string">
            <text:p>esculen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Ochna</text:p>
          </table:table-cell>
          <table:table-cell table:style-name="ce27" office:value-type="string" calcext:value-type="string">
            <text:p>integerr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Phyllanthus</text:p>
          </table:table-cell>
          <table:table-cell table:style-name="ce27" office:value-type="string" calcext:value-type="string">
            <text:p>nirur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27" office:value-type="string" calcext:value-type="string">
            <text:p>Salix</text:p>
          </table:table-cell>
          <table:table-cell table:style-name="ce27" office:value-type="string" calcext:value-type="string">
            <text:p>al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Terniopsis </text:p>
          </table:table-cell>
          <table:table-cell table:style-name="ce61" office:value-type="string" calcext:value-type="string">
            <text:p><text:span text:style-name="T3">yongtaiensis</text:span>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Viola</text:p>
          </table:table-cell>
          <table:table-cell table:style-name="ce27" office:value-type="string" calcext:value-type="string">
            <text:p>tricol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giopteron</text:p>
          </table:table-cell>
          <table:table-cell office:value-type="string" calcext:value-type="string">
            <text:p>suaveole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19"/>
          <table:table-cell table:number-columns-repeated="1013"/>
        </table:table-row>
        <table:table-row table:style-name="ro4" table:number-rows-repeated="10482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é cod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" table:number-columns-repeated="9" table:default-cell-style-name="Default"/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position de la fleur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groupé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atégorie de tail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grand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forme 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tub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ouleur</text:p>
          </table:table-cell>
          <table:table-cell office:value-type="string" calcext:value-type="string">
            <text:p>blanc, vert</text:p>
          </table:table-cell>
          <table:table-cell office:value-type="string" calcext:value-type="string">
            <text:p>violet, bleu</text:p>
          </table:table-cell>
          <table:table-cell office:value-type="string" calcext:value-type="string">
            <text:p>rose, rouge</text:p>
          </table:table-cell>
          <table:table-cell office:value-type="string" calcext:value-type="string">
            <text:p>jaune, orange</text:p>
          </table:table-cell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otif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ncentrique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nombre série de filet</text:p>
          </table:table-cell>
          <table:table-cell office:value-type="string" calcext:value-type="string">
            <text:p>&lt;=5</text:p>
          </table:table-cell>
          <table:table-cell office:value-type="string" calcext:value-type="string">
            <text:p>&gt;5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longueur filame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yndrom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guepe</text:p>
          </table:table-cell>
          <table:table-cell office:value-type="string" calcext:value-type="string">
            <text:p>colibri</text:p>
          </table:table-cell>
          <table:table-cell office:value-type="string" calcext:value-type="string">
            <text:p>chauve souris</text:p>
          </table:table-cell>
          <table:table-cell office:value-type="string" calcext:value-type="string">
            <text:p>non applicable</text:p>
          </table:table-cell>
          <table:table-cell office:value-type="string" calcext:value-type="string">
            <text:p>donnée manquante</text:p>
          </table:table-cell>
          <table:table-cell table:number-columns-repeated="9"/>
        </table:table-row>
        <table:table-row table:style-name="ro4" table:number-rows-repeated="4"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tout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génome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abeille </text:p>
          </table:table-cell>
          <table:table-cell table:style-name="ce19"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chauve souris</text:p>
          </table:table-cell>
          <table:table-cell table:style-name="ce19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colibri </text:p>
          </table:table-cell>
          <table:table-cell table:style-name="ce19"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guepe</text:p>
          </table:table-cell>
          <table:table-cell table:style-name="ce19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total</text:p>
          </table:table-cell>
          <table:table-cell table:formula="of:=[.C15]+[.C16]+[.C17]+[.C18]" office:value-type="float" office:value="285" calcext:value-type="float">
            <text:p>285</text:p>
          </table:table-cell>
          <table:table-cell table:formula="of:=[.D15]+[.D16]+[.D17]+[.D18]" office:value-type="float" office:value="156" calcext:value-type="float">
            <text:p>156</text:p>
          </table:table-cell>
          <table:table-cell table:formula="of:=[.E15]+[.E16]+[.E17]+[.E18]" office:value-type="float" office:value="55" calcext:value-type="float">
            <text:p>55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2"/>
          <table:table-cell office:value-type="string" calcext:value-type="string">
            <text:p>tout</text:p>
          </table:table-cell>
          <table:table-cell office:value-type="string" calcext:value-type="string">
            <text:p>rbcl</text:p>
          </table:table-cell>
          <table:table-cell office:value-type="string" calcext:value-type="string">
            <text:p>génome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abeille </text:p>
          </table:table-cell>
          <table:table-cell table:style-name="ce64" table:formula="of:=[.C15]/[.$C$19]" office:value-type="percentage" office:value="0.515789473684211" calcext:value-type="percentage">
            <text:p>51,58 %</text:p>
          </table:table-cell>
          <table:table-cell table:style-name="ce64" table:formula="of:=[.D15]/[.D$19]" office:value-type="percentage" office:value="0.538461538461538" calcext:value-type="percentage">
            <text:p>53,85 %</text:p>
          </table:table-cell>
          <table:table-cell table:style-name="ce64" table:formula="of:=[.E15]/[.E$19]" office:value-type="percentage" office:value="0.636363636363636" calcext:value-type="percentage">
            <text:p>63,64 %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chauve souris</text:p>
          </table:table-cell>
          <table:table-cell table:style-name="ce64" table:formula="of:=[.C16]/[.$C$19]" office:value-type="percentage" office:value="0.2" calcext:value-type="percentage">
            <text:p>20,00 %</text:p>
          </table:table-cell>
          <table:table-cell table:style-name="ce64" table:formula="of:=[.D16]/[.D$19]" office:value-type="percentage" office:value="0.224358974358974" calcext:value-type="percentage">
            <text:p>22,44 %</text:p>
          </table:table-cell>
          <table:table-cell table:style-name="ce64" table:formula="of:=[.E16]/[.E$19]" office:value-type="percentage" office:value="0.254545454545455" calcext:value-type="percentage">
            <text:p>25,45 %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colibri </text:p>
          </table:table-cell>
          <table:table-cell table:style-name="ce64" table:formula="of:=[.C17]/[.$C$19]" office:value-type="percentage" office:value="0.217543859649123" calcext:value-type="percentage">
            <text:p>21,75 %</text:p>
          </table:table-cell>
          <table:table-cell table:style-name="ce64" table:formula="of:=[.D17]/[.D$19]" office:value-type="percentage" office:value="0.166666666666667" calcext:value-type="percentage">
            <text:p>16,67 %</text:p>
          </table:table-cell>
          <table:table-cell table:style-name="ce65" table:formula="of:=[.E17]/[.E$19]" office:value-type="percentage" office:value="0.0909090909090909" calcext:value-type="percentage">
            <text:p>9,09 %</text:p>
          </table:table-cell>
          <table:table-cell table:number-columns-repeated="11"/>
        </table:table-row>
        <table:table-row table:style-name="ro4">
          <table:table-cell/>
          <table:table-cell table:style-name="ce19" office:value-type="string" calcext:value-type="string">
            <text:p>guepe</text:p>
          </table:table-cell>
          <table:table-cell table:style-name="ce64" table:formula="of:=[.C18]/[.$C$19]" office:value-type="percentage" office:value="0.0666666666666667" calcext:value-type="percentage">
            <text:p>6,67 %</text:p>
          </table:table-cell>
          <table:table-cell table:style-name="ce64" table:formula="of:=[.D18]/[.D$19]" office:value-type="percentage" office:value="0.0705128205128205" calcext:value-type="percentage">
            <text:p>7,05 %</text:p>
          </table:table-cell>
          <table:table-cell table:style-name="ce65" table:formula="of:=[.E18]/[.E$19]" office:value-type="percentage" office:value="0.0181818181818182" calcext:value-type="percentage">
            <text:p>1,82 %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/>
          <table:table-cell table:style-name="ce62" table:number-columns-spanned="15" table:number-rows-spanned="1"/>
          <table:covered-table-cell table:number-columns-repeated="14"/>
        </table:table-row>
        <table:table-row table:style-name="ro4">
          <table:table-cell/>
          <table:table-cell table:style-name="ce62" office:value-type="string" calcext:value-type="string" table:number-columns-spanned="8" table:number-rows-spanned="1">
            <text:p>ER</text:p>
          </table:table-cell>
          <table:covered-table-cell table:number-columns-repeated="7"/>
          <table:table-cell table:style-name="ce62" office:value-type="string" calcext:value-type="string" table:number-columns-spanned="7" table:number-rows-spanned="1">
            <text:p>ARD</text:p>
          </table:table-cell>
          <table:covered-table-cell table:number-columns-repeated="6"/>
        </table:table-row>
        <table:table-row table:style-name="ro4">
          <table:table-cell/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longueur filet</text:p>
          </table:table-cell>
          <table:table-cell office:value-type="string" calcext:value-type="string">
            <text:p>nombre série filet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longueur filet</text:p>
          </table:table-cell>
          <table:table-cell office:value-type="string" calcext:value-type="string">
            <text:p>nombre série filet</text:p>
          </table:table-cell>
          <table:table-cell office:value-type="string" calcext:value-type="string">
            <text:p>inflorescence</text:p>
          </table:table-cell>
        </table:table-row>
        <table:table-row table:style-name="ro4">
          <table:table-cell office:value-type="string" calcext:value-type="string">
            <text:p>g. <text:span text:style-name="T7">Passiflor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Astrophe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Deidamioides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Chauve-souris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Tetrapathe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Decaloba</text:span>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>
          <table:table-cell office:value-type="string" calcext:value-type="string">
            <text:p>sg. <text:span text:style-name="T7">Passiflora</text:span></text:p>
          </table:table-cell>
          <table:table-cell office:value-type="string" calcext:value-type="string">
            <text:p>bleu/viole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/groupée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bleu/viole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petite</text:p>
          </table:table-cell>
          <table:table-cell office:value-type="string" calcext:value-type="string">
            <text:p>campanulé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≤5</text:p>
          </table:table-cell>
          <table:table-cell office:value-type="string" calcext:value-type="string">
            <text:p>solitaire</text:p>
          </table:table-cell>
        </table:table-row>
        <table:table-row table:style-name="ro4" table:number-rows-repeated="6">
          <table:table-cell table:number-columns-repeated="16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taille</text:p>
          </table:table-cell>
          <table:covered-table-cell/>
          <table:table-cell table:style-name="ce62" office:value-type="string" calcext:value-type="string" table:number-columns-spanned="2" table:number-rows-spanned="1">
            <text:p>forme</text:p>
          </table:table-cell>
          <table:covered-table-cell/>
          <table:table-cell table:style-name="ce62" office:value-type="string" calcext:value-type="string" table:number-columns-spanned="2" table:number-rows-spanned="1">
            <text:p>inflorescence</text:p>
          </table:table-cell>
          <table:covered-table-cell/>
          <table:table-cell table:style-name="ce62" office:value-type="string" calcext:value-type="string" table:number-columns-spanned="2" table:number-rows-spanned="1">
            <text:p>couleur</text:p>
          </table:table-cell>
          <table:covered-table-cell/>
          <table:table-cell table:style-name="ce66" office:value-type="string" calcext:value-type="string" table:number-columns-spanned="2" table:number-rows-spanned="1">
            <text:p>motif</text:p>
          </table:table-cell>
          <table:covered-table-cell/>
          <table:table-cell table:style-name="ce62" office:value-type="string" calcext:value-type="string" table:number-columns-spanned="2" table:number-rows-spanned="1">
            <text:p>longueur des filets</text:p>
          </table:table-cell>
          <table:covered-table-cell/>
          <table:table-cell table:style-name="ce62" office:value-type="string" calcext:value-type="string" table:number-columns-spanned="2" table:number-rows-spanned="1">
            <text:p>Nombre de séries de filets</text:p>
          </table:table-cell>
          <table:covered-table-cell/>
          <table:table-cell office:value-type="string" calcext:value-type="string">
            <text:p>syndrome</text:p>
          </table:table-cell>
        </table:table-row>
        <table:table-row table:style-name="ro4">
          <table:table-cell/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D</text:p>
          </table:table-cell>
          <table:table-cell table:number-columns-repeated="2" office:value-type="string" calcext:value-type="string">
            <text:p>ER</text:p>
          </table:table-cell>
        </table:table-row>
        <table:table-row table:style-name="ro4">
          <table:table-cell office:value-type="string" calcext:value-type="string">
            <text:p>g. <text:span text:style-name="T7">Passiflor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Astrophe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table:number-columns-repeated="2" office:value-type="string" calcext:value-type="string">
            <text:p>concentrique</text:p>
          </table:table-cell>
          <table:table-cell table:number-columns-repeated="2"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Deidamioides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Chauve-souris</text:p>
          </table:table-cell>
        </table:table-row>
        <table:table-row table:style-name="ro4">
          <table:table-cell office:value-type="string" calcext:value-type="string">
            <text:p>sg. <text:span text:style-name="T7">Tetrapathe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office:value-type="string" calcext:value-type="string">
            <text:p>concentriqu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  <table:table-row table:style-name="ro4">
          <table:table-cell office:value-type="string" calcext:value-type="string">
            <text:p>sg. <text:span text:style-name="T7">Decalob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table:number-columns-repeated="2" office:value-type="string" calcext:value-type="string">
            <text:p>solitaire</text:p>
          </table:table-cell>
          <table:table-cell table:number-columns-repeated="2" office:value-type="string" calcext:value-type="string">
            <text:p>blanc/vert</text:p>
          </table:table-cell>
          <table:table-cell table:number-columns-repeated="2" office:value-type="string" calcext:value-type="string">
            <text:p>concentrique</text:p>
          </table:table-cell>
          <table:table-cell office:value-type="string" calcext:value-type="string">
            <text:p>court/long</text:p>
          </table:table-cell>
          <table:table-cell office:value-type="string" calcext:value-type="string">
            <text:p>court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  <table:table-row table:style-name="ro4">
          <table:table-cell office:value-type="string" calcext:value-type="string">
            <text:p>sg. <text:span text:style-name="T7">Passiflora</text:span></text:p>
          </table:table-cell>
          <table:table-cell table:number-columns-repeated="2" office:value-type="string" calcext:value-type="string">
            <text:p>petite</text:p>
          </table:table-cell>
          <table:table-cell table:number-columns-repeated="2" office:value-type="string" calcext:value-type="string">
            <text:p>campanulée</text:p>
          </table:table-cell>
          <table:table-cell office:value-type="string" calcext:value-type="string">
            <text:p>solitaire</text:p>
          </table:table-cell>
          <table:table-cell office:value-type="string" calcext:value-type="string">
            <text:p>solitaire/groupée</text:p>
          </table:table-cell>
          <table:table-cell table:number-columns-repeated="2" office:value-type="string" calcext:value-type="string">
            <text:p>bleu/violet</text:p>
          </table:table-cell>
          <table:table-cell table:number-columns-repeated="2" office:value-type="string" calcext:value-type="string">
            <text:p>concentrique</text:p>
          </table:table-cell>
          <table:table-cell table:number-columns-repeated="2" office:value-type="string" calcext:value-type="string">
            <text:p>court/long</text:p>
          </table:table-cell>
          <table:table-cell table:number-columns-repeated="2" office:value-type="string" calcext:value-type="string">
            <text:p>≤5</text:p>
          </table:table-cell>
          <table:table-cell office:value-type="string" calcext:value-type="string">
            <text:p>Abeille</text:p>
          </table:table-cell>
        </table:table-row>
      </table:table>
      <table:table table:name="rbcl" table:style-name="ta1">
        <table:table-column table:style-name="co11" table:number-columns-repeated="2" table:default-cell-style-name="Default"/>
        <table:table-column table:style-name="co1" table:default-cell-style-name="ce32"/>
        <table:table-column table:style-name="co1" table:number-columns-repeated="4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number-columns-repeated="1014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motif</text:p>
          </table:table-cell>
          <table:table-cell table:style-name="ce19" office:value-type="string" calcext:value-type="string">
            <text:p>nombre_serie</text:p>
          </table:table-cell>
          <table:table-cell office:value-type="string" calcext:value-type="string">
            <text:p>longueur_filet</text:p>
          </table:table-cell>
          <table:table-cell table:style-name="Default" office:value-type="string" calcext:value-type="string">
            <text:p>syndrome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Atuna_racemosa_AF089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office:value-type="string" calcext:value-type="string">
            <text:p>abeille </text:p>
          </table:table-cell>
          <table:table-cell table:style-name="ce19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number-columns-repeated="2" table:style-name="ce27" office:value-type="string" calcext:value-type="string">
            <text:p>Byrsonima_crassifolia_JX6640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2"/>
          <table:table-cell table:number-columns-repeated="1010"/>
        </table:table-row>
        <table:table-row table:style-name="ro4">
          <table:table-cell table:number-columns-repeated="2" table:style-name="ce27" office:value-type="string" calcext:value-type="string">
            <text:p>Ceriops_tagal_KM2550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2"/>
          <table:table-cell table:number-columns-repeated="1010"/>
        </table:table-row>
        <table:table-row table:style-name="ro4">
          <table:table-cell table:number-columns-repeated="2" table:style-name="ce27" office:value-type="string" calcext:value-type="string">
            <text:p>Erythroxylum_novogranatense_MF9730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number-columns-repeated="2"/>
          <table:table-cell table:style-name="ce19" office:value-type="string" calcext:value-type="string">
            <text:p>guep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number-columns-repeated="2" table:style-name="ce27" office:value-type="string" calcext:value-type="string">
            <text:p>Garcinia_mangostana_MF405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Hydnocarpus_hainanensis_MH66743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Hypericum_perforatum_ON684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Linum_usitatissimum_KU645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Manihot_esculenta_MK430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Ochna_integerrima_KF2633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ctinia_HQ900845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lata_DQ123348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bigua_DQ123349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ethystina_KM652358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ethystina_KM652403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moena_DQ123300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ntioquiensis_DQ123342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antia_KM895824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antioides_AB536553</text:p>
          </table:table-cell>
          <table:table-cell table:style-name="ce29" office:value-type="string" calcext:value-type="string">
            <text:p>?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auriculata_HQ900847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ahiensis_KM65237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cornis_JQ59308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EU01712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GU135279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biflora_MZ478908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erulea_DQ123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mpanulata_HQ90084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ndida_DQ1233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pparidifolia_HQ900850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apsularis_HQ90085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asina_HQ900852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atocarpa_DQ1233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radensis_HQ90085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erradensis_KM65236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assiflora_ciliata_JX664062</text:p>
          </table:table-cell>
          <table:table-cell office:value-type="string" calcext:value-type="string">
            <text:p>Passiflora_ciliata_JN6640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ncinnata_DQ123351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ncinnata_KM652368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rrhiflora_KU645800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itrina_KM652380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lathrata_DQ12333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ccinea_HQ90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riacea_DQ1233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riacea_KM6523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ostaricensis_JQ593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cupraea_DQ123378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deidamioides_DQ4459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mundoi_DQ12335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mundoi_KM65238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DQ12335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HQ90085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dulis_HQ90086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ichleriana_HQ90085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legans_DQ12335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exura_DQ123356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ferruginea_KM652377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foetida_HQ90085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brielliana_DQ123357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lbana_DQ123358</text:p>
          </table:table-cell>
          <table:table-cell table:style-name="ce29" office:value-type="string" calcext:value-type="string">
            <text:p>?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lbana_HQ900860</text:p>
          </table:table-cell>
          <table:table-cell table:style-name="ce29" office:value-type="string" calcext:value-type="string">
            <text:p>?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ckei_DQ123359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dneri_HQ900861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ardneri_KM652370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gibertii_DQ445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ematostigma_DQ1233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ematostigma_KM652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atschbachii_HQ900863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elleri_DQ123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herbertiana_KM89595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GQ24866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HG76507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ncarnata_HQ90086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ischnoclada_HQ900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jussieui_DQ12330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awensis_DQ12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ermesina_HQ900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kuranda_KF49645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ancetillensis_DQ123331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aurifolia_KM6523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eptoclada_HQ900869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igularis_HQ9008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indeniana_DQ123307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obbii_DQ123316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oefgrenii_HQ900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uetzelburgii_DQ12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lutea_DQ006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crophylla_DQ12330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gnoliifolia_DQ123301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acophylla_KM65237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iformis_DQ123362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liformis_KM652394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anicata_DQ12334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7" table:number-columns-repeated="1014"/>
        </table:table-row>
        <table:table-row table:style-name="ro4">
          <table:table-cell table:number-columns-repeated="2" office:value-type="string" calcext:value-type="string">
            <text:p>Passiflora_mansoi_DQ123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7" table:number-columns-repeated="1014"/>
        </table:table-row>
        <table:table-row table:style-name="ro4">
          <table:table-cell table:number-columns-repeated="2" office:value-type="string" calcext:value-type="string">
            <text:p>Passiflora_mathewsii_DQ123380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37" table:number-columns-repeated="1014"/>
        </table:table-row>
        <table:table-row table:style-name="ro4">
          <table:table-cell table:number-columns-repeated="2" office:value-type="string" calcext:value-type="string">
            <text:p>Passiflora_mediterranea_HQ900867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7" table:number-columns-repeated="1014"/>
        </table:table-row>
        <table:table-row table:style-name="ro4">
          <table:table-cell table:number-columns-repeated="2" office:value-type="string" calcext:value-type="string">
            <text:p>Passiflora_mendoncaei_DQ123385</text:p>
          </table:table-cell>
          <table:table-cell table:style-name="ce29" office:value-type="string" calcext:value-type="string">
            <text:p>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enispermifolia_JQ5930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cropetala_DQ445924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crostipula_DQ12333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ersii_DQ12336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sera_DQ123317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ixta_DQ12338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orifolia_DQ12331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cronata_HQ90087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ltiflora_DQ123297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murucuja_DQ12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nitida_DQ123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odontophylla_DQ123365</text:p>
          </table:table-cell>
          <table:table-cell table:number-columns-repeated="7"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ornithoura_DQ12332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almeri_HQ900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enduliflora_DQ1232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entagona_KM652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hoenicia_KM652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cturata_HQ9008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losicorona_HQ900881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ittieri_DQ12331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latyloba_HQ900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hlii_HQ9008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rophylla_DQ1233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orophylla_KM6523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rinceps_DQ12331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punctata_DQ123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angularis_KU645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aticordata_ON002524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quadriglandulosa_KM652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ecurva_DQ123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eflexiflora_DQ12338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hamnifolia_DQ123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hamnifolia_KM652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iparia_DQ123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rufa_DQ12332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anguinolenta_KM65238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rratifolia_DQ123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rratodigitata_DQ1233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tacea_DQ123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tulosa_DQ123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exflora_DQ12332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68" office:value-type="string" calcext:value-type="string">
            <text:p>Passiflora_sexflora_OP710465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iamica_MG920787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idifolia_HQ900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peciosa_DQ123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prucei_DQ123373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erosa_DQ123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peltata_ON951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subrotunda_HQ900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csonioides_DQ123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lamancensis_DQ123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arminiana_OP711145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enuifila_DQ123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etrandra_AB536572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cuspis_DQ123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fasciata_DQ123328</text:p>
          </table:table-cell>
          <table:table-cell office:value-type="string" calcext:value-type="string">
            <text:p>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foliata_DQ12338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ntae_DQ123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partita_DQ123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isecta_DQ12334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uncata_HQ900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ryphostemmatoides_DQ123388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tulae_HQ9008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umbilicata_DQ12338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urubiciensis_HQ900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espertilio_DQ1233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illosa_DQ123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vitifolia_HQ900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watsoniana_HQ900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wilsonii_KF18151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xiikzodz_DQ123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office:value-type="string" calcext:value-type="string">
            <text:p>Passiflora_yucatanensis_OL537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Phyllanthus_niruri_GU4417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Plagiopteron_suaveolens_FJ6701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Salix_alba_FN689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4">
          <table:table-cell table:number-columns-repeated="2" table:style-name="ce27" office:value-type="string" calcext:value-type="string">
            <text:p>Viola_tricolor_MN023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table table:name="génome" table:style-name="ta1">
        <table:table-column table:style-name="co12" table:number-columns-repeated="2" table:default-cell-style-name="Default"/>
        <table:table-column table:style-name="co1" table:default-cell-style-name="ce32"/>
        <table:table-column table:style-name="co1" table:number-columns-repeated="3" table:default-cell-style-name="ce19"/>
        <table:table-column table:style-name="co1" table:number-columns-repeated="2" table:default-cell-style-name="ce20"/>
        <table:table-column table:style-name="co1" table:number-columns-repeated="2" table:default-cell-style-name="ce19"/>
        <table:table-column table:style-name="co1" table:number-columns-repeated="1013" table:default-cell-style-name="Default"/>
        <table:table-row table:style-name="ro4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inflorescenc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forme </text:p>
          </table:table-cell>
          <table:table-cell office:value-type="string" calcext:value-type="string">
            <text:p>couleur</text:p>
          </table:table-cell>
          <table:table-cell table:style-name="ce19" office:value-type="string" calcext:value-type="string">
            <text:p>motif</text:p>
          </table:table-cell>
          <table:table-cell table:style-name="ce19" office:value-type="string" calcext:value-type="string">
            <text:p>nombre_serie</text:p>
          </table:table-cell>
          <table:table-cell office:value-type="string" calcext:value-type="string">
            <text:p>longueur_filet</text:p>
          </table:table-cell>
          <table:table-cell table:style-name="Default" office:value-type="string" calcext:value-type="string">
            <text:p>syndrome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Atuna_racemosa_NC_030546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Byrsonima_crassifolia_NC_037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Ceriops_tagal_NC_061404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Erythroxylum_novogranatense_NC_030601 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Garcinia_mangostana_NC_036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Hydnocarpus_hainanensis_NC_0427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Hypericum_perforatum_NC_083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Linum_usitatissimum_NC_036356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Manihot_esculenta_NC_01043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Ochna_integerrima_NC_072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ctinia_MF807934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ffinis_NC_04382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lata_NC_053304 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rbelaezii_NC_043819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auriculata_NC_038119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biflora_NC_03812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erulea_NC_05369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ndollei_NC_053305</text:p>
          </table:table-cell>
          <table:table-cell table:style-name="ce29"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apsularis_MT52588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erradensis_MT52587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incinnata_NC_037690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irrhiflora_NC_061294 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ontracta_NC_043818 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ostaricensis_NC_051918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cristalina_NC_053307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deidamioides_MT52587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dmundoi_NC_053309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dulis_NC_034285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elegans_MN06235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filipes_MK69492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foetida_NC_04382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haematostigma_MT525875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incarnata_MN06235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jatunsachensis_MK694920</text:p>
          </table:table-cell>
          <table:table-cell table:style-name="ce29" office:value-type="string" calcext:value-type="string">
            <text:p>?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aurifolia_MF807939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igularis_NC_038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oefgrenii_NC_053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lutea_NC_0438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alacophylla_MN06235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aliformis_MN062359</text:p>
          </table:table-cell>
          <table:table-cell table:style-name="ce2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table:number-columns-repeated="1013"/>
        </table:table-row>
        <table:table-row table:style-name="ro4">
          <table:table-cell table:number-columns-repeated="2" office:value-type="string" calcext:value-type="string">
            <text:p>Passiflora_menispermifolia_NC_043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crostipula_MK69493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niata_MT525877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isera_NC_043821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mucronata_NC_053312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nitida_NC_038123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obovata_NC_043824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oerstedii_MF807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pittieri_NC_038125 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quadrangularis_MF807944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ecurva_NC_0533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etipetala_MF807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hamnifolia_MT5258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rufa_NC_043817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atifolia_NC_038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atodigitata_MF807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errulata_NC_050948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suberosa_MT525868 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enuiloba_NC_0438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etrandra_NC_043820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tripartita_OQ910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vespertilio_NC_0533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vitifolia_NC_038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watsoniana_NC_053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office:value-type="string" calcext:value-type="string">
            <text:p>Passiflora_xishuangbannaensis_MW5405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Phyllanthus_niruri_NC_07017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Plagiopteron_suaveolens_NC_065726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Salix_alba_MW435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Terniopsis_yongtaiensis_OR39318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4">
          <table:table-cell table:number-columns-repeated="2" table:style-name="ce27" office:value-type="string" calcext:value-type="string">
            <text:p>Viola_tricolor_NC_064686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Données morpho brute'.A306:'Données morpho brute'.AMJ3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ransition matrice'.A1:'transition matrice'.XFD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codage.A291:codage.AMJ30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rbcl.A1:rbcl.J172" table:display-filter-buttons="true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génome.A2:génome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50:53.915067254</meta:creation-date>
    <dc:date>2024-06-19T15:57:39.067000000</dc:date>
    <meta:editing-duration>P9DT35M37S</meta:editing-duration>
    <meta:editing-cycles>116</meta:editing-cycles>
    <meta:generator>LibreOffice/7.6.2.1$Windows_X86_64 LibreOffice_project/56f7684011345957bbf33a7ee678afaf4d2ba333</meta:generator>
    <meta:document-statistic meta:table-count="6" meta:cell-count="13927" meta:object-count="0"/>
  </office:meta>
</office:document-meta>
</file>